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0.04mm"/>
    </style:style>
    <style:style style:name="co6" style:family="table-column">
      <style:table-column-properties fo:break-before="auto" style:column-width="14.08mm"/>
    </style:style>
    <style:style style:name="co7" style:family="table-column">
      <style:table-column-properties fo:break-before="auto" style:column-width="12.35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3.7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24.59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3.69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17.78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12.61mm"/>
    </style:style>
    <style:style style:name="co24" style:family="table-column">
      <style:table-column-properties fo:break-before="auto" style:column-width="28.95mm"/>
    </style:style>
    <style:style style:name="co25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13" style:family="table-cell" style:parent-style-name="Default" style:data-style-name="N107">
      <style:text-properties fo:font-weight="bold" style:font-weight-asian="bold" style:font-weight-complex="bold"/>
    </style:style>
    <style:style style:name="ce14" style:family="table-cell" style:parent-style-name="Default" style:data-style-name="N107"/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io - B&amp;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ance</text:p>
          </table:table-cell>
          <table:covered-table-cell table:number-columns-repeated="2" table:style-name="ce11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" office:value-type="string" calcext:value-type="string" table:number-columns-spanned="8" table:number-rows-spanned="1">
            <text:p>B&amp;C</text:p>
          </table:table-cell>
          <table:covered-table-cell table:number-columns-repeated="7" table:style-name="ce11"/>
          <table:table-cell table:style-name="ce1" office:value-type="string" calcext:value-type="string" table:number-columns-spanned="3" table:number-rows-spanned="1">
            <text:p>Manual</text:p>
          </table:table-cell>
          <table:covered-table-cell/>
          <table:covered-table-cell table:style-name="ce5"/>
          <table:table-cell table:style-name="ce11" table:number-columns-repeated="1008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ILSc</text:p>
          </table:table-cell>
          <table:table-cell table:style-name="ce11" office:value-type="string" calcext:value-type="string">
            <text:p>ILSt</text:p>
          </table:table-cell>
          <table:table-cell table:style-name="ce11" office:value-type="string" calcext:value-type="string">
            <text:p>Rtt</text:p>
          </table:table-cell>
          <table:table-cell table:style-name="ce11" office:value-type="string" calcext:value-type="string">
            <text:p><text:s/>BnCc</text:p>
          </table:table-cell>
          <table:table-cell table:style-name="ce11" office:value-type="string" calcext:value-type="string">
            <text:p><text:s/>Nds</text:p>
          </table:table-cell>
          <table:table-cell table:style-name="ce11" office:value-type="string" calcext:value-type="string">
            <text:p><text:s/>BnCt</text:p>
          </table:table-cell>
          <table:table-cell table:style-name="ce11" office:value-type="string" calcext:value-type="string">
            <text:p><text:s/>SEPt</text:p>
          </table:table-cell>
          <table:table-cell table:style-name="ce11" office:value-type="string" calcext:value-type="string">
            <text:p><text:s/>Pgn</text:p>
          </table:table-cell>
          <table:table-cell table:style-name="ce11" office:value-type="string" calcext:value-type="string">
            <text:p><text:s/>zAct</text:p>
          </table:table-cell>
          <table:table-cell table:style-name="ce11" office:value-type="string" calcext:value-type="string">
            <text:p><text:s/>f Act</text:p>
          </table:table-cell>
          <table:table-cell table:style-name="ce11" office:value-type="string" calcext:value-type="string">
            <text:p>Manualc</text:p>
          </table:table-cell>
          <table:table-cell table:style-name="ce11" office:value-type="string" calcext:value-type="string">
            <text:p>ILSc* </text:p>
          </table:table-cell>
          <table:table-cell table:style-name="ce15" office:value-type="string" calcext:value-type="string">
            <text:p>GAP%</text:p>
          </table:table-cell>
          <table:table-cell table:style-name="ce11" table:number-columns-repeated="1008"/>
        </table:table-row>
        <table:table-row table:style-name="ro1">
          <table:table-cell office:value-type="string" calcext:value-type="string">
            <text:p>RIO_01_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71.85" calcext:value-type="float">
            <text:p>971,85</text:p>
          </table:table-cell>
          <table:table-cell office:value-type="float" office:value="0.09" calcext:value-type="float">
            <text:p>0,09</text:p>
          </table:table-cell>
          <table:table-cell office:value-type="float" office:value="0.35" calcext:value-type="float">
            <text:p>0,35</text:p>
          </table:table-cell>
          <table:table-cell office:value-type="float" office:value="971.85" calcext:value-type="float">
            <text:p>971,85</text:p>
          </table:table-cell>
          <table:table-cell office:value-type="float" office:value="459" calcext:value-type="float">
            <text:p>459</text:p>
          </table:table-cell>
          <table:table-cell office:value-type="float" office:value="9.02" calcext:value-type="float">
            <text:p>9,02</text:p>
          </table:table-cell>
          <table:table-cell office:value-type="float" office:value="0.05" calcext:value-type="float">
            <text:p>0,05</text:p>
          </table:table-cell>
          <table:table-cell office:value-type="float" office:value="216" calcext:value-type="float">
            <text:p>216</text:p>
          </table:table-cell>
          <table:table-cell office:value-type="float" office:value="506" calcext:value-type="float">
            <text:p>506</text:p>
          </table:table-cell>
          <table:table-cell office:value-type="float" office:value="365" calcext:value-type="float">
            <text:p>365</text:p>
          </table:table-cell>
          <table:table-cell table:style-name="ce6" office:value-type="float" office:value="1728.57" calcext:value-type="float">
            <text:p>1728,57</text:p>
          </table:table-cell>
          <table:table-cell office:value-type="float" office:value="1155.22" calcext:value-type="float">
            <text:p>1155,22</text:p>
          </table:table-cell>
          <table:table-cell table:formula="of:=100*([.N3]-[.O3])/[.N3]" office:value-type="float" office:value="33.169035676889" calcext:value-type="float">
            <text:p>33,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O_07_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82.43" calcext:value-type="float">
            <text:p>1082,43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office:value-type="float" office:value="1082.43" calcext:value-type="float">
            <text:p>1082,43</text:p>
          </table:table-cell>
          <table:table-cell office:value-type="float" office:value="624" calcext:value-type="float">
            <text:p>624</text:p>
          </table:table-cell>
          <table:table-cell office:value-type="float" office:value="9.38" calcext:value-type="float">
            <text:p>9,38</text:p>
          </table:table-cell>
          <table:table-cell office:value-type="float" office:value="0.05" calcext:value-type="float">
            <text:p>0,05</text:p>
          </table:table-cell>
          <table:table-cell office:value-type="float" office:value="399" calcext:value-type="float">
            <text:p>399</text:p>
          </table:table-cell>
          <table:table-cell office:value-type="float" office:value="508" calcext:value-type="float">
            <text:p>508</text:p>
          </table:table-cell>
          <table:table-cell office:value-type="float" office:value="332" calcext:value-type="float">
            <text:p>332</text:p>
          </table:table-cell>
          <table:table-cell table:style-name="ce6" office:value-type="float" office:value="1815.62" calcext:value-type="float">
            <text:p>1815,62</text:p>
          </table:table-cell>
          <table:table-cell office:value-type="float" office:value="1109.65" calcext:value-type="float">
            <text:p>1109,65</text:p>
          </table:table-cell>
          <table:table-cell table:formula="of:=100*([.N4]-[.O4])/[.N4]" office:value-type="float" office:value="38.8831363391018" calcext:value-type="float">
            <text:p>38,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8_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41.18" calcext:value-type="float">
            <text:p>1641,18</text:p>
          </table:table-cell>
          <table:table-cell office:value-type="float" office:value="0.11" calcext:value-type="float">
            <text:p>0,11</text:p>
          </table:table-cell>
          <table:table-cell office:value-type="float" office:value="1.96" calcext:value-type="float">
            <text:p>1,96</text:p>
          </table:table-cell>
          <table:table-cell office:value-type="float" office:value="1641.18" calcext:value-type="float">
            <text:p>1641,18</text:p>
          </table:table-cell>
          <table:table-cell office:value-type="float" office:value="618" calcext:value-type="float">
            <text:p>618</text:p>
          </table:table-cell>
          <table:table-cell office:value-type="float" office:value="37.82" calcext:value-type="float">
            <text:p>37,82</text:p>
          </table:table-cell>
          <table:table-cell office:value-type="float" office:value="0.12" calcext:value-type="float">
            <text:p>0,12</text:p>
          </table:table-cell>
          <table:table-cell office:value-type="float" office:value="1024" calcext:value-type="float">
            <text:p>1024</text:p>
          </table:table-cell>
          <table:table-cell office:value-type="float" office:value="1469" calcext:value-type="float">
            <text:p>1469</text:p>
          </table:table-cell>
          <table:table-cell office:value-type="float" office:value="1751" calcext:value-type="float">
            <text:p>1751</text:p>
          </table:table-cell>
          <table:table-cell table:style-name="ce6" office:value-type="float" office:value="4063.72" calcext:value-type="float">
            <text:p>4063,72</text:p>
          </table:table-cell>
          <table:table-cell office:value-type="float" office:value="1756.57" calcext:value-type="float">
            <text:p>1756,57</text:p>
          </table:table-cell>
          <table:table-cell table:formula="of:=100*([.N5]-[.O5])/[.N5]" office:value-type="float" office:value="56.7743348459047" calcext:value-type="float">
            <text:p>56,7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33.61" calcext:value-type="float">
            <text:p>1433,61</text:p>
          </table:table-cell>
          <table:table-cell office:value-type="float" office:value="0.09" calcext:value-type="float">
            <text:p>0,09</text:p>
          </table:table-cell>
          <table:table-cell office:value-type="float" office:value="1.41" calcext:value-type="float">
            <text:p>1,41</text:p>
          </table:table-cell>
          <table:table-cell office:value-type="float" office:value="1433.61" calcext:value-type="float">
            <text:p>1433,61</text:p>
          </table:table-cell>
          <table:table-cell office:value-type="float" office:value="662" calcext:value-type="float">
            <text:p>662</text:p>
          </table:table-cell>
          <table:table-cell office:value-type="float" office:value="28.29" calcext:value-type="float">
            <text:p>28,29</text:p>
          </table:table-cell>
          <table:table-cell office:value-type="float" office:value="0.09" calcext:value-type="float">
            <text:p>0,09</text:p>
          </table:table-cell>
          <table:table-cell office:value-type="float" office:value="802" calcext:value-type="float">
            <text:p>802</text:p>
          </table:table-cell>
          <table:table-cell office:value-type="float" office:value="915" calcext:value-type="float">
            <text:p>915</text:p>
          </table:table-cell>
          <table:table-cell office:value-type="float" office:value="781" calcext:value-type="float">
            <text:p>781</text:p>
          </table:table-cell>
          <table:table-cell table:style-name="ce6" office:value-type="float" office:value="3217.05" calcext:value-type="float">
            <text:p>3217,05</text:p>
          </table:table-cell>
          <table:table-cell table:style-name="ce6" office:value-type="float" office:value="1605.1" calcext:value-type="float">
            <text:p>1605,10</text:p>
          </table:table-cell>
          <table:table-cell table:formula="of:=100*([.N6]-[.O6])/[.N6]" office:value-type="float" office:value="50.1064639965186" calcext:value-type="float">
            <text:p>50,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2_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43.73" calcext:value-type="float">
            <text:p>1843,7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1843.73" calcext:value-type="float">
            <text:p>1843,7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2540.67" calcext:value-type="float">
            <text:p>2540,67</text:p>
          </table:table-cell>
          <table:table-cell office:value-type="float" office:value="1622.85" calcext:value-type="float">
            <text:p>1622,85</text:p>
          </table:table-cell>
          <table:table-cell table:formula="of:=100*([.N7]-[.O7])/[.N7]" office:value-type="float" office:value="36.1251166031008" calcext:value-type="float">
            <text:p>36,1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3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29.24" calcext:value-type="float">
            <text:p>1529,24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1529.24" calcext:value-type="float">
            <text:p>1529,2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table:style-name="ce6" office:value-type="float" office:value="4254.67" calcext:value-type="float">
            <text:p>4254,67</text:p>
          </table:table-cell>
          <table:table-cell office:value-type="float" office:value="2473.11" calcext:value-type="float">
            <text:p>2473,11</text:p>
          </table:table-cell>
          <table:table-cell table:formula="of:=100*([.N8]-[.O8])/[.N8]" office:value-type="float" office:value="41.8730477334317" calcext:value-type="float">
            <text:p>41,8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9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56.93" calcext:value-type="float">
            <text:p>1356,93</text:p>
          </table:table-cell>
          <table:table-cell office:value-type="float" office:value="0.08" calcext:value-type="float">
            <text:p>0,08</text:p>
          </table:table-cell>
          <table:table-cell office:value-type="float" office:value="0.83" calcext:value-type="float">
            <text:p>0,83</text:p>
          </table:table-cell>
          <table:table-cell office:value-type="float" office:value="1356.93" calcext:value-type="float">
            <text:p>1356,9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table:style-name="ce6" office:value-type="float" office:value="1923.8" calcext:value-type="float">
            <text:p>1923,80</text:p>
          </table:table-cell>
          <table:table-cell office:value-type="float" office:value="1613.26" calcext:value-type="float">
            <text:p>1613,26</text:p>
          </table:table-cell>
          <table:table-cell table:formula="of:=100*([.N9]-[.O9])/[.N9]" office:value-type="float" office:value="16.1420106040129" calcext:value-type="float">
            <text:p>16,1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0.96" calcext:value-type="float">
            <text:p>1190,96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1190.96" calcext:value-type="float">
            <text:p>1190,9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table:style-name="ce6" office:value-type="float" office:value="1355.64" calcext:value-type="float">
            <text:p>1355,64</text:p>
          </table:table-cell>
          <table:table-cell office:value-type="float" office:value="1155.56" calcext:value-type="float">
            <text:p>1155,56</text:p>
          </table:table-cell>
          <table:table-cell table:formula="of:=100*([.N10]-[.O10])/[.N10]" office:value-type="float" office:value="14.7590805818654" calcext:value-type="float">
            <text:p>14,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1_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2.57" calcext:value-type="float">
            <text:p>1672,57</text:p>
          </table:table-cell>
          <table:table-cell office:value-type="float" office:value="0.11" calcext:value-type="float">
            <text:p>0,11</text:p>
          </table:table-cell>
          <table:table-cell office:value-type="float" office:value="1.74" calcext:value-type="float">
            <text:p>1,74</text:p>
          </table:table-cell>
          <table:table-cell office:value-type="float" office:value="1672.57" calcext:value-type="float">
            <text:p>1672,57</text:p>
          </table:table-cell>
          <table:table-cell office:value-type="float" office:value="920" calcext:value-type="float">
            <text:p>920</text:p>
          </table:table-cell>
          <table:table-cell office:value-type="float" office:value="39.06" calcext:value-type="float">
            <text:p>39,06</text:p>
          </table:table-cell>
          <table:table-cell office:value-type="float" office:value="0.13" calcext:value-type="float">
            <text:p>0,13</text:p>
          </table:table-cell>
          <table:table-cell office:value-type="float" office:value="1024" calcext:value-type="float">
            <text:p>1024</text:p>
          </table:table-cell>
          <table:table-cell office:value-type="float" office:value="1590" calcext:value-type="float">
            <text:p>1590</text:p>
          </table:table-cell>
          <table:table-cell office:value-type="float" office:value="1830" calcext:value-type="float">
            <text:p>1830</text:p>
          </table:table-cell>
          <table:table-cell table:style-name="ce6" office:value-type="float" office:value="2079.79" calcext:value-type="float">
            <text:p>2079,79</text:p>
          </table:table-cell>
          <table:table-cell office:value-type="float" office:value="1884.52" calcext:value-type="float">
            <text:p>1884,52</text:p>
          </table:table-cell>
          <table:table-cell table:formula="of:=100*([.N11]-[.O11])/[.N11]" office:value-type="float" office:value="9.38892868991581" calcext:value-type="float">
            <text:p>9,3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number-columns-repeated="2"/>
          <table:table-cell table:style-name="ce15" table:formula="of:=AVERAGE([.D3:.D11])" office:value-type="float" office:value="1413.61111111111" calcext:value-type="float">
            <text:p>1413,61</text:p>
          </table:table-cell>
          <table:table-cell table:style-name="ce15" table:formula="of:=AVERAGE([.E3:.E11])" office:value-type="float" office:value="0.0766666666666667" calcext:value-type="float">
            <text:p>0,08</text:p>
          </table:table-cell>
          <table:table-cell table:style-name="ce15" table:formula="of:=AVERAGE([.F3:.F11])" office:value-type="float" office:value="0.817777777777778" calcext:value-type="float">
            <text:p>0,82</text:p>
          </table:table-cell>
          <table:table-cell table:style-name="ce15" table:formula="of:=AVERAGE([.G3:.G11])" office:value-type="float" office:value="1413.61111111111" calcext:value-type="float">
            <text:p>1413,61</text:p>
          </table:table-cell>
          <table:table-cell table:style-name="ce15" table:formula="of:=AVERAGE([.H3:.H11])" office:value-type="float" office:value="364.888888888889" calcext:value-type="float">
            <text:p>364,89</text:p>
          </table:table-cell>
          <table:table-cell table:style-name="ce15" table:formula="of:=AVERAGE([.I3:.I11])" office:value-type="float" office:value="14.2722222222222" calcext:value-type="float">
            <text:p>14,27</text:p>
          </table:table-cell>
          <table:table-cell table:style-name="ce15" table:formula="of:=AVERAGE([.J3:.J11])" office:value-type="float" office:value="0.0488888888888889" calcext:value-type="float">
            <text:p>0,05</text:p>
          </table:table-cell>
          <table:table-cell table:style-name="ce15" table:formula="of:=AVERAGE([.K3:.K11])" office:value-type="float" office:value="485.555555555556" calcext:value-type="float">
            <text:p>485,56</text:p>
          </table:table-cell>
          <table:table-cell table:style-name="ce15" table:formula="of:=AVERAGE([.L3:.L11])" office:value-type="float" office:value="698.444444444445" calcext:value-type="float">
            <text:p>698,44</text:p>
          </table:table-cell>
          <table:table-cell table:style-name="ce15" table:formula="of:=AVERAGE([.M3:.M11])" office:value-type="float" office:value="705.888888888889" calcext:value-type="float">
            <text:p>705,89</text:p>
          </table:table-cell>
          <table:table-cell table:style-name="ce15" table:formula="of:=AVERAGE([.N3:.N11])" office:value-type="float" office:value="2553.28111111111" calcext:value-type="float">
            <text:p>2553,28</text:p>
          </table:table-cell>
          <table:table-cell table:style-name="ce15" table:formula="of:=AVERAGE([.O3:.O11])" office:value-type="float" office:value="1597.31555555556" calcext:value-type="float">
            <text:p>1597,32</text:p>
          </table:table-cell>
          <table:table-cell table:style-name="ce15" table:formula="of:=AVERAGE([.P3:.P11])" office:value-type="float" office:value="33.0245727856378" calcext:value-type="float">
            <text:p>33,02</text:p>
          </table:table-cell>
          <table:table-cell table:style-name="ce11" table:number-columns-repeated="100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 50 B&amp;C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0" table:number-columns-repeated="1007" table:default-cell-style-name="Default"/>
        <table:table-row table:style-name="ro1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Rigs</text:p>
          </table:table-cell>
          <table:table-cell table:style-name="ce11" office:value-type="string" calcext:value-type="string">
            <text:p>MSH_cost</text:p>
          </table:table-cell>
          <table:table-cell table:style-name="ce13" office:value-type="string" calcext:value-type="string">
            <text:p>MSH_T(s)</text:p>
          </table:table-cell>
          <table:table-cell table:style-name="ce11" office:value-type="string" calcext:value-type="string">
            <text:p>Phase_1 T(s)</text:p>
          </table:table-cell>
          <table:table-cell table:style-name="ce13" office:value-type="string" calcext:value-type="string">
            <text:p>BnC_cost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Nodes</text:p>
          </table:table-cell>
          <table:table-cell table:style-name="ce13" office:value-type="string" calcext:value-type="string">
            <text:p>BnC_T(s)</text:p>
          </table:table-cell>
          <table:table-cell table:style-name="ce11" office:value-type="string" calcext:value-type="string">
            <text:p>Sep_T(s)</text:p>
          </table:table-cell>
          <table:table-cell table:style-name="ce11" office:value-type="string" calcext:value-type="string">
            <text:p>Pigeon</text:p>
          </table:table-cell>
          <table:table-cell table:style-name="ce11" office:value-type="string" calcext:value-type="string">
            <text:p>Strans</text:p>
          </table:table-cell>
          <table:table-cell table:style-name="ce11" office:value-type="string" calcext:value-type="string">
            <text:p>Ztrans</text:p>
          </table:table-cell>
          <table:table-cell table:style-name="ce11" office:value-type="string" calcext:value-type="string">
            <text:p>Zij</text:p>
          </table:table-cell>
          <table:table-cell table:style-name="ce11" office:value-type="string" calcext:value-type="string">
            <text:p>Fact</text:p>
          </table:table-cell>
          <table:table-cell table:style-name="ce11" office:value-type="string" calcext:value-type="string">
            <text:p>Finc</text:p>
          </table:table-cell>
          <table:table-cell table:style-name="ce11" office:value-type="string" calcext:value-type="string">
            <text:p>Lazy</text:p>
          </table:table-cell>
          <table:table-cell table:style-name="ce1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82.12" calcext:value-type="float">
            <text:p>42682,12</text:p>
          </table:table-cell>
          <table:table-cell office:value-type="float" office:value="0.88" calcext:value-type="float">
            <text:p>0,88</text:p>
          </table:table-cell>
          <table:table-cell office:value-type="float" office:value="370.99" calcext:value-type="float">
            <text:p>370,99</text:p>
          </table:table-cell>
          <table:table-cell table:style-name="ce14" office:value-type="float" office:value="42682.12" calcext:value-type="float">
            <text:p>42682,1</text:p>
          </table:table-cell>
          <table:table-cell office:value-type="float" office:value="4.235" calcext:value-type="float">
            <text:p>4,24</text:p>
          </table:table-cell>
          <table:table-cell office:value-type="float" office:value="197" calcext:value-type="float">
            <text:p>197</text:p>
          </table:table-cell>
          <table:table-cell office:value-type="float" office:value="7201.16" calcext:value-type="float">
            <text:p>7201,16</text:p>
          </table:table-cell>
          <table:table-cell office:value-type="float" office:value="3.32" calcext:value-type="float">
            <text:p>3,32</text:p>
          </table:table-cell>
          <table:table-cell office:value-type="float" office:value="20400" calcext:value-type="float">
            <text:p>20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6" calcext:value-type="float">
            <text:p>5676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516.36" calcext:value-type="float">
            <text:p>45516,36</text:p>
          </table:table-cell>
          <table:table-cell table:style-name="ce12" office:value-type="float" office:value="0.89" calcext:value-type="float">
            <text:p>0,89</text:p>
          </table:table-cell>
          <table:table-cell office:value-type="float" office:value="311.18" calcext:value-type="float">
            <text:p>311,18</text:p>
          </table:table-cell>
          <table:table-cell table:style-name="ce14" office:value-type="float" office:value="45516.36" calcext:value-type="float">
            <text:p>45516,4</text:p>
          </table:table-cell>
          <table:table-cell office:value-type="float" office:value="3.257" calcext:value-type="float">
            <text:p>3,26</text:p>
          </table:table-cell>
          <table:table-cell office:value-type="float" office:value="963" calcext:value-type="float">
            <text:p>963</text:p>
          </table:table-cell>
          <table:table-cell office:value-type="float" office:value="7200.95" calcext:value-type="float">
            <text:p>7200,95</text:p>
          </table:table-cell>
          <table:table-cell office:value-type="float" office:value="15.61" calcext:value-type="float">
            <text:p>15,61</text:p>
          </table:table-cell>
          <table:table-cell office:value-type="float" office:value="70312" calcext:value-type="float">
            <text:p>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5" calcext:value-type="float">
            <text:p>16745</text:p>
          </table:table-cell>
          <table:table-cell office:value-type="float" office:value="20678" calcext:value-type="float">
            <text:p>20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622.72" calcext:value-type="float">
            <text:p>41622,72</text:p>
          </table:table-cell>
          <table:table-cell office:value-type="float" office:value="0.95" calcext:value-type="float">
            <text:p>0,95</text:p>
          </table:table-cell>
          <table:table-cell office:value-type="float" office:value="430.34" calcext:value-type="float">
            <text:p>430,34</text:p>
          </table:table-cell>
          <table:table-cell table:style-name="ce14" office:value-type="float" office:value="41622.72" calcext:value-type="float">
            <text:p>41622,7</text:p>
          </table:table-cell>
          <table:table-cell office:value-type="float" office:value="4.025" calcext:value-type="float">
            <text:p>4,03</text:p>
          </table:table-cell>
          <table:table-cell office:value-type="float" office:value="223" calcext:value-type="float">
            <text:p>223</text:p>
          </table:table-cell>
          <table:table-cell office:value-type="float" office:value="7201.85" calcext:value-type="float">
            <text:p>7201,85</text:p>
          </table:table-cell>
          <table:table-cell office:value-type="float" office:value="4.08" calcext:value-type="float">
            <text:p>4,08</text:p>
          </table:table-cell>
          <table:table-cell office:value-type="float" office:value="26190" calcext:value-type="float">
            <text:p>26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5" calcext:value-type="float">
            <text:p>7275</text:p>
          </table:table-cell>
          <table:table-cell office:value-type="float" office:value="6301" calcext:value-type="float">
            <text:p>6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524.17" calcext:value-type="float">
            <text:p>40524,17</text:p>
          </table:table-cell>
          <table:table-cell office:value-type="float" office:value="0.82" calcext:value-type="float">
            <text:p>0,82</text:p>
          </table:table-cell>
          <table:table-cell office:value-type="float" office:value="281.93" calcext:value-type="float">
            <text:p>281,93</text:p>
          </table:table-cell>
          <table:table-cell table:style-name="ce14" office:value-type="float" office:value="40524.17" calcext:value-type="float">
            <text:p>40524,2</text:p>
          </table:table-cell>
          <table:table-cell office:value-type="float" office:value="0" calcext:value-type="float">
            <text:p>0,00</text:p>
          </table:table-cell>
          <table:table-cell office:value-type="float" office:value="1180" calcext:value-type="float">
            <text:p>1180</text:p>
          </table:table-cell>
          <table:table-cell office:value-type="float" office:value="5398.13" calcext:value-type="float">
            <text:p>5398,13</text:p>
          </table:table-cell>
          <table:table-cell office:value-type="float" office:value="8.42" calcext:value-type="float">
            <text:p>8,42</text:p>
          </table:table-cell>
          <table:table-cell office:value-type="float" office:value="32058" calcext:value-type="float">
            <text:p>3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float" office:value="3687" calcext:value-type="float">
            <text:p>3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2785.74" calcext:value-type="float">
            <text:p>42785,74</text:p>
          </table:table-cell>
          <table:table-cell office:value-type="float" office:value="1.03" calcext:value-type="float">
            <text:p>1,03</text:p>
          </table:table-cell>
          <table:table-cell office:value-type="float" office:value="370.07" calcext:value-type="float">
            <text:p>370,07</text:p>
          </table:table-cell>
          <table:table-cell table:style-name="ce14" office:value-type="float" office:value="42785.74" calcext:value-type="float">
            <text:p>42785,7</text:p>
          </table:table-cell>
          <table:table-cell office:value-type="float" office:value="3.199" calcext:value-type="float">
            <text:p>3,20</text:p>
          </table:table-cell>
          <table:table-cell office:value-type="float" office:value="713" calcext:value-type="float">
            <text:p>713</text:p>
          </table:table-cell>
          <table:table-cell office:value-type="float" office:value="7201.33" calcext:value-type="float">
            <text:p>7201,33</text:p>
          </table:table-cell>
          <table:table-cell office:value-type="float" office:value="10.55" calcext:value-type="float">
            <text:p>10,55</text:p>
          </table:table-cell>
          <table:table-cell office:value-type="float" office:value="35683" calcext:value-type="float">
            <text:p>35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9801" calcext:value-type="float">
            <text:p>9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682.51" calcext:value-type="float">
            <text:p>44682,51</text:p>
          </table:table-cell>
          <table:table-cell office:value-type="float" office:value="0.85" calcext:value-type="float">
            <text:p>0,85</text:p>
          </table:table-cell>
          <table:table-cell office:value-type="float" office:value="331.83" calcext:value-type="float">
            <text:p>331,83</text:p>
          </table:table-cell>
          <table:table-cell table:style-name="ce14" office:value-type="float" office:value="44682.51" calcext:value-type="float">
            <text:p>44682,5</text:p>
          </table:table-cell>
          <table:table-cell office:value-type="float" office:value="2.708" calcext:value-type="float">
            <text:p>2,71</text:p>
          </table:table-cell>
          <table:table-cell office:value-type="float" office:value="282" calcext:value-type="float">
            <text:p>282</text:p>
          </table:table-cell>
          <table:table-cell office:value-type="float" office:value="7200.92" calcext:value-type="float">
            <text:p>7200,92</text:p>
          </table:table-cell>
          <table:table-cell office:value-type="float" office:value="5.59" calcext:value-type="float">
            <text:p>5,59</text:p>
          </table:table-cell>
          <table:table-cell office:value-type="float" office:value="27595" calcext:value-type="float">
            <text:p>2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4" calcext:value-type="float">
            <text:p>5544</text:p>
          </table:table-cell>
          <table:table-cell office:value-type="float" office:value="4533" calcext:value-type="float">
            <text:p>4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554.44" calcext:value-type="float">
            <text:p>51554,44</text:p>
          </table:table-cell>
          <table:table-cell office:value-type="float" office:value="0.8" calcext:value-type="float">
            <text:p>0,8</text:p>
          </table:table-cell>
          <table:table-cell office:value-type="float" office:value="169.51" calcext:value-type="float">
            <text:p>169,51</text:p>
          </table:table-cell>
          <table:table-cell table:style-name="ce14" office:value-type="float" office:value="51554.44" calcext:value-type="float">
            <text:p>51554,4</text:p>
          </table:table-cell>
          <table:table-cell office:value-type="float" office:value="0" calcext:value-type="float">
            <text:p>0,00</text:p>
          </table:table-cell>
          <table:table-cell office:value-type="float" office:value="113" calcext:value-type="float">
            <text:p>113</text:p>
          </table:table-cell>
          <table:table-cell office:value-type="float" office:value="491.02" calcext:value-type="float">
            <text:p>491,02</text:p>
          </table:table-cell>
          <table:table-cell office:value-type="float" office:value="0.73" calcext:value-type="float">
            <text:p>0,73</text:p>
          </table:table-cell>
          <table:table-cell office:value-type="float" office:value="13917" calcext:value-type="float">
            <text:p>13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2526" calcext:value-type="float">
            <text:p>2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665.35" calcext:value-type="float">
            <text:p>37665,35</text:p>
          </table:table-cell>
          <table:table-cell office:value-type="float" office:value="0.77" calcext:value-type="float">
            <text:p>0,77</text:p>
          </table:table-cell>
          <table:table-cell office:value-type="float" office:value="246.88" calcext:value-type="float">
            <text:p>246,88</text:p>
          </table:table-cell>
          <table:table-cell table:style-name="ce14" office:value-type="float" office:value="37665.35" calcext:value-type="float">
            <text:p>37665,4</text:p>
          </table:table-cell>
          <table:table-cell office:value-type="float" office:value="2.111" calcext:value-type="float">
            <text:p>2,11</text:p>
          </table:table-cell>
          <table:table-cell office:value-type="float" office:value="708" calcext:value-type="float">
            <text:p>708</text:p>
          </table:table-cell>
          <table:table-cell office:value-type="float" office:value="7201.24" calcext:value-type="float">
            <text:p>7201,24</text:p>
          </table:table-cell>
          <table:table-cell office:value-type="float" office:value="9.18" calcext:value-type="float">
            <text:p>9,18</text:p>
          </table:table-cell>
          <table:table-cell office:value-type="float" office:value="31003" calcext:value-type="float">
            <text:p>3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3498.26" calcext:value-type="float">
            <text:p>43498,26</text:p>
          </table:table-cell>
          <table:table-cell office:value-type="float" office:value="0.98" calcext:value-type="float">
            <text:p>0,98</text:p>
          </table:table-cell>
          <table:table-cell office:value-type="float" office:value="266.52" calcext:value-type="float">
            <text:p>266,52</text:p>
          </table:table-cell>
          <table:table-cell table:style-name="ce14" office:value-type="float" office:value="43498.26" calcext:value-type="float">
            <text:p>43498,3</text:p>
          </table:table-cell>
          <table:table-cell office:value-type="float" office:value="0.557" calcext:value-type="float">
            <text:p>0,56</text:p>
          </table:table-cell>
          <table:table-cell office:value-type="float" office:value="1288" calcext:value-type="float">
            <text:p>1288</text:p>
          </table:table-cell>
          <table:table-cell office:value-type="float" office:value="7201.05" calcext:value-type="float">
            <text:p>7201,05</text:p>
          </table:table-cell>
          <table:table-cell office:value-type="float" office:value="11.29" calcext:value-type="float">
            <text:p>11,29</text:p>
          </table:table-cell>
          <table:table-cell office:value-type="float" office:value="26722" calcext:value-type="float">
            <text:p>2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4" calcext:value-type="float">
            <text:p>4204</text:p>
          </table:table-cell>
          <table:table-cell office:value-type="float" office:value="3332" calcext:value-type="float">
            <text:p>3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970.28" calcext:value-type="float">
            <text:p>42970,28</text:p>
          </table:table-cell>
          <table:table-cell office:value-type="float" office:value="0.93" calcext:value-type="float">
            <text:p>0,93</text:p>
          </table:table-cell>
          <table:table-cell office:value-type="float" office:value="324" calcext:value-type="float">
            <text:p>324</text:p>
          </table:table-cell>
          <table:table-cell table:style-name="ce14" office:value-type="float" office:value="42970.28" calcext:value-type="float">
            <text:p>42970,3</text:p>
          </table:table-cell>
          <table:table-cell office:value-type="float" office:value="1.915" calcext:value-type="float">
            <text:p>1,92</text:p>
          </table:table-cell>
          <table:table-cell office:value-type="float" office:value="396" calcext:value-type="float">
            <text:p>396</text:p>
          </table:table-cell>
          <table:table-cell office:value-type="float" office:value="7201.16" calcext:value-type="float">
            <text:p>7201,16</text:p>
          </table:table-cell>
          <table:table-cell office:value-type="float" office:value="6.37" calcext:value-type="float">
            <text:p>6,37</text:p>
          </table:table-cell>
          <table:table-cell office:value-type="float" office:value="29205" calcext:value-type="float">
            <text:p>29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0" calcext:value-type="float">
            <text:p>5620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1" table:number-columns-repeated="2"/>
          <table:table-cell table:style-name="ce11" table:formula="of:=AVERAGE([.D2:.D11])" office:value-type="float" office:value="0.89" calcext:value-type="float">
            <text:p>0,89</text:p>
          </table:table-cell>
          <table:table-cell table:style-name="ce11" table:formula="of:=AVERAGE([.E2:.E11])" office:value-type="float" office:value="310.325" calcext:value-type="float">
            <text:p>310,325</text:p>
          </table:table-cell>
          <table:table-cell table:style-name="ce13"/>
          <table:table-cell table:style-name="ce11" table:formula="of:=AVERAGE([.G2:.G11])" office:value-type="float" office:value="2.2007" calcext:value-type="float">
            <text:p>2,2007</text:p>
          </table:table-cell>
          <table:table-cell table:style-name="ce11"/>
          <table:table-cell table:style-name="ce11" table:formula="of:=AVERAGE([.I2:.I11])" office:value-type="float" office:value="6349.881" calcext:value-type="float">
            <text:p>6349,881</text:p>
          </table:table-cell>
          <table:table-cell table:style-name="ce1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486.13" calcext:value-type="float">
            <text:p>30486,13</text:p>
          </table:table-cell>
          <table:table-cell office:value-type="float" office:value="1.84" calcext:value-type="float">
            <text:p>1,84</text:p>
          </table:table-cell>
          <table:table-cell office:value-type="float" office:value="167.96" calcext:value-type="float">
            <text:p>167,96</text:p>
          </table:table-cell>
          <table:table-cell table:style-name="ce14" office:value-type="float" office:value="30486.13" calcext:value-type="float">
            <text:p>30486,1</text:p>
          </table:table-cell>
          <table:table-cell office:value-type="float" office:value="0.497" calcext:value-type="float">
            <text:p>0,50</text:p>
          </table:table-cell>
          <table:table-cell office:value-type="float" office:value="1277" calcext:value-type="float">
            <text:p>1277</text:p>
          </table:table-cell>
          <table:table-cell office:value-type="float" office:value="7202.07" calcext:value-type="float">
            <text:p>7202,07</text:p>
          </table:table-cell>
          <table:table-cell office:value-type="float" office:value="12.85" calcext:value-type="float">
            <text:p>12,85</text:p>
          </table:table-cell>
          <table:table-cell office:value-type="float" office:value="19383" calcext:value-type="float">
            <text:p>19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1.31" calcext:value-type="float">
            <text:p>1,31</text:p>
          </table:table-cell>
          <table:table-cell office:value-type="float" office:value="117.65" calcext:value-type="float">
            <text:p>117,65</text:p>
          </table:table-cell>
          <table:table-cell table:style-name="ce14" office:value-type="float" office:value="30933.87" calcext:value-type="float">
            <text:p>30933,9</text:p>
          </table:table-cell>
          <table:table-cell office:value-type="float" office:value="2.408" calcext:value-type="float">
            <text:p>2,41</text:p>
          </table:table-cell>
          <table:table-cell office:value-type="float" office:value="543" calcext:value-type="float">
            <text:p>543</text:p>
          </table:table-cell>
          <table:table-cell office:value-type="float" office:value="7201.57" calcext:value-type="float">
            <text:p>7201,57</text:p>
          </table:table-cell>
          <table:table-cell office:value-type="float" office:value="11.02" calcext:value-type="float">
            <text:p>11,02</text:p>
          </table:table-cell>
          <table:table-cell office:value-type="float" office:value="18411" calcext:value-type="float">
            <text:p>1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 office:value-type="float" office:value="1594" calcext:value-type="float">
            <text:p>1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352.94" calcext:value-type="float">
            <text:p>29352,94</text:p>
          </table:table-cell>
          <table:table-cell office:value-type="float" office:value="1.6" calcext:value-type="float">
            <text:p>1,6</text:p>
          </table:table-cell>
          <table:table-cell office:value-type="float" office:value="145.08" calcext:value-type="float">
            <text:p>145,08</text:p>
          </table:table-cell>
          <table:table-cell table:style-name="ce14" office:value-type="float" office:value="29352.94" calcext:value-type="float">
            <text:p>29352,9</text:p>
          </table:table-cell>
          <table:table-cell office:value-type="float" office:value="0" calcext:value-type="float">
            <text:p>0,00</text:p>
          </table:table-cell>
          <table:table-cell office:value-type="float" office:value="1736" calcext:value-type="float">
            <text:p>1736</text:p>
          </table:table-cell>
          <table:table-cell office:value-type="float" office:value="5088.07" calcext:value-type="float">
            <text:p>5088,07</text:p>
          </table:table-cell>
          <table:table-cell office:value-type="float" office:value="11.92" calcext:value-type="float">
            <text:p>11,92</text:p>
          </table:table-cell>
          <table:table-cell office:value-type="float" office:value="18890" calcext:value-type="float">
            <text:p>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826.23" calcext:value-type="float">
            <text:p>28826,23</text:p>
          </table:table-cell>
          <table:table-cell office:value-type="float" office:value="1.43" calcext:value-type="float">
            <text:p>1,43</text:p>
          </table:table-cell>
          <table:table-cell office:value-type="float" office:value="149.35" calcext:value-type="float">
            <text:p>149,35</text:p>
          </table:table-cell>
          <table:table-cell table:style-name="ce14" office:value-type="float" office:value="28826.23" calcext:value-type="float">
            <text:p>28826,2</text:p>
          </table:table-cell>
          <table:table-cell office:value-type="float" office:value="1.315" calcext:value-type="float">
            <text:p>1,32</text:p>
          </table:table-cell>
          <table:table-cell office:value-type="float" office:value="1031" calcext:value-type="float">
            <text:p>1031</text:p>
          </table:table-cell>
          <table:table-cell office:value-type="float" office:value="7203.8" calcext:value-type="float">
            <text:p>7203,8</text:p>
          </table:table-cell>
          <table:table-cell office:value-type="float" office:value="13.58" calcext:value-type="float">
            <text:p>13,58</text:p>
          </table:table-cell>
          <table:table-cell office:value-type="float" office:value="22930" calcext:value-type="float">
            <text:p>22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348.4" calcext:value-type="float">
            <text:p>29348,4</text:p>
          </table:table-cell>
          <table:table-cell office:value-type="float" office:value="1.46" calcext:value-type="float">
            <text:p>1,46</text:p>
          </table:table-cell>
          <table:table-cell office:value-type="float" office:value="195.64" calcext:value-type="float">
            <text:p>195,64</text:p>
          </table:table-cell>
          <table:table-cell table:style-name="ce14" office:value-type="float" office:value="29348.4" calcext:value-type="float">
            <text:p>29348,4</text:p>
          </table:table-cell>
          <table:table-cell office:value-type="float" office:value="2.034" calcext:value-type="float">
            <text:p>2,03</text:p>
          </table:table-cell>
          <table:table-cell office:value-type="float" office:value="1025" calcext:value-type="float">
            <text:p>1025</text:p>
          </table:table-cell>
          <table:table-cell office:value-type="float" office:value="7201.5" calcext:value-type="float">
            <text:p>7201,5</text:p>
          </table:table-cell>
          <table:table-cell office:value-type="float" office:value="17.04" calcext:value-type="float">
            <text:p>17,04</text:p>
          </table:table-cell>
          <table:table-cell office:value-type="float" office:value="27287" calcext:value-type="float">
            <text:p>27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462.58" calcext:value-type="float">
            <text:p>30462,58</text:p>
          </table:table-cell>
          <table:table-cell office:value-type="float" office:value="1.71" calcext:value-type="float">
            <text:p>1,71</text:p>
          </table:table-cell>
          <table:table-cell office:value-type="float" office:value="95.36" calcext:value-type="float">
            <text:p>95,36</text:p>
          </table:table-cell>
          <table:table-cell table:style-name="ce14" office:value-type="float" office:value="30462.58" calcext:value-type="float">
            <text:p>30462,6</text:p>
          </table:table-cell>
          <table:table-cell office:value-type="float" office:value="0" calcext:value-type="float">
            <text:p>0,00</text:p>
          </table:table-cell>
          <table:table-cell office:value-type="float" office:value="1842" calcext:value-type="float">
            <text:p>1842</text:p>
          </table:table-cell>
          <table:table-cell office:value-type="float" office:value="3781.27" calcext:value-type="float">
            <text:p>3781,27</text:p>
          </table:table-cell>
          <table:table-cell office:value-type="float" office:value="16.8" calcext:value-type="float">
            <text:p>16,8</text:p>
          </table:table-cell>
          <table:table-cell office:value-type="float" office:value="36906" calcext:value-type="float">
            <text:p>3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502.23" calcext:value-type="float">
            <text:p>37502,23</text:p>
          </table:table-cell>
          <table:table-cell office:value-type="float" office:value="1.56" calcext:value-type="float">
            <text:p>1,56</text:p>
          </table:table-cell>
          <table:table-cell office:value-type="float" office:value="103.97" calcext:value-type="float">
            <text:p>103,97</text:p>
          </table:table-cell>
          <table:table-cell table:style-name="ce14" office:value-type="float" office:value="37502.23" calcext:value-type="float">
            <text:p>37502,2</text:p>
          </table:table-cell>
          <table:table-cell office:value-type="float" office:value="0" calcext:value-type="float">
            <text:p>0,00</text:p>
          </table:table-cell>
          <table:table-cell office:value-type="float" office:value="910" calcext:value-type="float">
            <text:p>910</text:p>
          </table:table-cell>
          <table:table-cell office:value-type="float" office:value="808.93" calcext:value-type="float">
            <text:p>808,93</text:p>
          </table:table-cell>
          <table:table-cell office:value-type="float" office:value="5.27" calcext:value-type="float">
            <text:p>5,27</text:p>
          </table:table-cell>
          <table:table-cell office:value-type="float" office:value="11485" calcext:value-type="float">
            <text:p>11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451.65" calcext:value-type="float">
            <text:p>26451,65</text:p>
          </table:table-cell>
          <table:table-cell office:value-type="float" office:value="1.6" calcext:value-type="float">
            <text:p>1,6</text:p>
          </table:table-cell>
          <table:table-cell office:value-type="float" office:value="130.86" calcext:value-type="float">
            <text:p>130,86</text:p>
          </table:table-cell>
          <table:table-cell table:style-name="ce14" office:value-type="float" office:value="26451.65" calcext:value-type="float">
            <text:p>26451,7</text:p>
          </table:table-cell>
          <table:table-cell office:value-type="float" office:value="1.534" calcext:value-type="float">
            <text:p>1,53</text:p>
          </table:table-cell>
          <table:table-cell office:value-type="float" office:value="1108" calcext:value-type="float">
            <text:p>1108</text:p>
          </table:table-cell>
          <table:table-cell office:value-type="float" office:value="7201.63" calcext:value-type="float">
            <text:p>7201,63</text:p>
          </table:table-cell>
          <table:table-cell office:value-type="float" office:value="14.21" calcext:value-type="float">
            <text:p>14,21</text:p>
          </table:table-cell>
          <table:table-cell office:value-type="float" office:value="18464" calcext:value-type="float">
            <text:p>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350.39" calcext:value-type="float">
            <text:p>31350,39</text:p>
          </table:table-cell>
          <table:table-cell office:value-type="float" office:value="1.64" calcext:value-type="float">
            <text:p>1,64</text:p>
          </table:table-cell>
          <table:table-cell office:value-type="float" office:value="108.71" calcext:value-type="float">
            <text:p>108,71</text:p>
          </table:table-cell>
          <table:table-cell table:style-name="ce14" office:value-type="float" office:value="31350.39" calcext:value-type="float">
            <text:p>31350,4</text:p>
          </table:table-cell>
          <table:table-cell office:value-type="float" office:value="0" calcext:value-type="float">
            <text:p>0,00</text:p>
          </table:table-cell>
          <table:table-cell office:value-type="float" office:value="1331" calcext:value-type="float">
            <text:p>1331</text:p>
          </table:table-cell>
          <table:table-cell office:value-type="float" office:value="4589.38" calcext:value-type="float">
            <text:p>4589,38</text:p>
          </table:table-cell>
          <table:table-cell office:value-type="float" office:value="12.99" calcext:value-type="float">
            <text:p>12,99</text:p>
          </table:table-cell>
          <table:table-cell office:value-type="float" office:value="20254" calcext:value-type="float">
            <text:p>2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29825.7" calcext:value-type="float">
            <text:p>29825,7</text:p>
          </table:table-cell>
          <table:table-cell office:value-type="float" office:value="1.69" calcext:value-type="float">
            <text:p>1,69</text:p>
          </table:table-cell>
          <table:table-cell office:value-type="float" office:value="144.43" calcext:value-type="float">
            <text:p>144,43</text:p>
          </table:table-cell>
          <table:table-cell table:style-name="ce14" office:value-type="float" office:value="29825.7" calcext:value-type="float">
            <text:p>29825,7</text:p>
          </table:table-cell>
          <table:table-cell office:value-type="float" office:value="1.153" calcext:value-type="float">
            <text:p>1,15</text:p>
          </table:table-cell>
          <table:table-cell office:value-type="float" office:value="1988" calcext:value-type="float">
            <text:p>1988</text:p>
          </table:table-cell>
          <table:table-cell office:value-type="float" office:value="7201.95" calcext:value-type="float">
            <text:p>7201,95</text:p>
          </table:table-cell>
          <table:table-cell office:value-type="float" office:value="20.75" calcext:value-type="float">
            <text:p>20,75</text:p>
          </table:table-cell>
          <table:table-cell office:value-type="float" office:value="14142" calcext:value-type="float">
            <text:p>1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1" table:number-columns-repeated="2"/>
          <table:table-cell table:style-name="ce11" table:formula="of:=AVERAGE([.D13:.D22])" office:value-type="float" office:value="1.584" calcext:value-type="float">
            <text:p>1,584</text:p>
          </table:table-cell>
          <table:table-cell table:style-name="ce11" table:formula="of:=AVERAGE([.E13:.E22])" office:value-type="float" office:value="135.901" calcext:value-type="float">
            <text:p>135,901</text:p>
          </table:table-cell>
          <table:table-cell table:style-name="ce11"/>
          <table:table-cell table:style-name="ce11" table:formula="of:=AVERAGE([.G13:.G22])" office:value-type="float" office:value="0.8941" calcext:value-type="float">
            <text:p>0,8941</text:p>
          </table:table-cell>
          <table:table-cell table:style-name="ce11"/>
          <table:table-cell table:style-name="ce11" table:formula="of:=AVERAGE([.I13:.I22])" office:value-type="float" office:value="5748.017" calcext:value-type="float">
            <text:p>5748,017</text:p>
          </table:table-cell>
          <table:table-cell table:style-name="ce11"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style-name="ce8"/>
          <table:table-cell table:number-columns-repeated="1017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6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 table:number-columns-repeated="1015"/>
        </table:table-row>
        <table:table-row table:style-name="ro1" table:number-rows-repeated="46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 50 100 500 - ILS" table:style-name="ta1">
        <table:table-column table:style-name="co10" table:number-columns-repeated="6" table:default-cell-style-name="Default"/>
        <table:table-column table:style-name="co10" table:number-columns-repeated="2" table:default-cell-style-name="ce6"/>
        <table:table-column table:style-name="co10" table:number-columns-repeated="1016" table:default-cell-style-name="Default"/>
        <table:table-row table:style-name="ro1">
          <table:table-cell table:style-name="ce11" table:number-columns-repeated="3"/>
          <table:table-cell table:style-name="ce1" office:value-type="string" calcext:value-type="string" table:number-columns-spanned="3" table:number-rows-spanned="1">
            <text:p><text:s text:c="8"/>cost</text:p>
          </table:table-cell>
          <table:covered-table-cell table:number-columns-repeated="2" table:style-name="ce11"/>
          <table:table-cell table:style-name="ce22" office:value-type="string" calcext:value-type="string" table:number-columns-spanned="3" table:number-rows-spanned="1">
            <text:p><text:s text:c="5"/>time</text:p>
          </table:table-cell>
          <table:covered-table-cell table:style-name="ce15"/>
          <table:covered-table-cell table:style-name="ce11"/>
          <table:table-cell table:style-name="ce11" table:number-columns-repeated="1015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<text:s text:c="9"/>min</text:p>
          </table:table-cell>
          <table:table-cell table:style-name="ce11" office:value-type="string" calcext:value-type="string">
            <text:p><text:s text:c="9"/>mean</text:p>
          </table:table-cell>
          <table:table-cell table:style-name="ce11" office:value-type="string" calcext:value-type="string">
            <text:p><text:s text:c="9"/>max</text:p>
          </table:table-cell>
          <table:table-cell table:style-name="ce15" office:value-type="string" calcext:value-type="string">
            <text:p><text:s text:c="11"/>std</text:p>
          </table:table-cell>
          <table:table-cell table:style-name="ce15" office:value-type="string" calcext:value-type="string">
            <text:p>%std</text:p>
          </table:table-cell>
          <table:table-cell table:style-name="ce11" office:value-type="string" calcext:value-type="string">
            <text:p><text:s text:c="6"/>min</text:p>
          </table:table-cell>
          <table:table-cell table:style-name="ce11" table:number-columns-repeated="1015"/>
        </table:table-row>
        <table:table-row table:style-name="ro1"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rig</text:p>
          </table:table-cell>
          <table:table-cell table:style-name="ce11" office:value-type="string" calcext:value-type="string">
            <text:p>inst</text:p>
          </table:table-cell>
          <table:table-cell table:style-name="ce11" table:number-columns-repeated="3"/>
          <table:table-cell table:style-name="ce15" table:number-columns-repeated="2"/>
          <table:table-cell table:style-name="ce11" table:number-columns-repeated="1016"/>
        </table:table-row>
        <table:table-row table:style-name="ro1">
          <table:table-cell table:style-name="ce23" office:value-type="float" office:value="50" calcext:value-type="float" table:number-columns-spanned="1" table:number-rows-spanned="20">
            <text:p>50</text:p>
          </table:table-cell>
          <table:table-cell table:style-name="ce23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2682.12" calcext:value-type="float">
            <text:p>42682,12</text:p>
          </table:table-cell>
          <table:table-cell office:value-type="float" office:value="0" calcext:value-type="float">
            <text:p>0,00</text:p>
          </table:table-cell>
          <table:table-cell table:formula="of:=100*[.G4]/[.E4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45516.36" calcext:value-type="float">
            <text:p>45516,36</text:p>
          </table:table-cell>
          <table:table-cell office:value-type="float" office:value="0" calcext:value-type="float">
            <text:p>0,00</text:p>
          </table:table-cell>
          <table:table-cell table:formula="of:=100*[.G5]/[.E5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41622.72" calcext:value-type="float">
            <text:p>41622,72</text:p>
          </table:table-cell>
          <table:table-cell office:value-type="float" office:value="0" calcext:value-type="float">
            <text:p>0,00</text:p>
          </table:table-cell>
          <table:table-cell table:formula="of:=100*[.G6]/[.E6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40524.17" calcext:value-type="float">
            <text:p>40524,17</text:p>
          </table:table-cell>
          <table:table-cell office:value-type="float" office:value="0" calcext:value-type="float">
            <text:p>0,00</text:p>
          </table:table-cell>
          <table:table-cell table:formula="of:=100*[.G7]/[.E7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42785.74" calcext:value-type="float">
            <text:p>42785,74</text:p>
          </table:table-cell>
          <table:table-cell office:value-type="float" office:value="0" calcext:value-type="float">
            <text:p>0,00</text:p>
          </table:table-cell>
          <table:table-cell table:formula="of:=100*[.G8]/[.E8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44682.51" calcext:value-type="float">
            <text:p>44682,51</text:p>
          </table:table-cell>
          <table:table-cell office:value-type="float" office:value="0" calcext:value-type="float">
            <text:p>0,00</text:p>
          </table:table-cell>
          <table:table-cell table:formula="of:=100*[.G9]/[.E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51554.44" calcext:value-type="float">
            <text:p>51554,44</text:p>
          </table:table-cell>
          <table:table-cell office:value-type="float" office:value="0" calcext:value-type="float">
            <text:p>0,00</text:p>
          </table:table-cell>
          <table:table-cell table:formula="of:=100*[.G10]/[.E10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37665.35" calcext:value-type="float">
            <text:p>37665,35</text:p>
          </table:table-cell>
          <table:table-cell office:value-type="float" office:value="0" calcext:value-type="float">
            <text:p>0,00</text:p>
          </table:table-cell>
          <table:table-cell table:formula="of:=100*[.G11]/[.E11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43498.26" calcext:value-type="float">
            <text:p>43498,26</text:p>
          </table:table-cell>
          <table:table-cell office:value-type="float" office:value="0" calcext:value-type="float">
            <text:p>0,00</text:p>
          </table:table-cell>
          <table:table-cell table:formula="of:=100*[.G12]/[.E12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42970.28" calcext:value-type="float">
            <text:p>42970,28</text:p>
          </table:table-cell>
          <table:table-cell office:value-type="float" office:value="0" calcext:value-type="float">
            <text:p>0,00</text:p>
          </table:table-cell>
          <table:table-cell table:formula="of:=100*[.G13]/[.E13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3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486.13" calcext:value-type="float">
            <text:p>30486,13</text:p>
          </table:table-cell>
          <table:table-cell office:value-type="float" office:value="0" calcext:value-type="float">
            <text:p>0,00</text:p>
          </table:table-cell>
          <table:table-cell table:formula="of:=100*[.G14]/[.E14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30941.716" calcext:value-type="float">
            <text:p>30941,716</text:p>
          </table:table-cell>
          <table:table-cell office:value-type="float" office:value="30952.65" calcext:value-type="float">
            <text:p>30952,65</text:p>
          </table:table-cell>
          <table:table-cell office:value-type="float" office:value="8.737628" calcext:value-type="float">
            <text:p>8,74</text:p>
          </table:table-cell>
          <table:table-cell table:formula="of:=100*[.G15]/[.E15]" office:value-type="float" office:value="0.0282389897186051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9352.94" calcext:value-type="float">
            <text:p>29352,94</text:p>
          </table:table-cell>
          <table:table-cell office:value-type="float" office:value="0" calcext:value-type="float">
            <text:p>0,00</text:p>
          </table:table-cell>
          <table:table-cell table:formula="of:=100*[.G16]/[.E16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28826.23" calcext:value-type="float">
            <text:p>28826,23</text:p>
          </table:table-cell>
          <table:table-cell office:value-type="float" office:value="0" calcext:value-type="float">
            <text:p>0,00</text:p>
          </table:table-cell>
          <table:table-cell table:formula="of:=100*[.G17]/[.E17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29348.4" calcext:value-type="float">
            <text:p>29348,4</text:p>
          </table:table-cell>
          <table:table-cell office:value-type="float" office:value="0" calcext:value-type="float">
            <text:p>0,00</text:p>
          </table:table-cell>
          <table:table-cell table:formula="of:=100*[.G18]/[.E18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30462.58" calcext:value-type="float">
            <text:p>30462,58</text:p>
          </table:table-cell>
          <table:table-cell office:value-type="float" office:value="0" calcext:value-type="float">
            <text:p>0,00</text:p>
          </table:table-cell>
          <table:table-cell table:formula="of:=100*[.G19]/[.E1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37502.23" calcext:value-type="float">
            <text:p>37502,23</text:p>
          </table:table-cell>
          <table:table-cell office:value-type="float" office:value="0" calcext:value-type="float">
            <text:p>0,00</text:p>
          </table:table-cell>
          <table:table-cell table:formula="of:=100*[.G20]/[.E20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26451.65" calcext:value-type="float">
            <text:p>26451,65</text:p>
          </table:table-cell>
          <table:table-cell office:value-type="float" office:value="0" calcext:value-type="float">
            <text:p>0,00</text:p>
          </table:table-cell>
          <table:table-cell table:formula="of:=100*[.G21]/[.E21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31350.39" calcext:value-type="float">
            <text:p>31350,39</text:p>
          </table:table-cell>
          <table:table-cell office:value-type="float" office:value="0" calcext:value-type="float">
            <text:p>0,00</text:p>
          </table:table-cell>
          <table:table-cell table:formula="of:=100*[.G22]/[.E22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29825.7" calcext:value-type="float">
            <text:p>29825,7</text:p>
          </table:table-cell>
          <table:table-cell office:value-type="float" office:value="0" calcext:value-type="float">
            <text:p>0,00</text:p>
          </table:table-cell>
          <table:table-cell table:formula="of:=100*[.G23]/[.E23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3" office:value-type="float" office:value="100" calcext:value-type="float" table:number-columns-spanned="1" table:number-rows-spanned="20">
            <text:p>100</text:p>
          </table:table-cell>
          <table:table-cell table:style-name="ce23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4885.07" calcext:value-type="float">
            <text:p>134885,07</text:p>
          </table:table-cell>
          <table:table-cell office:value-type="float" office:value="0" calcext:value-type="float">
            <text:p>0,00</text:p>
          </table:table-cell>
          <table:table-cell table:formula="of:=100*[.G24]/[.E24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11949.03" calcext:value-type="float">
            <text:p>111949,03</text:p>
          </table:table-cell>
          <table:table-cell office:value-type="float" office:value="0" calcext:value-type="float">
            <text:p>0,00</text:p>
          </table:table-cell>
          <table:table-cell table:formula="of:=100*[.G25]/[.E25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24160.04" calcext:value-type="float">
            <text:p>124160,04</text:p>
          </table:table-cell>
          <table:table-cell office:value-type="float" office:value="0" calcext:value-type="float">
            <text:p>0,00</text:p>
          </table:table-cell>
          <table:table-cell table:formula="of:=100*[.G26]/[.E26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122246.77" calcext:value-type="float">
            <text:p>122246,77</text:p>
          </table:table-cell>
          <table:table-cell office:value-type="float" office:value="0" calcext:value-type="float">
            <text:p>0,00</text:p>
          </table:table-cell>
          <table:table-cell table:formula="of:=100*[.G27]/[.E27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128874.17" calcext:value-type="float">
            <text:p>128874,17</text:p>
          </table:table-cell>
          <table:table-cell office:value-type="float" office:value="0" calcext:value-type="float">
            <text:p>0,00</text:p>
          </table:table-cell>
          <table:table-cell table:formula="of:=100*[.G28]/[.E28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114685.46" calcext:value-type="float">
            <text:p>114685,46</text:p>
          </table:table-cell>
          <table:table-cell office:value-type="float" office:value="0" calcext:value-type="float">
            <text:p>0,00</text:p>
          </table:table-cell>
          <table:table-cell table:formula="of:=100*[.G29]/[.E29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32911.57" calcext:value-type="float">
            <text:p>132911,57</text:p>
          </table:table-cell>
          <table:table-cell office:value-type="float" office:value="0" calcext:value-type="float">
            <text:p>0,00</text:p>
          </table:table-cell>
          <table:table-cell table:formula="of:=100*[.G30]/[.E30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128012.29" calcext:value-type="float">
            <text:p>128012,29</text:p>
          </table:table-cell>
          <table:table-cell office:value-type="float" office:value="128257.201" calcext:value-type="float">
            <text:p>128257,201</text:p>
          </table:table-cell>
          <table:table-cell office:value-type="float" office:value="128660.47" calcext:value-type="float">
            <text:p>128660,47</text:p>
          </table:table-cell>
          <table:table-cell office:value-type="float" office:value="316.480581" calcext:value-type="float">
            <text:p>316,48</text:p>
          </table:table-cell>
          <table:table-cell table:formula="of:=100*[.G31]/[.E31]" office:value-type="float" office:value="0.246754629395039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117343.92" calcext:value-type="float">
            <text:p>117343,92</text:p>
          </table:table-cell>
          <table:table-cell office:value-type="float" office:value="0" calcext:value-type="float">
            <text:p>0,00</text:p>
          </table:table-cell>
          <table:table-cell table:formula="of:=100*[.G32]/[.E32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123144.66" calcext:value-type="float">
            <text:p>123144,66</text:p>
          </table:table-cell>
          <table:table-cell office:value-type="float" office:value="0" calcext:value-type="float">
            <text:p>0,00</text:p>
          </table:table-cell>
          <table:table-cell table:formula="of:=100*[.G33]/[.E33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/>
          <table:table-cell table:style-name="ce23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2542.56" calcext:value-type="float">
            <text:p>82542,56</text:p>
          </table:table-cell>
          <table:table-cell office:value-type="float" office:value="0" calcext:value-type="float">
            <text:p>0,00</text:p>
          </table:table-cell>
          <table:table-cell table:formula="of:=100*[.G34]/[.E34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71063.02" calcext:value-type="float">
            <text:p>71063,02</text:p>
          </table:table-cell>
          <table:table-cell office:value-type="float" office:value="0" calcext:value-type="float">
            <text:p>0,00</text:p>
          </table:table-cell>
          <table:table-cell table:formula="of:=100*[.G35]/[.E35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75227.52" calcext:value-type="float">
            <text:p>75227,52</text:p>
          </table:table-cell>
          <table:table-cell office:value-type="float" office:value="0" calcext:value-type="float">
            <text:p>0,00</text:p>
          </table:table-cell>
          <table:table-cell table:formula="of:=100*[.G36]/[.E36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70815.95" calcext:value-type="float">
            <text:p>70815,95</text:p>
          </table:table-cell>
          <table:table-cell office:value-type="float" office:value="0" calcext:value-type="float">
            <text:p>0,00</text:p>
          </table:table-cell>
          <table:table-cell table:formula="of:=100*[.G37]/[.E37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77547.66" calcext:value-type="float">
            <text:p>77547,66</text:p>
          </table:table-cell>
          <table:table-cell office:value-type="float" office:value="0" calcext:value-type="float">
            <text:p>0,00</text:p>
          </table:table-cell>
          <table:table-cell table:formula="of:=100*[.G38]/[.E38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70330.98" calcext:value-type="float">
            <text:p>70330,98</text:p>
          </table:table-cell>
          <table:table-cell office:value-type="float" office:value="0" calcext:value-type="float">
            <text:p>0,00</text:p>
          </table:table-cell>
          <table:table-cell table:formula="of:=100*[.G39]/[.E39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82261.81" calcext:value-type="float">
            <text:p>82261,81</text:p>
          </table:table-cell>
          <table:table-cell office:value-type="float" office:value="0" calcext:value-type="float">
            <text:p>0,00</text:p>
          </table:table-cell>
          <table:table-cell table:formula="of:=100*[.G40]/[.E40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76642.32" calcext:value-type="float">
            <text:p>76642,32</text:p>
          </table:table-cell>
          <table:table-cell office:value-type="float" office:value="0" calcext:value-type="float">
            <text:p>0,00</text:p>
          </table:table-cell>
          <table:table-cell table:formula="of:=100*[.G41]/[.E41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72433.4" calcext:value-type="float">
            <text:p>72433,4</text:p>
          </table:table-cell>
          <table:table-cell office:value-type="float" office:value="0" calcext:value-type="float">
            <text:p>0,00</text:p>
          </table:table-cell>
          <table:table-cell table:formula="of:=100*[.G42]/[.E42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74868.8" calcext:value-type="float">
            <text:p>74868,8</text:p>
          </table:table-cell>
          <table:table-cell office:value-type="float" office:value="0" calcext:value-type="float">
            <text:p>0,00</text:p>
          </table:table-cell>
          <table:table-cell table:formula="of:=100*[.G43]/[.E43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3" office:value-type="float" office:value="500" calcext:value-type="float" table:number-columns-spanned="1" table:number-rows-spanned="20">
            <text:p>500</text:p>
          </table:table-cell>
          <table:table-cell table:style-name="ce23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07261.67" calcext:value-type="float">
            <text:p>1707261,67</text:p>
          </table:table-cell>
          <table:table-cell office:value-type="float" office:value="1716674.956" calcext:value-type="float">
            <text:p>1716674,956</text:p>
          </table:table-cell>
          <table:table-cell office:value-type="float" office:value="1728942.66" calcext:value-type="float">
            <text:p>1728942,66</text:p>
          </table:table-cell>
          <table:table-cell office:value-type="float" office:value="7258.963397" calcext:value-type="float">
            <text:p>7258,96</text:p>
          </table:table-cell>
          <table:table-cell table:formula="of:=100*[.G44]/[.E44]" office:value-type="float" office:value="0.4228501948857" calcext:value-type="float">
            <text:p>0,42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651598.97" calcext:value-type="float">
            <text:p>1651598,97</text:p>
          </table:table-cell>
          <table:table-cell office:value-type="float" office:value="1671354.982" calcext:value-type="float">
            <text:p>1671354,982</text:p>
          </table:table-cell>
          <table:table-cell office:value-type="float" office:value="1682511.83" calcext:value-type="float">
            <text:p>1682511,83</text:p>
          </table:table-cell>
          <table:table-cell office:value-type="float" office:value="10150.266514" calcext:value-type="float">
            <text:p>10150,27</text:p>
          </table:table-cell>
          <table:table-cell table:formula="of:=100*[.G45]/[.E45]" office:value-type="float" office:value="0.607307641004776" calcext:value-type="float">
            <text:p>0,61</text:p>
          </table:table-cell>
          <table:table-cell office:value-type="float" office:value="1800.02" calcext:value-type="float">
            <text:p>1800,0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1693290.77" calcext:value-type="float">
            <text:p>1693290,77</text:p>
          </table:table-cell>
          <table:table-cell office:value-type="float" office:value="1711870.593" calcext:value-type="float">
            <text:p>1711870,593</text:p>
          </table:table-cell>
          <table:table-cell office:value-type="float" office:value="1729422.82" calcext:value-type="float">
            <text:p>1729422,82</text:p>
          </table:table-cell>
          <table:table-cell office:value-type="float" office:value="11542.188406" calcext:value-type="float">
            <text:p>11542,19</text:p>
          </table:table-cell>
          <table:table-cell table:formula="of:=100*[.G46]/[.E46]" office:value-type="float" office:value="0.674244212921064" calcext:value-type="float">
            <text:p>0,67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739679.56" calcext:value-type="float">
            <text:p>1739679,56</text:p>
          </table:table-cell>
          <table:table-cell office:value-type="float" office:value="1758108.432" calcext:value-type="float">
            <text:p>1758108,432</text:p>
          </table:table-cell>
          <table:table-cell office:value-type="float" office:value="1777431.29" calcext:value-type="float">
            <text:p>1777431,29</text:p>
          </table:table-cell>
          <table:table-cell office:value-type="float" office:value="12264.671308" calcext:value-type="float">
            <text:p>12264,67</text:p>
          </table:table-cell>
          <table:table-cell table:formula="of:=100*[.G47]/[.E47]" office:value-type="float" office:value="0.697606079623194" calcext:value-type="float">
            <text:p>0,70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1726879.26" calcext:value-type="float">
            <text:p>1726879,26</text:p>
          </table:table-cell>
          <table:table-cell office:value-type="float" office:value="1737718.854" calcext:value-type="float">
            <text:p>1737718,854</text:p>
          </table:table-cell>
          <table:table-cell office:value-type="float" office:value="1745365.47" calcext:value-type="float">
            <text:p>1745365,47</text:p>
          </table:table-cell>
          <table:table-cell office:value-type="float" office:value="6607.855857" calcext:value-type="float">
            <text:p>6607,86</text:p>
          </table:table-cell>
          <table:table-cell table:formula="of:=100*[.G48]/[.E48]" office:value-type="float" office:value="0.380260353496746" calcext:value-type="float">
            <text:p>0,38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1642637.76" calcext:value-type="float">
            <text:p>1642637,76</text:p>
          </table:table-cell>
          <table:table-cell office:value-type="float" office:value="1661716.232" calcext:value-type="float">
            <text:p>1661716,232</text:p>
          </table:table-cell>
          <table:table-cell office:value-type="float" office:value="1674724.59" calcext:value-type="float">
            <text:p>1674724,59</text:p>
          </table:table-cell>
          <table:table-cell office:value-type="float" office:value="9729.055184" calcext:value-type="float">
            <text:p>9729,06</text:p>
          </table:table-cell>
          <table:table-cell table:formula="of:=100*[.G49]/[.E49]" office:value-type="float" office:value="0.585482346302314" calcext:value-type="float">
            <text:p>0,59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1700598.63" calcext:value-type="float">
            <text:p>1700598,63</text:p>
          </table:table-cell>
          <table:table-cell office:value-type="float" office:value="1719708.774" calcext:value-type="float">
            <text:p>1719708,774</text:p>
          </table:table-cell>
          <table:table-cell office:value-type="float" office:value="1738094.15" calcext:value-type="float">
            <text:p>1738094,15</text:p>
          </table:table-cell>
          <table:table-cell office:value-type="float" office:value="11274.048644" calcext:value-type="float">
            <text:p>11274,05</text:p>
          </table:table-cell>
          <table:table-cell table:formula="of:=100*[.G50]/[.E50]" office:value-type="float" office:value="0.655578945368572" calcext:value-type="float">
            <text:p>0,66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1692662.38" calcext:value-type="float">
            <text:p>1692662,38</text:p>
          </table:table-cell>
          <table:table-cell office:value-type="float" office:value="1701685.073" calcext:value-type="float">
            <text:p>1701685,073</text:p>
          </table:table-cell>
          <table:table-cell office:value-type="float" office:value="1711597.16" calcext:value-type="float">
            <text:p>1711597,16</text:p>
          </table:table-cell>
          <table:table-cell office:value-type="float" office:value="6479.155553" calcext:value-type="float">
            <text:p>6479,16</text:p>
          </table:table-cell>
          <table:table-cell table:formula="of:=100*[.G51]/[.E51]" office:value-type="float" office:value="0.38074939104787" calcext:value-type="float">
            <text:p>0,38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1718295.89" calcext:value-type="float">
            <text:p>1718295,89</text:p>
          </table:table-cell>
          <table:table-cell office:value-type="float" office:value="1732199.273" calcext:value-type="float">
            <text:p>1732199,273</text:p>
          </table:table-cell>
          <table:table-cell office:value-type="float" office:value="1740583.41" calcext:value-type="float">
            <text:p>1740583,41</text:p>
          </table:table-cell>
          <table:table-cell office:value-type="float" office:value="6653.020975" calcext:value-type="float">
            <text:p>6653,02</text:p>
          </table:table-cell>
          <table:table-cell table:formula="of:=100*[.G52]/[.E52]" office:value-type="float" office:value="0.384079423118428" calcext:value-type="float">
            <text:p>0,38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740304.58" calcext:value-type="float">
            <text:p>1740304,58</text:p>
          </table:table-cell>
          <table:table-cell office:value-type="float" office:value="1757036.041" calcext:value-type="float">
            <text:p>1757036,041</text:p>
          </table:table-cell>
          <table:table-cell office:value-type="float" office:value="1781622.6" calcext:value-type="float">
            <text:p>1781622,6</text:p>
          </table:table-cell>
          <table:table-cell office:value-type="float" office:value="12067.753264" calcext:value-type="float">
            <text:p>12067,75</text:p>
          </table:table-cell>
          <table:table-cell table:formula="of:=100*[.G53]/[.E53]" office:value-type="float" office:value="0.68682445791674" calcext:value-type="float">
            <text:p>0,69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/>
          <table:table-cell table:style-name="ce23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7937.21" calcext:value-type="float">
            <text:p>887937,21</text:p>
          </table:table-cell>
          <table:table-cell office:value-type="float" office:value="891461.613" calcext:value-type="float">
            <text:p>891461,613</text:p>
          </table:table-cell>
          <table:table-cell office:value-type="float" office:value="895802.22" calcext:value-type="float">
            <text:p>895802,22</text:p>
          </table:table-cell>
          <table:table-cell office:value-type="float" office:value="2779.161204" calcext:value-type="float">
            <text:p>2779,16</text:p>
          </table:table-cell>
          <table:table-cell table:formula="of:=100*[.G54]/[.E54]" office:value-type="float" office:value="0.311753323247133" calcext:value-type="float">
            <text:p>0,31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870096.3" calcext:value-type="float">
            <text:p>870096,3</text:p>
          </table:table-cell>
          <table:table-cell office:value-type="float" office:value="873226.164" calcext:value-type="float">
            <text:p>873226,164</text:p>
          </table:table-cell>
          <table:table-cell office:value-type="float" office:value="876422.85" calcext:value-type="float">
            <text:p>876422,85</text:p>
          </table:table-cell>
          <table:table-cell office:value-type="float" office:value="2293.439539" calcext:value-type="float">
            <text:p>2293,44</text:p>
          </table:table-cell>
          <table:table-cell table:formula="of:=100*[.G55]/[.E55]" office:value-type="float" office:value="0.262639810114531" calcext:value-type="float">
            <text:p>0,26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877939.81" calcext:value-type="float">
            <text:p>877939,81</text:p>
          </table:table-cell>
          <table:table-cell office:value-type="float" office:value="879436.703" calcext:value-type="float">
            <text:p>879436,703</text:p>
          </table:table-cell>
          <table:table-cell office:value-type="float" office:value="881783.73" calcext:value-type="float">
            <text:p>881783,73</text:p>
          </table:table-cell>
          <table:table-cell office:value-type="float" office:value="1223.310523" calcext:value-type="float">
            <text:p>1223,31</text:p>
          </table:table-cell>
          <table:table-cell table:formula="of:=100*[.G56]/[.E56]" office:value-type="float" office:value="0.139101599788473" calcext:value-type="float">
            <text:p>0,14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899592.81" calcext:value-type="float">
            <text:p>899592,81</text:p>
          </table:table-cell>
          <table:table-cell office:value-type="float" office:value="901555.479" calcext:value-type="float">
            <text:p>901555,479</text:p>
          </table:table-cell>
          <table:table-cell office:value-type="float" office:value="905493.32" calcext:value-type="float">
            <text:p>905493,32</text:p>
          </table:table-cell>
          <table:table-cell office:value-type="float" office:value="1699.445876" calcext:value-type="float">
            <text:p>1699,45</text:p>
          </table:table-cell>
          <table:table-cell table:formula="of:=100*[.G57]/[.E57]" office:value-type="float" office:value="0.18850153047542" calcext:value-type="float">
            <text:p>0,19</text:p>
          </table:table-cell>
          <table:table-cell office:value-type="float" office:value="1800.02" calcext:value-type="float">
            <text:p>1800,0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905051.74" calcext:value-type="float">
            <text:p>905051,74</text:p>
          </table:table-cell>
          <table:table-cell office:value-type="float" office:value="906673.589" calcext:value-type="float">
            <text:p>906673,589</text:p>
          </table:table-cell>
          <table:table-cell office:value-type="float" office:value="908210.83" calcext:value-type="float">
            <text:p>908210,83</text:p>
          </table:table-cell>
          <table:table-cell office:value-type="float" office:value="1042.830156" calcext:value-type="float">
            <text:p>1042,83</text:p>
          </table:table-cell>
          <table:table-cell table:formula="of:=100*[.G58]/[.E58]" office:value-type="float" office:value="0.115017153764253" calcext:value-type="float">
            <text:p>0,12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861577.38" calcext:value-type="float">
            <text:p>861577,38</text:p>
          </table:table-cell>
          <table:table-cell office:value-type="float" office:value="864134.928" calcext:value-type="float">
            <text:p>864134,928</text:p>
          </table:table-cell>
          <table:table-cell office:value-type="float" office:value="869485.97" calcext:value-type="float">
            <text:p>869485,97</text:p>
          </table:table-cell>
          <table:table-cell office:value-type="float" office:value="2625.523101" calcext:value-type="float">
            <text:p>2625,52</text:p>
          </table:table-cell>
          <table:table-cell table:formula="of:=100*[.G59]/[.E59]" office:value-type="float" office:value="0.303832540026666" calcext:value-type="float">
            <text:p>0,30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882193.69" calcext:value-type="float">
            <text:p>882193,69</text:p>
          </table:table-cell>
          <table:table-cell office:value-type="float" office:value="884781.604" calcext:value-type="float">
            <text:p>884781,604</text:p>
          </table:table-cell>
          <table:table-cell office:value-type="float" office:value="887273.82" calcext:value-type="float">
            <text:p>887273,82</text:p>
          </table:table-cell>
          <table:table-cell office:value-type="float" office:value="1752.006357" calcext:value-type="float">
            <text:p>1752,01</text:p>
          </table:table-cell>
          <table:table-cell table:formula="of:=100*[.G60]/[.E60]" office:value-type="float" office:value="0.19801568534872" calcext:value-type="float">
            <text:p>0,20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882844.61" calcext:value-type="float">
            <text:p>882844,61</text:p>
          </table:table-cell>
          <table:table-cell office:value-type="float" office:value="884503.376" calcext:value-type="float">
            <text:p>884503,376</text:p>
          </table:table-cell>
          <table:table-cell office:value-type="float" office:value="887058.07" calcext:value-type="float">
            <text:p>887058,07</text:p>
          </table:table-cell>
          <table:table-cell office:value-type="float" office:value="1220.540421" calcext:value-type="float">
            <text:p>1220,54</text:p>
          </table:table-cell>
          <table:table-cell table:formula="of:=100*[.G61]/[.E61]" office:value-type="float" office:value="0.137991606829096" calcext:value-type="float">
            <text:p>0,14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894768.8" calcext:value-type="float">
            <text:p>894768,8</text:p>
          </table:table-cell>
          <table:table-cell office:value-type="float" office:value="898287.028" calcext:value-type="float">
            <text:p>898287,028</text:p>
          </table:table-cell>
          <table:table-cell office:value-type="float" office:value="901295.51" calcext:value-type="float">
            <text:p>901295,51</text:p>
          </table:table-cell>
          <table:table-cell office:value-type="float" office:value="2161.846738" calcext:value-type="float">
            <text:p>2161,85</text:p>
          </table:table-cell>
          <table:table-cell table:formula="of:=100*[.G62]/[.E62]" office:value-type="float" office:value="0.240663248005848" calcext:value-type="float">
            <text:p>0,24</text:p>
          </table:table-cell>
          <table:table-cell office:value-type="float" office:value="1800.02" calcext:value-type="float">
            <text:p>1800,0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916591.12" calcext:value-type="float">
            <text:p>916591,12</text:p>
          </table:table-cell>
          <table:table-cell office:value-type="float" office:value="918867.84" calcext:value-type="float">
            <text:p>918867,84</text:p>
          </table:table-cell>
          <table:table-cell office:value-type="float" office:value="921565.55" calcext:value-type="float">
            <text:p>921565,55</text:p>
          </table:table-cell>
          <table:table-cell office:value-type="float" office:value="1399.521789" calcext:value-type="float">
            <text:p>1399,52</text:p>
          </table:table-cell>
          <table:table-cell table:formula="of:=100*[.G63]/[.E63]" office:value-type="float" office:value="0.152309366818192" calcext:value-type="float">
            <text:p>0,15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</table:table>
      <table:table table:name="Nuncamendi B&amp;C comp." table:style-name="ta1">
        <table:table-column table:style-name="co24" table:default-cell-style-name="Default"/>
        <table:table-column table:style-name="co10" table:default-cell-style-name="Default"/>
        <table:table-column table:style-name="co10" table:default-cell-style-name="ce6"/>
        <table:table-column table:style-name="co10" table:default-cell-style-name="Default"/>
        <table:table-column table:style-name="co10" table:default-cell-style-name="ce6"/>
        <table:table-column table:style-name="co10" table:number-columns-repeated="1019" table:default-cell-style-name="Default"/>
        <table:table-row table:style-name="ro1"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style-name="ce11" table:number-columns-repeated="2"/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style-name="ce11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table:number-columns-repeated="3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table:number-columns-repeated="1012"/>
        </table:table-row>
        <table:table-row table:style-name="ro1">
          <table:table-cell office:value-type="string" calcext:value-type="string">
            <text:p>En22k4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4.32" calcext:value-type="float">
            <text:p>4,32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22k4</text:p>
          </table:table-cell>
          <table:table-cell office:value-type="float" office:value="4.9" calcext:value-type="float">
            <text:p>4,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4.32" calcext:value-type="float">
            <text:p>4,32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23k3</text:p>
          </table:table-cell>
          <table:table-cell office:value-type="float" office:value="9.23" calcext:value-type="float">
            <text:p>9,2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.37" calcext:value-type="float">
            <text:p>1,3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23k3</text:p>
          </table:table-cell>
          <table:table-cell office:value-type="float" office:value="9.23" calcext:value-type="float">
            <text:p>9,2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.37" calcext:value-type="float">
            <text:p>1,3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30k3</text:p>
          </table:table-cell>
          <table:table-cell office:value-type="float" office:value="119.11" calcext:value-type="float">
            <text:p>119,1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100.84" calcext:value-type="float">
            <text:p>1100,84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30k3</text:p>
          </table:table-cell>
          <table:table-cell office:value-type="float" office:value="119.11" calcext:value-type="float">
            <text:p>119,1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100.84" calcext:value-type="float">
            <text:p>1100,84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30k4</text:p>
          </table:table-cell>
          <table:table-cell office:value-type="float" office:value="22.95" calcext:value-type="float">
            <text:p>22,95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01.07" calcext:value-type="float">
            <text:p>301,0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30k4</text:p>
          </table:table-cell>
          <table:table-cell office:value-type="float" office:value="22.95" calcext:value-type="float">
            <text:p>22,95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301.07" calcext:value-type="float">
            <text:p>301,0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33k4</text:p>
          </table:table-cell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414.74" calcext:value-type="float">
            <text:p>414,74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33k4</text:p>
          </table:table-cell>
          <table:table-cell office:value-type="float" office:value="24.29" calcext:value-type="float">
            <text:p>24,2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414.74" calcext:value-type="float">
            <text:p>414,74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51k5</text:p>
          </table:table-cell>
          <table:table-cell office:value-type="float" office:value="2347.51" calcext:value-type="float">
            <text:p>2347,5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7200.47" calcext:value-type="float">
            <text:p>7200,47</text:p>
          </table:table-cell>
          <table:table-cell office:value-type="float" office:value="1.154" calcext:value-type="float">
            <text:p>1,15</text:p>
          </table:table-cell>
          <table:table-cell table:number-columns-repeated="2"/>
          <table:table-cell office:value-type="string" calcext:value-type="string">
            <text:p>En51k5</text:p>
          </table:table-cell>
          <table:table-cell office:value-type="float" office:value="2347.51" calcext:value-type="float">
            <text:p>2347,5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7200.47" calcext:value-type="float">
            <text:p>7200,47</text:p>
          </table:table-cell>
          <table:table-cell table:style-name="ce6" office:value-type="float" office:value="1.154" calcext:value-type="float">
            <text:p>1,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7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1.06" calcext:value-type="float">
            <text:p>7201,06</text:p>
          </table:table-cell>
          <table:table-cell office:value-type="float" office:value="2.228" calcext:value-type="float">
            <text:p>2,23</text:p>
          </table:table-cell>
          <table:table-cell table:number-columns-repeated="2"/>
          <table:table-cell office:value-type="string" calcext:value-type="string">
            <text:p>En76k10</text:p>
          </table:table-cell>
          <table:table-cell office:value-type="float" office:value="1700.64" calcext:value-type="float">
            <text:p>1700,64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797.17" calcext:value-type="float">
            <text:p>2797,1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8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1.75" calcext:value-type="float">
            <text:p>7201,75</text:p>
          </table:table-cell>
          <table:table-cell office:value-type="float" office:value="1.724" calcext:value-type="float">
            <text:p>1,72</text:p>
          </table:table-cell>
          <table:table-cell table:number-columns-repeated="2"/>
          <table:table-cell office:value-type="string" calcext:value-type="string">
            <text:p>En76k14</text:p>
          </table:table-cell>
          <table:table-cell office:value-type="float" office:value="236.64" calcext:value-type="float">
            <text:p>236,64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71.04" calcext:value-type="float">
            <text:p>271,04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10</text:p>
          </table:table-cell>
          <table:table-cell office:value-type="float" office:value="1700.64" calcext:value-type="float">
            <text:p>1700,64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797.17" calcext:value-type="float">
            <text:p>2797,1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76k15</text:p>
          </table:table-cell>
          <table:table-cell office:value-type="float" office:value="105.43" calcext:value-type="float">
            <text:p>105,4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09.3" calcext:value-type="float">
            <text:p>109,3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14</text:p>
          </table:table-cell>
          <table:table-cell office:value-type="float" office:value="236.64" calcext:value-type="float">
            <text:p>236,64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71.04" calcext:value-type="float">
            <text:p>271,04</text:p>
          </table:table-cell>
          <table:table-cell office:value-type="float" office:value="0" calcext:value-type="float">
            <text:p>0,00</text:p>
          </table:table-cell>
          <table:table-cell table:number-columns-repeated="3"/>
          <table:table-cell table:style-name="ce15" table:formula="of:=AVERAGE([.I3:.I11])" office:value-type="float" office:value="507.855555555556" calcext:value-type="float">
            <text:p>507,86</text:p>
          </table:table-cell>
          <table:table-cell table:style-name="ce15" table:formula="of:=AVERAGE([.J3:.J11])" office:value-type="float" office:value="0" calcext:value-type="float">
            <text:p>0,00</text:p>
          </table:table-cell>
          <table:table-cell table:style-name="ce15" table:formula="of:=AVERAGE([.K3:.K11])" office:value-type="float" office:value="1355.59111111111" calcext:value-type="float">
            <text:p>1355,59</text:p>
          </table:table-cell>
          <table:table-cell table:style-name="ce15" table:formula="of:=AVERAGE([.L3:.L11])" office:value-type="float" office:value="0.128222222222222" calcext:value-type="float">
            <text:p>0,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15</text:p>
          </table:table-cell>
          <table:table-cell office:value-type="float" office:value="105.43" calcext:value-type="float">
            <text:p>105,4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09.3" calcext:value-type="float">
            <text:p>109,30</text:p>
          </table:table-cell>
          <table:table-cell office:value-type="float" office:value="0" calcext:value-type="float">
            <text:p>0,00</text:p>
          </table:table-cell>
          <table:table-cell table:number-columns-repeated="3"/>
          <table:table-cell table:style-name="ce11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En101k14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2.94" calcext:value-type="float">
            <text:p>7202,94</text:p>
          </table:table-cell>
          <table:table-cell office:value-type="float" office:value="0.553" calcext:value-type="float">
            <text:p>0,55</text:p>
          </table:table-cell>
          <table:table-cell table:number-columns-repeated="4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1"/>
          <table:table-cell table:number-columns-repeated="2"/>
          <table:table-cell table:style-name="ce15" table:formula="of:=AVERAGE([.D3:.D14])" office:value-type="float" office:value="2817.1725" calcext:value-type="float">
            <text:p>2817,17</text:p>
          </table:table-cell>
          <table:table-cell table:style-name="ce15" table:formula="of:=AVERAGE([.E3:.E14])" office:value-type="float" office:value="0.471583333333333" calcext:value-type="float">
            <text:p>0,47</text:p>
          </table:table-cell>
          <table:table-cell table:number-columns-repeated="2"/>
          <table:table-cell table:style-name="ce11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1"/>
          <table:table-cell table:number-columns-repeated="2"/>
          <table:table-cell table:style-name="ce15" table:number-columns-repeated="2"/>
          <table:table-cell table:number-columns-repeated="2"/>
          <table:table-cell table:style-name="ce11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number-columns-repeated="2"/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16k8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0.36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16k8</text:p>
          </table:table-cell>
          <table:table-cell office:value-type="float" office:value="1.9" calcext:value-type="float">
            <text:p>1,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19k2</text:p>
          </table:table-cell>
          <table:table-cell office:value-type="float" office:value="9.13" calcext:value-type="float">
            <text:p>9,1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.2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19k2</text:p>
          </table:table-cell>
          <table:table-cell office:value-type="float" office:value="9.13" calcext:value-type="float">
            <text:p>9,1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.27" calcext:value-type="float">
            <text:p>1,2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0k2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.07" calcext:value-type="float">
            <text:p>2,0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0k2</text:p>
          </table:table-cell>
          <table:table-cell office:value-type="float" office:value="11.6" calcext:value-type="float">
            <text:p>11,6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.07" calcext:value-type="float">
            <text:p>2,0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1k2</text:p>
          </table:table-cell>
          <table:table-cell office:value-type="float" office:value="11.07" calcext:value-type="float">
            <text:p>11,07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6.36" calcext:value-type="float">
            <text:p>6,36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1k2</text:p>
          </table:table-cell>
          <table:table-cell office:value-type="float" office:value="11.07" calcext:value-type="float">
            <text:p>11,07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6.36" calcext:value-type="float">
            <text:p>6,36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2k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.87" calcext:value-type="float">
            <text:p>1,8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2k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.87" calcext:value-type="float">
            <text:p>1,8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2k8</text:p>
          </table:table-cell>
          <table:table-cell office:value-type="float" office:value="3.08" calcext:value-type="float">
            <text:p>3,0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2k8</text:p>
          </table:table-cell>
          <table:table-cell office:value-type="float" office:value="3.08" calcext:value-type="float">
            <text:p>3,0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3k8</text:p>
          </table:table-cell>
          <table:table-cell office:value-type="float" office:value="2.68" calcext:value-type="float">
            <text:p>2,6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3k8</text:p>
          </table:table-cell>
          <table:table-cell office:value-type="float" office:value="2.68" calcext:value-type="float">
            <text:p>2,6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40k5</text:p>
          </table:table-cell>
          <table:table-cell office:value-type="float" office:value="213.28" calcext:value-type="float">
            <text:p>213,2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96.62" calcext:value-type="float">
            <text:p>196,62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40k5</text:p>
          </table:table-cell>
          <table:table-cell office:value-type="float" office:value="213.28" calcext:value-type="float">
            <text:p>213,2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96.62" calcext:value-type="float">
            <text:p>196,62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45k5</text:p>
          </table:table-cell>
          <table:table-cell office:value-type="float" office:value="495.82" calcext:value-type="float">
            <text:p>495,82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179.19" calcext:value-type="float">
            <text:p>3179,1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45k5</text:p>
          </table:table-cell>
          <table:table-cell office:value-type="float" office:value="495.82" calcext:value-type="float">
            <text:p>495,8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3179.19" calcext:value-type="float">
            <text:p>3179,1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0k7</text:p>
          </table:table-cell>
          <table:table-cell office:value-type="float" office:value="117.48" calcext:value-type="float">
            <text:p>117,4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11.15" calcext:value-type="float">
            <text:p>211,15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0k7</text:p>
          </table:table-cell>
          <table:table-cell office:value-type="float" office:value="117.48" calcext:value-type="float">
            <text:p>117,4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11.15" calcext:value-type="float">
            <text:p>211,15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0k8</text:p>
          </table:table-cell>
          <table:table-cell office:value-type="float" office:value="185.76" calcext:value-type="float">
            <text:p>185,76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958.75" calcext:value-type="float">
            <text:p>958,75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0k8</text:p>
          </table:table-cell>
          <table:table-cell office:value-type="float" office:value="185.76" calcext:value-type="float">
            <text:p>185,76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958.75" calcext:value-type="float">
            <text:p>958,75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0k10</text:p>
          </table:table-cell>
          <table:table-cell office:value-type="float" office:value="112.32" calcext:value-type="float">
            <text:p>112,32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3.57" calcext:value-type="float">
            <text:p>13,5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0k10</text:p>
          </table:table-cell>
          <table:table-cell office:value-type="float" office:value="112.32" calcext:value-type="float">
            <text:p>112,3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3.57" calcext:value-type="float">
            <text:p>13,5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1k10</text:p>
          </table:table-cell>
          <table:table-cell office:value-type="float" office:value="84.17" calcext:value-type="float">
            <text:p>84,17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82.91" calcext:value-type="float">
            <text:p>82,91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1k10</text:p>
          </table:table-cell>
          <table:table-cell office:value-type="float" office:value="84.17" calcext:value-type="float">
            <text:p>84,17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82.91" calcext:value-type="float">
            <text:p>82,91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7</text:p>
          </table:table-cell>
          <table:table-cell office:value-type="float" office:value="790.31" calcext:value-type="float">
            <text:p>790,3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033.76" calcext:value-type="float">
            <text:p>3033,76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7</text:p>
          </table:table-cell>
          <table:table-cell office:value-type="float" office:value="790.31" calcext:value-type="float">
            <text:p>790,3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3033.76" calcext:value-type="float">
            <text:p>3033,76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8</text:p>
          </table:table-cell>
          <table:table-cell office:value-type="float" office:value="170.89" calcext:value-type="float">
            <text:p>170,8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36.19" calcext:value-type="float">
            <text:p>136,1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8</text:p>
          </table:table-cell>
          <table:table-cell office:value-type="float" office:value="170.89" calcext:value-type="float">
            <text:p>170,8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36.19" calcext:value-type="float">
            <text:p>136,1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10</text:p>
          </table:table-cell>
          <table:table-cell office:value-type="float" office:value="117.69" calcext:value-type="float">
            <text:p>117,6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5.53" calcext:value-type="float">
            <text:p>15,53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10</text:p>
          </table:table-cell>
          <table:table-cell office:value-type="float" office:value="117.69" calcext:value-type="float">
            <text:p>117,6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5.53" calcext:value-type="float">
            <text:p>15,53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15</text:p>
          </table:table-cell>
          <table:table-cell office:value-type="float" office:value="48.01" calcext:value-type="float">
            <text:p>48,0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4.23" calcext:value-type="float">
            <text:p>4,23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15</text:p>
          </table:table-cell>
          <table:table-cell office:value-type="float" office:value="48.01" calcext:value-type="float">
            <text:p>48,0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4.23" calcext:value-type="float">
            <text:p>4,23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60k10</text:p>
          </table:table-cell>
          <table:table-cell office:value-type="float" office:value="620.81" calcext:value-type="float">
            <text:p>620,8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674.62" calcext:value-type="float">
            <text:p>674,62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60k10</text:p>
          </table:table-cell>
          <table:table-cell office:value-type="float" office:value="620.81" calcext:value-type="float">
            <text:p>620,8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674.62" calcext:value-type="float">
            <text:p>674,62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60k15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13.14" calcext:value-type="float">
            <text:p>13,14</text:p>
          </table:table-cell>
          <table:table-cell office:value-type="float" office:value="0.002" calcext:value-type="float">
            <text:p>0,00</text:p>
          </table:table-cell>
          <table:table-cell table:number-columns-repeated="2"/>
          <table:table-cell office:value-type="string" calcext:value-type="string">
            <text:p>Pn65k10</text:p>
          </table:table-cell>
          <table:table-cell office:value-type="float" office:value="915.83" calcext:value-type="float">
            <text:p>915,8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6762.68" calcext:value-type="float">
            <text:p>6762,68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65k10</text:p>
          </table:table-cell>
          <table:table-cell office:value-type="float" office:value="915.83" calcext:value-type="float">
            <text:p>915,8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6762.68" calcext:value-type="float">
            <text:p>6762,68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70k10</text:p>
          </table:table-cell>
          <table:table-cell office:value-type="float" office:value="1415.78" calcext:value-type="float">
            <text:p>1415,7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5877.93" calcext:value-type="float">
            <text:p>5877,93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70k10</text:p>
          </table:table-cell>
          <table:table-cell office:value-type="float" office:value="1415.78" calcext:value-type="float">
            <text:p>1415,7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877.93" calcext:value-type="float">
            <text:p>5877,93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76k4</text:p>
          </table:table-cell>
          <table:table-cell office:value-type="float" office:value="7200" calcext:value-type="float">
            <text:p>7200</text:p>
          </table:table-cell>
          <table:table-cell table:style-name="ce6" office:value-type="float" office:value="8.17" calcext:value-type="float">
            <text:p>8,17</text:p>
          </table:table-cell>
          <table:table-cell table:style-name="ce6" office:value-type="float" office:value="7216.79" calcext:value-type="float">
            <text:p>7216,79</text:p>
          </table:table-cell>
          <table:table-cell table:style-name="ce6" office:value-type="float" office:value="3.448" calcext:value-type="float">
            <text:p>3,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76k4</text:p>
          </table:table-cell>
          <table:table-cell office:value-type="float" office:value="7200" calcext:value-type="float">
            <text:p>7200</text:p>
          </table:table-cell>
          <table:table-cell office:value-type="float" office:value="8.17" calcext:value-type="float">
            <text:p>8,17</text:p>
          </table:table-cell>
          <table:table-cell table:style-name="ce6" office:value-type="float" office:value="7216.79" calcext:value-type="float">
            <text:p>7216,79</text:p>
          </table:table-cell>
          <table:table-cell office:value-type="float" office:value="3.448" calcext:value-type="float">
            <text:p>3,45</text:p>
          </table:table-cell>
          <table:table-cell table:number-columns-repeated="2"/>
          <table:table-cell office:value-type="string" calcext:value-type="string">
            <text:p>Pn76k5</text:p>
          </table:table-cell>
          <table:table-cell office:value-type="float" office:value="7200" calcext:value-type="float">
            <text:p>7200</text:p>
          </table:table-cell>
          <table:table-cell table:style-name="ce6" office:value-type="float" office:value="7.29" calcext:value-type="float">
            <text:p>7,29</text:p>
          </table:table-cell>
          <table:table-cell table:style-name="ce6" office:value-type="float" office:value="7200.66" calcext:value-type="float">
            <text:p>7200,66</text:p>
          </table:table-cell>
          <table:table-cell table:style-name="ce6" office:value-type="float" office:value="2.502" calcext:value-type="float">
            <text:p>2,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76k5</text:p>
          </table:table-cell>
          <table:table-cell office:value-type="float" office:value="7200" calcext:value-type="float">
            <text:p>7200</text:p>
          </table:table-cell>
          <table:table-cell office:value-type="float" office:value="7.29" calcext:value-type="float">
            <text:p>7,29</text:p>
          </table:table-cell>
          <table:table-cell table:style-name="ce6" office:value-type="float" office:value="7200.66" calcext:value-type="float">
            <text:p>7200,66</text:p>
          </table:table-cell>
          <table:table-cell office:value-type="float" office:value="2.502" calcext:value-type="float">
            <text:p>2,50</text:p>
          </table:table-cell>
          <table:table-cell table:number-columns-repeated="3"/>
          <table:table-cell table:style-name="ce15" table:formula="of:=AVERAGE([.I19:.I40])" office:value-type="float" office:value="897.209545454546" calcext:value-type="float">
            <text:p>897,21</text:p>
          </table:table-cell>
          <table:table-cell table:style-name="ce15" table:formula="of:=AVERAGE([.J19:.J40])" office:value-type="float" office:value="0.702727272727273" calcext:value-type="float">
            <text:p>0,70</text:p>
          </table:table-cell>
          <table:table-cell table:style-name="ce15" table:formula="of:=AVERAGE([.K19:.K40])" office:value-type="float" office:value="1617.14045454545" calcext:value-type="float">
            <text:p>1617,14</text:p>
          </table:table-cell>
          <table:table-cell table:style-name="ce15" table:formula="of:=AVERAGE([.L19:.L40])" office:value-type="float" office:value="0.270454545454545" calcext:value-type="float">
            <text:p>0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5" table:formula="of:=AVERAGE([.D19:.D41])" office:value-type="float" office:value="1547.40130434783" calcext:value-type="float">
            <text:p>1547,40</text:p>
          </table:table-cell>
          <table:table-cell table:style-name="ce15" table:formula="of:=AVERAGE([.E19:.E41])" office:value-type="float" office:value="0.258782608695652" calcext:value-type="float">
            <text:p>0,26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ncamendi ILS comp." table:style-name="ta1">
        <table:table-column table:style-name="co10" table:default-cell-style-name="ce17"/>
        <table:table-column table:style-name="co10" table:number-columns-repeated="5" table:default-cell-style-name="ce6"/>
        <table:table-column table:style-name="co10" table:number-columns-repeated="2" table:default-cell-style-name="Default"/>
        <table:table-column table:style-name="co25" table:default-cell-style-name="Default"/>
        <table:table-column table:style-name="co10" table:number-columns-repeated="1015" table:default-cell-style-name="Default"/>
        <table:table-row table:style-name="ro1">
          <table:table-cell table:style-name="ce15" table:number-columns-repeated="2"/>
          <table:table-cell table:style-name="ce15" office:value-type="string" calcext:value-type="string">
            <text:p>Nuncamendi</text:p>
          </table:table-cell>
          <table:table-cell table:style-name="ce15" table:number-columns-repeated="2"/>
          <table:table-cell table:style-name="ce15" office:value-type="string" calcext:value-type="string">
            <text:p>Our</text:p>
          </table:table-cell>
          <table:table-cell table:style-name="ce11" table:number-columns-repeated="2"/>
          <table:table-cell table:style-name="ce1" office:value-type="string" calcext:value-type="string" table:number-columns-spanned="3" table:number-rows-spanned="1">
            <text:p>This work (1s timelimit)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This work (10s timelimti)</text:p>
          </table:table-cell>
          <table:covered-table-cell table:number-columns-repeated="2" table:style-name="ce11"/>
          <table:table-cell table:style-name="ce11" table:number-columns-repeated="2"/>
          <table:table-cell table:style-name="ce1" office:value-type="string" calcext:value-type="string" table:number-columns-spanned="3" table:number-rows-spanned="1">
            <text:p>This work (1s timelimit)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This work (10s timelimti)</text:p>
          </table:table-cell>
          <table:covered-table-cell table:number-columns-repeated="2" table:style-name="ce11"/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1"/>
          <table:table-cell table:style-name="ce11" table:number-columns-repeated="1000"/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instances</text:p>
          </table:table-cell>
          <table:table-cell table:style-name="ce15" office:value-type="string" calcext:value-type="string">
            <text:p>Max T</text:p>
          </table:table-cell>
          <table:table-cell table:style-name="ce15" office:value-type="string" calcext:value-type="string">
            <text:p>Min T</text:p>
          </table:table-cell>
          <table:table-cell table:style-name="ce15" office:value-type="string" calcext:value-type="string">
            <text:p>Avg T</text:p>
          </table:table-cell>
          <table:table-cell table:style-name="ce15" office:value-type="string" calcext:value-type="string">
            <text:p>Max T</text:p>
          </table:table-cell>
          <table:table-cell table:style-name="ce11" table:number-columns-repeated="2"/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table:number-columns-repeated="2"/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time(s)</text:p>
          </table:table-cell>
          <table:table-cell table:style-name="ce11" table:number-columns-repeated="1000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15" office:value-type="string" calcext:value-type="string">
            <text:p>brd14051</text:p>
          </table:table-cell>
          <table:table-cell table:style-name="ce15" office:value-type="float" office:value="13.28" calcext:value-type="float">
            <text:p>13,28</text:p>
          </table:table-cell>
          <table:table-cell table:style-name="ce15" office:value-type="float" office:value="1.063" calcext:value-type="float">
            <text:p>1,06</text:p>
          </table:table-cell>
          <table:table-cell table:style-name="ce15" office:value-type="float" office:value="4.658" calcext:value-type="float">
            <text:p>4,66</text:p>
          </table:table-cell>
          <table:table-cell table:style-name="ce15" office:value-type="float" office:value="52.33" calcext:value-type="float">
            <text:p>52,33</text:p>
          </table:table-cell>
          <table:table-cell table:style-name="ce11"/>
          <table:table-cell table:style-name="ce11" office:value-type="string" calcext:value-type="string">
            <text:p>Instance</text:p>
          </table:table-cell>
          <table:table-cell table:style-name="ce11" table:number-columns-repeated="7"/>
          <table:table-cell table:style-name="ce11" office:value-type="string" calcext:value-type="string">
            <text:p>Instance</text:p>
          </table:table-cell>
          <table:table-cell table:number-columns-repeated="8"/>
          <table:table-cell table:style-name="ce11" table:number-columns-repeated="100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37.887" calcext:value-type="float">
            <text:p>37,89</text:p>
          </table:table-cell>
          <table:table-cell office:value-type="float" office:value="1.016" calcext:value-type="float">
            <text:p>1,02</text:p>
          </table:table-cell>
          <table:table-cell office:value-type="float" office:value="9.579" calcext:value-type="float">
            <text:p>9,58</text:p>
          </table:table-cell>
          <table:table-cell office:value-type="float" office:value="17.06" calcext:value-type="float">
            <text:p>17,06</text:p>
          </table:table-cell>
          <table:table-cell office:value-type="string" calcext:value-type="string">
            <text:p>CMT1</text:p>
          </table:table-cell>
          <table:table-cell office:value-type="string" calcext:value-type="string">
            <text:p>CMT1.vrp</text:p>
          </table:table-cell>
          <table:table-cell office:value-type="float" office:value="2209.64" calcext:value-type="float">
            <text:p>2209,64</text:p>
          </table:table-cell>
          <table:table-cell office:value-type="float" office:value="2212.558" calcext:value-type="float">
            <text:p>2212,558</text:p>
          </table:table-cell>
          <table:table-cell office:value-type="float" office:value="2223.78" calcext:value-type="float">
            <text:p>2223,78</text:p>
          </table:table-cell>
          <table:table-cell table:number-columns-repeated="3" office:value-type="float" office:value="2209.64" calcext:value-type="float">
            <text:p>2209,64</text:p>
          </table:table-cell>
          <table:table-cell/>
          <table:table-cell office:value-type="string" calcext:value-type="string">
            <text:p>CMT1.vrp</text:p>
          </table:table-cell>
          <table:table-cell office:value-type="float" office:value="2209.64" calcext:value-type="float">
            <text:p>2209,64</text:p>
          </table:table-cell>
          <table:table-cell office:value-type="float" office:value="2212.558" calcext:value-type="float">
            <text:p>2212,558</text:p>
          </table:table-cell>
          <table:table-cell office:value-type="float" office:value="2223.78" calcext:value-type="float">
            <text:p>2223,78</text:p>
          </table:table-cell>
          <table:table-cell table:number-columns-repeated="4" office:value-type="float" office:value="2209.64" calcext:value-type="float">
            <text:p>2209,64</text:p>
          </table:table-cell>
          <table:table-cell office:value-type="float" office:value="0.702" calcext:value-type="float">
            <text:p>0,70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40.261" calcext:value-type="float">
            <text:p>40,26</text:p>
          </table:table-cell>
          <table:table-cell office:value-type="float" office:value="0.672" calcext:value-type="float">
            <text:p>0,67</text:p>
          </table:table-cell>
          <table:table-cell office:value-type="float" office:value="6.851" calcext:value-type="float">
            <text:p>6,85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CMT2</text:p>
          </table:table-cell>
          <table:table-cell office:value-type="string" calcext:value-type="string">
            <text:p>CMT2.vrp</text:p>
          </table:table-cell>
          <table:table-cell table:number-columns-repeated="6" office:value-type="float" office:value="2310.09" calcext:value-type="float">
            <text:p>2310,09</text:p>
          </table:table-cell>
          <table:table-cell/>
          <table:table-cell office:value-type="string" calcext:value-type="string">
            <text:p>CMT2.vrp</text:p>
          </table:table-cell>
          <table:table-cell table:number-columns-repeated="7" office:value-type="float" office:value="2310.09" calcext:value-type="float">
            <text:p>2310,09</text:p>
          </table:table-cell>
          <table:table-cell office:value-type="float" office:value="4.196" calcext:value-type="float">
            <text:p>4,1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6.328" calcext:value-type="float">
            <text:p>6,33</text:p>
          </table:table-cell>
          <table:table-cell office:value-type="float" office:value="0.797" calcext:value-type="float">
            <text:p>0,80</text:p>
          </table:table-cell>
          <table:table-cell office:value-type="float" office:value="2.834" calcext:value-type="float">
            <text:p>2,83</text:p>
          </table:table-cell>
          <table:table-cell office:value-type="float" office:value="17.4" calcext:value-type="float">
            <text:p>17,40</text:p>
          </table:table-cell>
          <table:table-cell office:value-type="string" calcext:value-type="string">
            <text:p>CMT3</text:p>
          </table:table-cell>
          <table:table-cell office:value-type="string" calcext:value-type="string">
            <text:p>CMT3.vrp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/>
          <table:table-cell office:value-type="string" calcext:value-type="string">
            <text:p>CMT3.vrp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 office:value-type="float" office:value="4002.9" calcext:value-type="float">
            <text:p>4002,9</text:p>
          </table:table-cell>
          <table:table-cell office:value-type="float" office:value="14.938" calcext:value-type="float">
            <text:p>14,9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32.84" calcext:value-type="float">
            <text:p>32,84</text:p>
          </table:table-cell>
          <table:table-cell office:value-type="float" office:value="1.047" calcext:value-type="float">
            <text:p>1,05</text:p>
          </table:table-cell>
          <table:table-cell office:value-type="float" office:value="5.828" calcext:value-type="float">
            <text:p>5,83</text:p>
          </table:table-cell>
          <table:table-cell office:value-type="float" office:value="43.78" calcext:value-type="float">
            <text:p>43,78</text:p>
          </table:table-cell>
          <table:table-cell office:value-type="string" calcext:value-type="string">
            <text:p>CMT4</text:p>
          </table:table-cell>
          <table:table-cell office:value-type="string" calcext:value-type="string">
            <text:p>CMT4.vrp</text:p>
          </table:table-cell>
          <table:table-cell office:value-type="float" office:value="4953.94" calcext:value-type="float">
            <text:p>4953,94</text:p>
          </table:table-cell>
          <table:table-cell office:value-type="float" office:value="4957.382" calcext:value-type="float">
            <text:p>4957,382</text:p>
          </table:table-cell>
          <table:table-cell office:value-type="float" office:value="4970.55" calcext:value-type="float">
            <text:p>4970,55</text:p>
          </table:table-cell>
          <table:table-cell table:number-columns-repeated="3" office:value-type="float" office:value="4953.94" calcext:value-type="float">
            <text:p>4953,94</text:p>
          </table:table-cell>
          <table:table-cell/>
          <table:table-cell office:value-type="string" calcext:value-type="string">
            <text:p>CMT4.vrp</text:p>
          </table:table-cell>
          <table:table-cell office:value-type="float" office:value="4953.94" calcext:value-type="float">
            <text:p>4953,94</text:p>
          </table:table-cell>
          <table:table-cell office:value-type="float" office:value="4957.382" calcext:value-type="float">
            <text:p>4957,382</text:p>
          </table:table-cell>
          <table:table-cell office:value-type="float" office:value="4970.55" calcext:value-type="float">
            <text:p>4970,55</text:p>
          </table:table-cell>
          <table:table-cell table:number-columns-repeated="4" office:value-type="float" office:value="4953.94" calcext:value-type="float">
            <text:p>4953,94</text:p>
          </table:table-cell>
          <table:table-cell office:value-type="float" office:value="80.948" calcext:value-type="float">
            <text:p>80,94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r1002</text:p>
          </table:table-cell>
          <table:table-cell office:value-type="float" office:value="39.168" calcext:value-type="float">
            <text:p>39,17</text:p>
          </table:table-cell>
          <table:table-cell office:value-type="float" office:value="1.438" calcext:value-type="float">
            <text:p>1,44</text:p>
          </table:table-cell>
          <table:table-cell office:value-type="float" office:value="8.088" calcext:value-type="float">
            <text:p>8,09</text:p>
          </table:table-cell>
          <table:table-cell office:value-type="float" office:value="21.18" calcext:value-type="float">
            <text:p>21,18</text:p>
          </table:table-cell>
          <table:table-cell office:value-type="string" calcext:value-type="string">
            <text:p>CMT5</text:p>
          </table:table-cell>
          <table:table-cell office:value-type="string" calcext:value-type="string">
            <text:p>CMT5.vrp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60.805" calcext:value-type="float">
            <text:p>5760,805</text:p>
          </table:table-cell>
          <table:table-cell office:value-type="float" office:value="5780.24" calcext:value-type="float">
            <text:p>5780,24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47.324" calcext:value-type="float">
            <text:p>5747,324</text:p>
          </table:table-cell>
          <table:table-cell office:value-type="float" office:value="5748.62" calcext:value-type="float">
            <text:p>5748,62</text:p>
          </table:table-cell>
          <table:table-cell/>
          <table:table-cell office:value-type="string" calcext:value-type="string">
            <text:p>CMT5.vrp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60.805" calcext:value-type="float">
            <text:p>5760,805</text:p>
          </table:table-cell>
          <table:table-cell office:value-type="float" office:value="5780.24" calcext:value-type="float">
            <text:p>5780,24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47.324" calcext:value-type="float">
            <text:p>5747,324</text:p>
          </table:table-cell>
          <table:table-cell office:value-type="float" office:value="5748.62" calcext:value-type="float">
            <text:p>5748,62</text:p>
          </table:table-cell>
          <table:table-cell office:value-type="float" office:value="5748.36" calcext:value-type="float">
            <text:p>5748,36</text:p>
          </table:table-cell>
          <table:table-cell office:value-type="float" office:value="313.672" calcext:value-type="float">
            <text:p>313,672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d14051</text:p>
          </table:table-cell>
          <table:table-cell office:value-type="float" office:value="87.446" calcext:value-type="float">
            <text:p>87,45</text:p>
          </table:table-cell>
          <table:table-cell office:value-type="float" office:value="2.609" calcext:value-type="float">
            <text:p>2,61</text:p>
          </table:table-cell>
          <table:table-cell office:value-type="float" office:value="30.371" calcext:value-type="float">
            <text:p>30,37</text:p>
          </table:table-cell>
          <table:table-cell office:value-type="float" office:value="216" calcext:value-type="float">
            <text:p>216,00</text:p>
          </table:table-cell>
          <table:table-cell office:value-type="string" calcext:value-type="string">
            <text:p>CMT11</text:p>
          </table:table-cell>
          <table:table-cell office:value-type="string" calcext:value-type="string">
            <text:p>CMT6.vrp</text:p>
          </table:table-cell>
          <table:table-cell table:number-columns-repeated="6" office:value-type="float" office:value="1921.5" calcext:value-type="float">
            <text:p>1921,5</text:p>
          </table:table-cell>
          <table:table-cell/>
          <table:table-cell office:value-type="string" calcext:value-type="string">
            <text:p>CMT11.vrp</text:p>
          </table:table-cell>
          <table:table-cell office:value-type="float" office:value="7201.3" calcext:value-type="float">
            <text:p>7201,3</text:p>
          </table:table-cell>
          <table:table-cell office:value-type="float" office:value="7203.452" calcext:value-type="float">
            <text:p>7203,452</text:p>
          </table:table-cell>
          <table:table-cell office:value-type="float" office:value="7206.4" calcext:value-type="float">
            <text:p>7206,4</text:p>
          </table:table-cell>
          <table:table-cell office:value-type="float" office:value="7197.21" calcext:value-type="float">
            <text:p>7197,21</text:p>
          </table:table-cell>
          <table:table-cell office:value-type="float" office:value="7198.534" calcext:value-type="float">
            <text:p>7198,534</text:p>
          </table:table-cell>
          <table:table-cell office:value-type="float" office:value="7201.3" calcext:value-type="float">
            <text:p>7201,3</text:p>
          </table:table-cell>
          <table:table-cell office:value-type="float" office:value="7200.68" calcext:value-type="float">
            <text:p>7200,68</text:p>
          </table:table-cell>
          <table:table-cell office:value-type="float" office:value="27.097" calcext:value-type="float">
            <text:p>27,09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134.724" calcext:value-type="float">
            <text:p>134,72</text:p>
          </table:table-cell>
          <table:table-cell office:value-type="float" office:value="3.031" calcext:value-type="float">
            <text:p>3,03</text:p>
          </table:table-cell>
          <table:table-cell office:value-type="float" office:value="24.964" calcext:value-type="float">
            <text:p>24,96</text:p>
          </table:table-cell>
          <table:table-cell office:value-type="float" office:value="7.17" calcext:value-type="float">
            <text:p>7,17</text:p>
          </table:table-cell>
          <table:table-cell office:value-type="string" calcext:value-type="string">
            <text:p>CMT12</text:p>
          </table:table-cell>
          <table:table-cell office:value-type="string" calcext:value-type="string">
            <text:p>CMT7.vrp</text:p>
          </table:table-cell>
          <table:table-cell table:number-columns-repeated="6" office:value-type="float" office:value="2202.3" calcext:value-type="float">
            <text:p>2202,3</text:p>
          </table:table-cell>
          <table:table-cell/>
          <table:table-cell office:value-type="string" calcext:value-type="string">
            <text:p>CMT12.vrp</text:p>
          </table:table-cell>
          <table:table-cell office:value-type="float" office:value="3530.74" calcext:value-type="float">
            <text:p>3530,74</text:p>
          </table:table-cell>
          <table:table-cell office:value-type="float" office:value="3532.777" calcext:value-type="float">
            <text:p>3532,777</text:p>
          </table:table-cell>
          <table:table-cell office:value-type="float" office:value="3534.07" calcext:value-type="float">
            <text:p>3534,07</text:p>
          </table:table-cell>
          <table:table-cell table:number-columns-repeated="4" office:value-type="float" office:value="3530.24" calcext:value-type="float">
            <text:p>3530,24</text:p>
          </table:table-cell>
          <table:table-cell office:value-type="float" office:value="13.837" calcext:value-type="float">
            <text:p>13,83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35.934" calcext:value-type="float">
            <text:p>35,93</text:p>
          </table:table-cell>
          <table:table-cell office:value-type="float" office:value="4.078" calcext:value-type="float">
            <text:p>4,08</text:p>
          </table:table-cell>
          <table:table-cell office:value-type="float" office:value="11.744" calcext:value-type="float">
            <text:p>11,74</text:p>
          </table:table-cell>
          <table:table-cell office:value-type="float" office:value="19.43" calcext:value-type="float">
            <text:p>19,43</text:p>
          </table:table-cell>
          <table:table-cell/>
          <table:table-cell office:value-type="string" calcext:value-type="string">
            <text:p>CMT8.vrp</text:p>
          </table:table-cell>
          <table:table-cell table:number-columns-repeated="6" office:value-type="float" office:value="3689.31" calcext:value-type="float">
            <text:p>3689,31</text:p>
          </table:table-cell>
          <table:table-cell/>
          <table:table-cell table:style-name="ce11" office:value-type="string" calcext:value-type="string">
            <text:p>AVG*</text:p>
          </table:table-cell>
          <table:table-cell table:style-name="ce15" table:formula="of:=AVERAGE([.Q4:.Q10])" office:value-type="float" office:value="4279.22142857143" calcext:value-type="float">
            <text:p>4279,22</text:p>
          </table:table-cell>
          <table:table-cell table:style-name="ce15" table:formula="of:=AVERAGE([.R4:.R10])" office:value-type="float" office:value="4283.16914285714" calcext:value-type="float">
            <text:p>4283,17</text:p>
          </table:table-cell>
          <table:table-cell table:style-name="ce15" table:formula="of:=AVERAGE([.S4:.S10])" office:value-type="float" office:value="4290.77571428571" calcext:value-type="float">
            <text:p>4290,78</text:p>
          </table:table-cell>
          <table:table-cell table:style-name="ce15" table:formula="of:=AVERAGE([.T4:.T10])" office:value-type="float" office:value="4278.56571428571" calcext:value-type="float">
            <text:p>4278,57</text:p>
          </table:table-cell>
          <table:table-cell table:style-name="ce15" table:formula="of:=AVERAGE([.U4:.U10])" office:value-type="float" office:value="4279.26971428571" calcext:value-type="float">
            <text:p>4279,27</text:p>
          </table:table-cell>
          <table:table-cell table:style-name="ce15" table:formula="of:=AVERAGE([.V4:.V10])" office:value-type="float" office:value="4280.59" calcext:value-type="float">
            <text:p>4280,59</text:p>
          </table:table-cell>
          <table:table-cell table:style-name="ce15" table:formula="of:=AVERAGE([.W4:.W10])" office:value-type="float" office:value="4279.40714285714" calcext:value-type="float">
            <text:p>4279,41</text:p>
          </table:table-cell>
          <table:table-cell table:style-name="ce15" table:formula="of:=AVERAGE([.X4:.X10])" office:value-type="float" office:value="65.0557142857143" calcext:value-type="float">
            <text:p>65,0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73.072" calcext:value-type="float">
            <text:p>73,07</text:p>
          </table:table-cell>
          <table:table-cell office:value-type="float" office:value="5.469" calcext:value-type="float">
            <text:p>5,47</text:p>
          </table:table-cell>
          <table:table-cell office:value-type="float" office:value="17.213" calcext:value-type="float">
            <text:p>17,21</text:p>
          </table:table-cell>
          <table:table-cell office:value-type="float" office:value="101.28" calcext:value-type="float">
            <text:p>101,28</text:p>
          </table:table-cell>
          <table:table-cell/>
          <table:table-cell office:value-type="string" calcext:value-type="string">
            <text:p>CMT9.vrp</text:p>
          </table:table-cell>
          <table:table-cell office:value-type="float" office:value="4547.52" calcext:value-type="float">
            <text:p>4547,52</text:p>
          </table:table-cell>
          <table:table-cell office:value-type="float" office:value="4553.577" calcext:value-type="float">
            <text:p>4553,577</text:p>
          </table:table-cell>
          <table:table-cell office:value-type="float" office:value="4560.54" calcext:value-type="float">
            <text:p>4560,54</text:p>
          </table:table-cell>
          <table:table-cell office:value-type="float" office:value="4547.52" calcext:value-type="float">
            <text:p>4547,52</text:p>
          </table:table-cell>
          <table:table-cell office:value-type="float" office:value="4548.122" calcext:value-type="float">
            <text:p>4548,122</text:p>
          </table:table-cell>
          <table:table-cell office:value-type="float" office:value="4549.11" calcext:value-type="float">
            <text:p>4549,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70.135" calcext:value-type="float">
            <text:p>70,14</text:p>
          </table:table-cell>
          <table:table-cell office:value-type="float" office:value="2.89" calcext:value-type="float">
            <text:p>2,89</text:p>
          </table:table-cell>
          <table:table-cell office:value-type="float" office:value="20.656" calcext:value-type="float">
            <text:p>20,66</text:p>
          </table:table-cell>
          <table:table-cell office:value-type="float" office:value="47.17" calcext:value-type="float">
            <text:p>47,17</text:p>
          </table:table-cell>
          <table:table-cell table:style-name="ce6" office:value-type="float" office:value="2.13" calcext:value-type="float">
            <text:p>2,13</text:p>
          </table:table-cell>
          <table:table-cell office:value-type="string" calcext:value-type="string">
            <text:p>CMT10.vrp</text:p>
          </table:table-cell>
          <table:table-cell office:value-type="float" office:value="5621.1" calcext:value-type="float">
            <text:p>5621,1</text:p>
          </table:table-cell>
          <table:table-cell office:value-type="float" office:value="5627.132" calcext:value-type="float">
            <text:p>5627,132</text:p>
          </table:table-cell>
          <table:table-cell office:value-type="float" office:value="5645.72" calcext:value-type="float">
            <text:p>5645,72</text:p>
          </table:table-cell>
          <table:table-cell office:value-type="float" office:value="5620.08" calcext:value-type="float">
            <text:p>5620,08</text:p>
          </table:table-cell>
          <table:table-cell office:value-type="float" office:value="5620.16" calcext:value-type="float">
            <text:p>5620,16</text:p>
          </table:table-cell>
          <table:table-cell office:value-type="float" office:value="5620.79" calcext:value-type="float">
            <text:p>5620,7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r1002</text:p>
          </table:table-cell>
          <table:table-cell office:value-type="float" office:value="220.044" calcext:value-type="float">
            <text:p>220,04</text:p>
          </table:table-cell>
          <table:table-cell office:value-type="float" office:value="1.875" calcext:value-type="float">
            <text:p>1,88</text:p>
          </table:table-cell>
          <table:table-cell office:value-type="float" office:value="52.121" calcext:value-type="float">
            <text:p>52,12</text:p>
          </table:table-cell>
          <table:table-cell office:value-type="float" office:value="169.24" calcext:value-type="float">
            <text:p>169,24</text:p>
          </table:table-cell>
          <table:table-cell table:style-name="ce6" office:value-type="float" office:value="3.41" calcext:value-type="float">
            <text:p>3,41</text:p>
          </table:table-cell>
          <table:table-cell office:value-type="string" calcext:value-type="string">
            <text:p>CMT11.vrp</text:p>
          </table:table-cell>
          <table:table-cell office:value-type="float" office:value="7201.3" calcext:value-type="float">
            <text:p>7201,3</text:p>
          </table:table-cell>
          <table:table-cell office:value-type="float" office:value="7203.452" calcext:value-type="float">
            <text:p>7203,452</text:p>
          </table:table-cell>
          <table:table-cell office:value-type="float" office:value="7206.4" calcext:value-type="float">
            <text:p>7206,4</text:p>
          </table:table-cell>
          <table:table-cell office:value-type="float" office:value="7197.21" calcext:value-type="float">
            <text:p>7197,21</text:p>
          </table:table-cell>
          <table:table-cell office:value-type="float" office:value="7198.534" calcext:value-type="float">
            <text:p>7198,534</text:p>
          </table:table-cell>
          <table:table-cell office:value-type="float" office:value="7201.3" calcext:value-type="float">
            <text:p>7201,3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rd14051</text:p>
          </table:table-cell>
          <table:table-cell office:value-type="float" office:value="294.428" calcext:value-type="float">
            <text:p>294,43</text:p>
          </table:table-cell>
          <table:table-cell office:value-type="float" office:value="9.749" calcext:value-type="float">
            <text:p>9,75</text:p>
          </table:table-cell>
          <table:table-cell office:value-type="float" office:value="51.5395" calcext:value-type="float">
            <text:p>51,54</text:p>
          </table:table-cell>
          <table:table-cell office:value-type="float" office:value="423.74" calcext:value-type="float">
            <text:p>423,74</text:p>
          </table:table-cell>
          <table:table-cell table:style-name="ce6" office:value-type="float" office:value="9.92" calcext:value-type="float">
            <text:p>9,92</text:p>
          </table:table-cell>
          <table:table-cell office:value-type="string" calcext:value-type="string">
            <text:p>CMT12.vrp</text:p>
          </table:table-cell>
          <table:table-cell office:value-type="float" office:value="3530.74" calcext:value-type="float">
            <text:p>3530,74</text:p>
          </table:table-cell>
          <table:table-cell office:value-type="float" office:value="3532.777" calcext:value-type="float">
            <text:p>3532,777</text:p>
          </table:table-cell>
          <table:table-cell office:value-type="float" office:value="3534.07" calcext:value-type="float">
            <text:p>3534,07</text:p>
          </table:table-cell>
          <table:table-cell table:number-columns-repeated="3" office:value-type="float" office:value="3530.24" calcext:value-type="float">
            <text:p>3530,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226.543" calcext:value-type="float">
            <text:p>226,54</text:p>
          </table:table-cell>
          <table:table-cell office:value-type="float" office:value="5.078" calcext:value-type="float">
            <text:p>5,08</text:p>
          </table:table-cell>
          <table:table-cell office:value-type="float" office:value="53.749" calcext:value-type="float">
            <text:p>53,75</text:p>
          </table:table-cell>
          <table:table-cell office:value-type="float" office:value="171.82" calcext:value-type="float">
            <text:p>171,82</text:p>
          </table:table-cell>
          <table:table-cell table:style-name="ce6" office:value-type="float" office:value="6.47" calcext:value-type="float">
            <text:p>6,47</text:p>
          </table:table-cell>
          <table:table-cell office:value-type="string" calcext:value-type="string">
            <text:p>CMT13.vrp</text:p>
          </table:table-cell>
          <table:table-cell table:number-columns-repeated="6" office:value-type="float" office:value="6520.57" calcext:value-type="float">
            <text:p>6520,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258.494" calcext:value-type="float">
            <text:p>258,49</text:p>
          </table:table-cell>
          <table:table-cell office:value-type="float" office:value="13.686" calcext:value-type="float">
            <text:p>13,69</text:p>
          </table:table-cell>
          <table:table-cell office:value-type="float" office:value="75.639" calcext:value-type="float">
            <text:p>75,64</text:p>
          </table:table-cell>
          <table:table-cell office:value-type="float" office:value="144.67" calcext:value-type="float">
            <text:p>144,67</text:p>
          </table:table-cell>
          <table:table-cell table:style-name="ce6" office:value-type="float" office:value="11.49" calcext:value-type="float">
            <text:p>11,49</text:p>
          </table:table-cell>
          <table:table-cell office:value-type="string" calcext:value-type="string">
            <text:p>CMT14.vrp</text:p>
          </table:table-cell>
          <table:table-cell office:value-type="float" office:value="3422.56" calcext:value-type="float">
            <text:p>3422,56</text:p>
          </table:table-cell>
          <table:table-cell office:value-type="float" office:value="3423.392" calcext:value-type="float">
            <text:p>3423,392</text:p>
          </table:table-cell>
          <table:table-cell office:value-type="float" office:value="3425.22" calcext:value-type="float">
            <text:p>3425,22</text:p>
          </table:table-cell>
          <table:table-cell table:number-columns-repeated="3" office:value-type="float" office:value="3422.56" calcext:value-type="float">
            <text:p>3422,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153.956" calcext:value-type="float">
            <text:p>153,96</text:p>
          </table:table-cell>
          <table:table-cell office:value-type="float" office:value="4.593" calcext:value-type="float">
            <text:p>4,59</text:p>
          </table:table-cell>
          <table:table-cell office:value-type="float" office:value="32.105" calcext:value-type="float">
            <text:p>32,11</text:p>
          </table:table-cell>
          <table:table-cell office:value-type="float" office:value="62.11" calcext:value-type="float">
            <text:p>62,11</text:p>
          </table:table-cell>
          <table:table-cell table:style-name="ce6" office:value-type="float" office:value="6.57" calcext:value-type="float">
            <text:p>6,57</text:p>
          </table:table-cell>
          <table:table-cell table:style-name="ce11" office:value-type="string" calcext:value-type="string">
            <text:p>AVG</text:p>
          </table:table-cell>
          <table:table-cell table:style-name="ce15" table:formula="of:=AVERAGE([.I4:.I17])" office:value-type="float" office:value="4134.24357142857" calcext:value-type="float">
            <text:p>4134,24</text:p>
          </table:table-cell>
          <table:table-cell table:style-name="ce15" table:formula="of:=AVERAGE([.J4:.J17])" office:value-type="float" office:value="4137.14035714286" calcext:value-type="float">
            <text:p>4137,14</text:p>
          </table:table-cell>
          <table:table-cell table:style-name="ce15" table:formula="of:=AVERAGE([.K4:.K17])" office:value-type="float" office:value="4142.89928571429" calcext:value-type="float">
            <text:p>4142,90</text:p>
          </table:table-cell>
          <table:table-cell table:style-name="ce15" table:formula="of:=AVERAGE([.L4:.L17])" office:value-type="float" office:value="4133.84285714286" calcext:value-type="float">
            <text:p>4133,84</text:p>
          </table:table-cell>
          <table:table-cell table:style-name="ce15" table:formula="of:=AVERAGE([.M4:.M17])" office:value-type="float" office:value="4134.24357142857" calcext:value-type="float">
            <text:p>4134,24</text:p>
          </table:table-cell>
          <table:table-cell table:style-name="ce15" table:formula="of:=AVERAGE([.N4:.N17])" office:value-type="float" office:value="4135.01928571429" calcext:value-type="float">
            <text:p>4135,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608.965" calcext:value-type="float">
            <text:p>608,97</text:p>
          </table:table-cell>
          <table:table-cell office:value-type="float" office:value="7.625" calcext:value-type="float">
            <text:p>7,63</text:p>
          </table:table-cell>
          <table:table-cell office:value-type="float" office:value="79.656" calcext:value-type="float">
            <text:p>79,66</text:p>
          </table:table-cell>
          <table:table-cell office:value-type="float" office:value="1064.14" calcext:value-type="float">
            <text:p>1064,14</text:p>
          </table:table-cell>
          <table:table-cell table:style-name="ce6" office:value-type="float" office:value="8.32" calcext:value-type="float">
            <text:p>8,3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/>
          <table:table-cell office:value-type="string" calcext:value-type="string">
            <text:p>pr1002</text:p>
          </table:table-cell>
          <table:table-cell office:value-type="float" office:value="220.216" calcext:value-type="float">
            <text:p>220,22</text:p>
          </table:table-cell>
          <table:table-cell office:value-type="float" office:value="7.499" calcext:value-type="float">
            <text:p>7,50</text:p>
          </table:table-cell>
          <table:table-cell office:value-type="float" office:value="60.697" calcext:value-type="float">
            <text:p>60,70</text:p>
          </table:table-cell>
          <table:table-cell office:value-type="float" office:value="108.96" calcext:value-type="float">
            <text:p>108,96</text:p>
          </table:table-cell>
          <table:table-cell table:style-name="ce6" office:value-type="float" office:value="7.76" calcext:value-type="float">
            <text:p>7,76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5" table:formula="of:=AVERAGE([.C3:.C20])" office:value-type="float" office:value="141.873388888889" calcext:value-type="float">
            <text:p>141,87</text:p>
          </table:table-cell>
          <table:table-cell table:style-name="ce15" table:formula="of:=AVERAGE([.D3:.D20])" office:value-type="float" office:value="4.12305555555556" calcext:value-type="float">
            <text:p>4,12</text:p>
          </table:table-cell>
          <table:table-cell table:style-name="ce15" table:formula="of:=AVERAGE([.E3:.E20])" office:value-type="float" office:value="30.4606944444445" calcext:value-type="float">
            <text:p>30,46</text:p>
          </table:table-cell>
          <table:table-cell table:style-name="ce15" table:formula="of:=AVERAGE([.F3:.F20])" office:value-type="float" office:value="149.537222222222" calcext:value-type="float">
            <text:p>149,54</text:p>
          </table:table-cell>
          <table:table-cell table:style-name="ce15" table:formula="of:=AVERAGE([.G3:.G20])" office:value-type="float" office:value="7.00875" calcext:value-type="float">
            <text:p>7,01</text:p>
          </table:table-cell>
          <table:table-cell table:style-name="ce15"/>
          <table:table-cell table:style-name="ce11"/>
          <table:table-cell table:number-columns-repeated="3"/>
          <table:table-cell table:style-name="ce11" table:number-columns-repeated="1012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Nuncamendi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obj</text:p>
          </table:table-cell>
          <table:table-cell table:style-name="Default" office:value-type="string" calcext:value-type="string">
            <text:p>ti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1</text:p>
          </table:table-cell>
          <table:table-cell table:style-name="Default" office:value-type="float" office:value="2209.64" calcext:value-type="float">
            <text:p>2209,64</text:p>
          </table:table-cell>
          <table:table-cell table:style-name="Default" office:value-type="float" office:value="0.702" calcext:value-type="float">
            <text:p>0,70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2</text:p>
          </table:table-cell>
          <table:table-cell table:style-name="Default" office:value-type="float" office:value="2310.09" calcext:value-type="float">
            <text:p>2310,09</text:p>
          </table:table-cell>
          <table:table-cell table:style-name="Default" office:value-type="float" office:value="4.196" calcext:value-type="float">
            <text:p>4,196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3</text:p>
          </table:table-cell>
          <table:table-cell table:style-name="Default" office:value-type="float" office:value="4002.9" calcext:value-type="float">
            <text:p>4002,9</text:p>
          </table:table-cell>
          <table:table-cell table:style-name="Default" office:value-type="float" office:value="14.938" calcext:value-type="float">
            <text:p>14,938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4</text:p>
          </table:table-cell>
          <table:table-cell table:style-name="Default" office:value-type="float" office:value="4953.94" calcext:value-type="float">
            <text:p>4953,94</text:p>
          </table:table-cell>
          <table:table-cell table:style-name="Default" office:value-type="float" office:value="80.948" calcext:value-type="float">
            <text:p>80,948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5</text:p>
          </table:table-cell>
          <table:table-cell table:style-name="Default" office:value-type="float" office:value="5748.36" calcext:value-type="float">
            <text:p>5748,36</text:p>
          </table:table-cell>
          <table:table-cell table:style-name="Default" office:value-type="float" office:value="313.672" calcext:value-type="float">
            <text:p>313,67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11</text:p>
          </table:table-cell>
          <table:table-cell table:style-name="Default" office:value-type="float" office:value="7200.68" calcext:value-type="float">
            <text:p>7200,68</text:p>
          </table:table-cell>
          <table:table-cell table:style-name="Default" office:value-type="float" office:value="27.097" calcext:value-type="float">
            <text:p>27,09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12</text:p>
          </table:table-cell>
          <table:table-cell table:style-name="Default" office:value-type="float" office:value="3530.24" calcext:value-type="float">
            <text:p>3530,24</text:p>
          </table:table-cell>
          <table:table-cell table:style-name="Default" office:value-type="float" office:value="13.837" calcext:value-type="float">
            <text:p>13,837</text:p>
          </table:table-cell>
          <table:table-cell table:style-name="Default" table:number-columns-repeated="3"/>
          <table:table-cell table:number-columns-repeated="1018"/>
        </table:table-row>
      </table:table>
      <table:table table:name="Ribeiro comp." table:style-name="ta1">
        <table:table-column table:style-name="co10" table:default-cell-style-name="Default"/>
        <table:table-column table:style-name="co10" table:number-columns-repeated="10" table:default-cell-style-name="ce6"/>
        <table:table-column table:style-name="co10" table:number-columns-repeated="4" table:default-cell-style-name="Default"/>
        <table:table-column table:style-name="co10" table:number-columns-repeated="2" table:default-cell-style-name="ce6"/>
        <table:table-column table:style-name="co10" table:number-columns-repeated="1007" table:default-cell-style-name="Default"/>
        <table:table-row table:style-name="ro1">
          <table:table-cell table:style-name="ce11"/>
          <table:table-cell table:style-name="ce22" office:value-type="string" calcext:value-type="string" table:number-columns-spanned="6" table:number-rows-spanned="1">
            <text:p>Ribeiro (30s timelimit)</text:p>
          </table:table-cell>
          <table:covered-table-cell table:number-columns-repeated="5" table:style-name="ce15"/>
          <table:table-cell table:style-name="ce22" office:value-type="string" calcext:value-type="string" table:number-columns-spanned="2" table:number-rows-spanned="1">
            <text:p>This work (1s timelimit)</text:p>
          </table:table-cell>
          <table:covered-table-cell table:style-name="ce15"/>
          <table:table-cell table:style-name="ce15" table:number-columns-repeated="2"/>
          <table:table-cell table:style-name="ce11" table:number-columns-repeated="4"/>
          <table:table-cell table:style-name="ce15" table:number-columns-repeated="2"/>
          <table:table-cell table:style-name="ce11" table:number-columns-repeated="1007"/>
        </table:table-row>
        <table:table-row table:style-name="ro1">
          <table:table-cell table:style-name="ce11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C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ALN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15" table:number-columns-repeated="2"/>
          <table:table-cell table:style-name="ce11" table:number-columns-repeated="4"/>
          <table:table-cell table:style-name="ce15" table:number-columns-repeated="2"/>
          <table:table-cell table:style-name="ce11" table:number-columns-repeated="1007"/>
        </table:table-row>
        <table:table-row table:style-name="ro1">
          <table:table-cell table:style-name="ce11"/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5" office:value-type="string" calcext:value-type="string">
            <text:p>GapAvg</text:p>
          </table:table-cell>
          <table:table-cell table:style-name="ce11" table:number-columns-repeated="4"/>
          <table:table-cell table:style-name="ce15" table:number-columns-repeated="2"/>
          <table:table-cell table:style-name="ce11" table:number-columns-repeated="1007"/>
        </table:table-row>
        <table:table-row table:style-name="ro1">
          <table:table-cell office:value-type="string" calcext:value-type="string">
            <text:p>50/5–1</text:p>
          </table:table-cell>
          <table:table-cell office:value-type="float" office:value="42682.12" calcext:value-type="float">
            <text:p>42682,12</text:p>
          </table:table-cell>
          <table:table-cell office:value-type="float" office:value="42701.3" calcext:value-type="float">
            <text:p>42701,30</text:p>
          </table:table-cell>
          <table:table-cell table:number-columns-repeated="3" office:value-type="float" office:value="42682.12" calcext:value-type="float">
            <text:p>42682,12</text:p>
          </table:table-cell>
          <table:table-cell office:value-type="float" office:value="43157.81" calcext:value-type="float">
            <text:p>43157,81</text:p>
          </table:table-cell>
          <table:table-cell table:number-columns-repeated="2" office:value-type="float" office:value="42682.12" calcext:value-type="float">
            <text:p>42682,12</text:p>
          </table:table-cell>
          <table:table-cell table:formula="of:=100*([.H4]-MIN([.F4];[.D4];[.B4]))/MIN([.F4];[.D4];[.B4])" office:value-type="float" office:value="0" calcext:value-type="float">
            <text:p>0,00</text:p>
          </table:table-cell>
          <table:table-cell table:formula="of:=100*([.I4]-MIN([.G4];[.E4];[.C4]))/MIN([.G4];[.E4];[.C4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2</text:p>
          </table:table-cell>
          <table:table-cell office:value-type="float" office:value="45516.36" calcext:value-type="float">
            <text:p>45516,36</text:p>
          </table:table-cell>
          <table:table-cell office:value-type="float" office:value="45956.64" calcext:value-type="float">
            <text:p>45956,64</text:p>
          </table:table-cell>
          <table:table-cell table:number-columns-repeated="3" office:value-type="float" office:value="45516.36" calcext:value-type="float">
            <text:p>45516,36</text:p>
          </table:table-cell>
          <table:table-cell office:value-type="float" office:value="45550.78" calcext:value-type="float">
            <text:p>45550,78</text:p>
          </table:table-cell>
          <table:table-cell table:number-columns-repeated="2" office:value-type="float" office:value="45516.36" calcext:value-type="float">
            <text:p>45516,36</text:p>
          </table:table-cell>
          <table:table-cell table:formula="of:=100*([.H5]-MIN([.F5];[.D5];[.B5]))/MIN([.F5];[.D5];[.B5])" office:value-type="float" office:value="0" calcext:value-type="float">
            <text:p>0,00</text:p>
          </table:table-cell>
          <table:table-cell table:formula="of:=100*([.I5]-MIN([.G5];[.E5];[.C5]))/MIN([.G5];[.E5];[.C5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3</text:p>
          </table:table-cell>
          <table:table-cell office:value-type="float" office:value="41622.72" calcext:value-type="float">
            <text:p>41622,72</text:p>
          </table:table-cell>
          <table:table-cell office:value-type="float" office:value="41625.63" calcext:value-type="float">
            <text:p>41625,63</text:p>
          </table:table-cell>
          <table:table-cell table:number-columns-repeated="3" office:value-type="float" office:value="41622.72" calcext:value-type="float">
            <text:p>41622,72</text:p>
          </table:table-cell>
          <table:table-cell office:value-type="float" office:value="41650.73" calcext:value-type="float">
            <text:p>41650,73</text:p>
          </table:table-cell>
          <table:table-cell table:number-columns-repeated="2" office:value-type="float" office:value="41622.72" calcext:value-type="float">
            <text:p>41622,72</text:p>
          </table:table-cell>
          <table:table-cell table:formula="of:=100*([.H6]-MIN([.F6];[.D6];[.B6]))/MIN([.F6];[.D6];[.B6])" office:value-type="float" office:value="0" calcext:value-type="float">
            <text:p>0,00</text:p>
          </table:table-cell>
          <table:table-cell table:formula="of:=100*([.I6]-MIN([.G6];[.E6];[.C6]))/MIN([.G6];[.E6];[.C6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4</text:p>
          </table:table-cell>
          <table:table-cell office:value-type="float" office:value="40524.17" calcext:value-type="float">
            <text:p>40524,17</text:p>
          </table:table-cell>
          <table:table-cell office:value-type="float" office:value="40691.36" calcext:value-type="float">
            <text:p>40691,36</text:p>
          </table:table-cell>
          <table:table-cell table:number-columns-repeated="3" office:value-type="float" office:value="40524.17" calcext:value-type="float">
            <text:p>40524,17</text:p>
          </table:table-cell>
          <table:table-cell office:value-type="float" office:value="41102.25" calcext:value-type="float">
            <text:p>41102,25</text:p>
          </table:table-cell>
          <table:table-cell table:number-columns-repeated="2" office:value-type="float" office:value="40524.17" calcext:value-type="float">
            <text:p>40524,17</text:p>
          </table:table-cell>
          <table:table-cell table:formula="of:=100*([.H7]-MIN([.F7];[.D7];[.B7]))/MIN([.F7];[.D7];[.B7])" office:value-type="float" office:value="0" calcext:value-type="float">
            <text:p>0,00</text:p>
          </table:table-cell>
          <table:table-cell table:formula="of:=100*([.I7]-MIN([.G7];[.E7];[.C7]))/MIN([.G7];[.E7];[.C7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5</text:p>
          </table:table-cell>
          <table:table-cell office:value-type="float" office:value="42785.74" calcext:value-type="float">
            <text:p>42785,74</text:p>
          </table:table-cell>
          <table:table-cell office:value-type="float" office:value="42938.67" calcext:value-type="float">
            <text:p>42938,67</text:p>
          </table:table-cell>
          <table:table-cell table:number-columns-repeated="3" office:value-type="float" office:value="42785.74" calcext:value-type="float">
            <text:p>42785,74</text:p>
          </table:table-cell>
          <table:table-cell office:value-type="float" office:value="42821.71" calcext:value-type="float">
            <text:p>42821,71</text:p>
          </table:table-cell>
          <table:table-cell table:number-columns-repeated="2" office:value-type="float" office:value="42785.74" calcext:value-type="float">
            <text:p>42785,74</text:p>
          </table:table-cell>
          <table:table-cell table:formula="of:=100*([.H8]-MIN([.F8];[.D8];[.B8]))/MIN([.F8];[.D8];[.B8])" office:value-type="float" office:value="0" calcext:value-type="float">
            <text:p>0,00</text:p>
          </table:table-cell>
          <table:table-cell table:formula="of:=100*([.I8]-MIN([.G8];[.E8];[.C8]))/MIN([.G8];[.E8];[.C8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6</text:p>
          </table:table-cell>
          <table:table-cell office:value-type="float" office:value="44682.51" calcext:value-type="float">
            <text:p>44682,51</text:p>
          </table:table-cell>
          <table:table-cell office:value-type="float" office:value="44771.24" calcext:value-type="float">
            <text:p>44771,24</text:p>
          </table:table-cell>
          <table:table-cell table:number-columns-repeated="3" office:value-type="float" office:value="44682.51" calcext:value-type="float">
            <text:p>44682,51</text:p>
          </table:table-cell>
          <table:table-cell office:value-type="float" office:value="44778.37" calcext:value-type="float">
            <text:p>44778,37</text:p>
          </table:table-cell>
          <table:table-cell table:number-columns-repeated="2" office:value-type="float" office:value="44682.51" calcext:value-type="float">
            <text:p>44682,51</text:p>
          </table:table-cell>
          <table:table-cell table:formula="of:=100*([.H9]-MIN([.F9];[.D9];[.B9]))/MIN([.F9];[.D9];[.B9])" office:value-type="float" office:value="0" calcext:value-type="float">
            <text:p>0,00</text:p>
          </table:table-cell>
          <table:table-cell table:formula="of:=100*([.I9]-MIN([.G9];[.E9];[.C9]))/MIN([.G9];[.E9];[.C9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7</text:p>
          </table:table-cell>
          <table:table-cell office:value-type="float" office:value="51554.44" calcext:value-type="float">
            <text:p>51554,44</text:p>
          </table:table-cell>
          <table:table-cell office:value-type="float" office:value="51764.56" calcext:value-type="float">
            <text:p>51764,56</text:p>
          </table:table-cell>
          <table:table-cell table:number-columns-repeated="3" office:value-type="float" office:value="51554.44" calcext:value-type="float">
            <text:p>51554,44</text:p>
          </table:table-cell>
          <table:table-cell office:value-type="float" office:value="51555.61" calcext:value-type="float">
            <text:p>51555,61</text:p>
          </table:table-cell>
          <table:table-cell table:number-columns-repeated="2" office:value-type="float" office:value="51554.44" calcext:value-type="float">
            <text:p>51554,44</text:p>
          </table:table-cell>
          <table:table-cell table:formula="of:=100*([.H10]-MIN([.F10];[.D10];[.B10]))/MIN([.F10];[.D10];[.B10])" office:value-type="float" office:value="0" calcext:value-type="float">
            <text:p>0,00</text:p>
          </table:table-cell>
          <table:table-cell table:formula="of:=100*([.I10]-MIN([.G10];[.E10];[.C10]))/MIN([.G10];[.E10];[.C10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8</text:p>
          </table:table-cell>
          <table:table-cell table:number-columns-repeated="5" office:value-type="float" office:value="37665.35" calcext:value-type="float">
            <text:p>37665,35</text:p>
          </table:table-cell>
          <table:table-cell office:value-type="float" office:value="37957.86" calcext:value-type="float">
            <text:p>37957,86</text:p>
          </table:table-cell>
          <table:table-cell table:number-columns-repeated="2" office:value-type="float" office:value="37665.35" calcext:value-type="float">
            <text:p>37665,35</text:p>
          </table:table-cell>
          <table:table-cell table:formula="of:=100*([.H11]-MIN([.F11];[.D11];[.B11]))/MIN([.F11];[.D11];[.B11])" office:value-type="float" office:value="0" calcext:value-type="float">
            <text:p>0,00</text:p>
          </table:table-cell>
          <table:table-cell table:formula="of:=100*([.I11]-MIN([.G11];[.E11];[.C11]))/MIN([.G11];[.E11];[.C11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9</text:p>
          </table:table-cell>
          <table:table-cell office:value-type="float" office:value="43498.26" calcext:value-type="float">
            <text:p>43498,26</text:p>
          </table:table-cell>
          <table:table-cell office:value-type="float" office:value="43617.4" calcext:value-type="float">
            <text:p>43617,40</text:p>
          </table:table-cell>
          <table:table-cell table:number-columns-repeated="6" office:value-type="float" office:value="43498.26" calcext:value-type="float">
            <text:p>43498,26</text:p>
          </table:table-cell>
          <table:table-cell table:formula="of:=100*([.H12]-MIN([.F12];[.D12];[.B12]))/MIN([.F12];[.D12];[.B12])" office:value-type="float" office:value="0" calcext:value-type="float">
            <text:p>0,00</text:p>
          </table:table-cell>
          <table:table-cell table:formula="of:=100*([.I12]-MIN([.G12];[.E12];[.C12]))/MIN([.G12];[.E12];[.C12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10</text:p>
          </table:table-cell>
          <table:table-cell office:value-type="float" office:value="42970.28" calcext:value-type="float">
            <text:p>42970,28</text:p>
          </table:table-cell>
          <table:table-cell office:value-type="float" office:value="43235.19" calcext:value-type="float">
            <text:p>43235,19</text:p>
          </table:table-cell>
          <table:table-cell table:number-columns-repeated="3" office:value-type="float" office:value="42970.28" calcext:value-type="float">
            <text:p>42970,28</text:p>
          </table:table-cell>
          <table:table-cell office:value-type="float" office:value="43053.67" calcext:value-type="float">
            <text:p>43053,67</text:p>
          </table:table-cell>
          <table:table-cell table:number-columns-repeated="2" office:value-type="float" office:value="42970.28" calcext:value-type="float">
            <text:p>42970,28</text:p>
          </table:table-cell>
          <table:table-cell table:formula="of:=100*([.H13]-MIN([.F13];[.D13];[.B13]))/MIN([.F13];[.D13];[.B13])" office:value-type="float" office:value="0" calcext:value-type="float">
            <text:p>0,00</text:p>
          </table:table-cell>
          <table:table-cell table:formula="of:=100*([.I13]-MIN([.G13];[.E13];[.C13]))/MIN([.G13];[.E13];[.C13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4:.B13])" office:value-type="float" office:value="43350.195" calcext:value-type="float">
            <text:p>43350,20</text:p>
          </table:table-cell>
          <table:table-cell table:style-name="ce15" table:formula="of:=AVERAGE([.C4:.C13])" office:value-type="float" office:value="43496.734" calcext:value-type="float">
            <text:p>43496,73</text:p>
          </table:table-cell>
          <table:table-cell table:style-name="ce15" table:formula="of:=AVERAGE([.D4:.D13])" office:value-type="float" office:value="43350.195" calcext:value-type="float">
            <text:p>43350,20</text:p>
          </table:table-cell>
          <table:table-cell table:style-name="ce15" table:formula="of:=AVERAGE([.E4:.E13])" office:value-type="float" office:value="43350.195" calcext:value-type="float">
            <text:p>43350,20</text:p>
          </table:table-cell>
          <table:table-cell table:style-name="ce15" table:formula="of:=AVERAGE([.F4:.F13])" office:value-type="float" office:value="43350.195" calcext:value-type="float">
            <text:p>43350,20</text:p>
          </table:table-cell>
          <table:table-cell table:style-name="ce15" table:formula="of:=AVERAGE([.G4:.G13])" office:value-type="float" office:value="43512.705" calcext:value-type="float">
            <text:p>43512,71</text:p>
          </table:table-cell>
          <table:table-cell table:style-name="ce15" table:formula="of:=AVERAGE([.H4:.H13])" office:value-type="float" office:value="43350.195" calcext:value-type="float">
            <text:p>43350,20</text:p>
          </table:table-cell>
          <table:table-cell table:style-name="ce15" table:formula="of:=AVERAGE([.I4:.I13])" office:value-type="float" office:value="43350.195" calcext:value-type="float">
            <text:p>43350,20</text:p>
          </table:table-cell>
          <table:table-cell table:style-name="ce15" table:formula="of:=100*([.H14]-MIN([.F14];[.D14];[.B14]))/MIN([.F14];[.D14];[.B14])" office:value-type="float" office:value="0" calcext:value-type="float">
            <text:p>0,00</text:p>
          </table:table-cell>
          <table:table-cell table:style-name="ce15" table:formula="of:=100*([.I14]-MIN([.G14];[.E14];[.C14]))/MIN([.G14];[.E14];[.C14])" office:value-type="float" office:value="0" calcext:value-type="float">
            <text:p>0,00</text:p>
          </table:table-cell>
          <table:table-cell table:style-name="ce11" table:number-columns-repeated="1013"/>
        </table:table-row>
        <table:table-row table:style-name="ro1">
          <table:table-cell office:value-type="string" calcext:value-type="string">
            <text:p>50/10–1</text:p>
          </table:table-cell>
          <table:table-cell office:value-type="float" office:value="30486.13" calcext:value-type="float">
            <text:p>30486,13</text:p>
          </table:table-cell>
          <table:table-cell office:value-type="float" office:value="30492.27" calcext:value-type="float">
            <text:p>30492,27</text:p>
          </table:table-cell>
          <table:table-cell table:number-columns-repeated="6" office:value-type="float" office:value="30486.13" calcext:value-type="float">
            <text:p>30486,13</text:p>
          </table:table-cell>
          <table:table-cell table:formula="of:=100*([.H15]-MIN([.F15];[.D15];[.B15]))/MIN([.F15];[.D15];[.B15])" office:value-type="float" office:value="0" calcext:value-type="float">
            <text:p>0,00</text:p>
          </table:table-cell>
          <table:table-cell table:formula="of:=100*([.I15]-MIN([.G15];[.E15];[.C15]))/MIN([.G15];[.E15];[.C15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2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30947.15" calcext:value-type="float">
            <text:p>30947,15</text:p>
          </table:table-cell>
          <table:table-cell office:value-type="float" office:value="30952.65" calcext:value-type="float">
            <text:p>30952,65</text:p>
          </table:table-cell>
          <table:table-cell table:number-columns-repeated="2" office:value-type="float" office:value="30933.87" calcext:value-type="float">
            <text:p>30933,87</text:p>
          </table:table-cell>
          <table:table-cell office:value-type="float" office:value="30946.77" calcext:value-type="float">
            <text:p>30946,77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30941.716" calcext:value-type="float">
            <text:p>30941,72</text:p>
          </table:table-cell>
          <table:table-cell table:formula="of:=100*([.H16]-MIN([.F16];[.D16];[.B16]))/MIN([.F16];[.D16];[.B16])" office:value-type="float" office:value="0" calcext:value-type="float">
            <text:p>0,00</text:p>
          </table:table-cell>
          <table:table-cell table:formula="of:=100*([.I16]-MIN([.G16];[.E16];[.C16]))/MIN([.G16];[.E16];[.C16])" office:value-type="float" office:value="0.0253637840981467" calcext:value-type="float">
            <text:p>0,0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3</text:p>
          </table:table-cell>
          <table:table-cell office:value-type="float" office:value="29352.94" calcext:value-type="float">
            <text:p>29352,94</text:p>
          </table:table-cell>
          <table:table-cell office:value-type="float" office:value="29397.67" calcext:value-type="float">
            <text:p>29397,67</text:p>
          </table:table-cell>
          <table:table-cell table:number-columns-repeated="6" office:value-type="float" office:value="29352.94" calcext:value-type="float">
            <text:p>29352,94</text:p>
          </table:table-cell>
          <table:table-cell table:formula="of:=100*([.H17]-MIN([.F17];[.D17];[.B17]))/MIN([.F17];[.D17];[.B17])" office:value-type="float" office:value="0" calcext:value-type="float">
            <text:p>0,00</text:p>
          </table:table-cell>
          <table:table-cell table:formula="of:=100*([.I17]-MIN([.G17];[.E17];[.C17]))/MIN([.G17];[.E17];[.C17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4</text:p>
          </table:table-cell>
          <table:table-cell office:value-type="float" office:value="28826.23" calcext:value-type="float">
            <text:p>28826,23</text:p>
          </table:table-cell>
          <table:table-cell office:value-type="float" office:value="28850.62" calcext:value-type="float">
            <text:p>28850,62</text:p>
          </table:table-cell>
          <table:table-cell table:number-columns-repeated="3" office:value-type="float" office:value="28826.23" calcext:value-type="float">
            <text:p>28826,23</text:p>
          </table:table-cell>
          <table:table-cell office:value-type="float" office:value="28832.55" calcext:value-type="float">
            <text:p>28832,55</text:p>
          </table:table-cell>
          <table:table-cell table:number-columns-repeated="2" office:value-type="float" office:value="28826.23" calcext:value-type="float">
            <text:p>28826,23</text:p>
          </table:table-cell>
          <table:table-cell table:formula="of:=100*([.H18]-MIN([.F18];[.D18];[.B18]))/MIN([.F18];[.D18];[.B18])" office:value-type="float" office:value="0" calcext:value-type="float">
            <text:p>0,00</text:p>
          </table:table-cell>
          <table:table-cell table:formula="of:=100*([.I18]-MIN([.G18];[.E18];[.C18]))/MIN([.G18];[.E18];[.C18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5</text:p>
          </table:table-cell>
          <table:table-cell office:value-type="float" office:value="29348.4" calcext:value-type="float">
            <text:p>29348,40</text:p>
          </table:table-cell>
          <table:table-cell office:value-type="float" office:value="29391.52" calcext:value-type="float">
            <text:p>29391,52</text:p>
          </table:table-cell>
          <table:table-cell table:number-columns-repeated="3" office:value-type="float" office:value="29348.4" calcext:value-type="float">
            <text:p>29348,40</text:p>
          </table:table-cell>
          <table:table-cell office:value-type="float" office:value="29353.32" calcext:value-type="float">
            <text:p>29353,32</text:p>
          </table:table-cell>
          <table:table-cell table:number-columns-repeated="2" office:value-type="float" office:value="29348.4" calcext:value-type="float">
            <text:p>29348,40</text:p>
          </table:table-cell>
          <table:table-cell table:formula="of:=100*([.H19]-MIN([.F19];[.D19];[.B19]))/MIN([.F19];[.D19];[.B19])" office:value-type="float" office:value="0" calcext:value-type="float">
            <text:p>0,00</text:p>
          </table:table-cell>
          <table:table-cell table:formula="of:=100*([.I19]-MIN([.G19];[.E19];[.C19]))/MIN([.G19];[.E19];[.C19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6</text:p>
          </table:table-cell>
          <table:table-cell office:value-type="float" office:value="30462.58" calcext:value-type="float">
            <text:p>30462,58</text:p>
          </table:table-cell>
          <table:table-cell office:value-type="float" office:value="30489.55" calcext:value-type="float">
            <text:p>30489,55</text:p>
          </table:table-cell>
          <table:table-cell table:number-columns-repeated="3" office:value-type="float" office:value="30462.58" calcext:value-type="float">
            <text:p>30462,58</text:p>
          </table:table-cell>
          <table:table-cell office:value-type="float" office:value="30471.71" calcext:value-type="float">
            <text:p>30471,71</text:p>
          </table:table-cell>
          <table:table-cell table:number-columns-repeated="2" office:value-type="float" office:value="30462.58" calcext:value-type="float">
            <text:p>30462,58</text:p>
          </table:table-cell>
          <table:table-cell table:formula="of:=100*([.H20]-MIN([.F20];[.D20];[.B20]))/MIN([.F20];[.D20];[.B20])" office:value-type="float" office:value="0" calcext:value-type="float">
            <text:p>0,00</text:p>
          </table:table-cell>
          <table:table-cell table:formula="of:=100*([.I20]-MIN([.G20];[.E20];[.C20]))/MIN([.G20];[.E20];[.C20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7</text:p>
          </table:table-cell>
          <table:table-cell office:value-type="float" office:value="37502.23" calcext:value-type="float">
            <text:p>37502,23</text:p>
          </table:table-cell>
          <table:table-cell office:value-type="float" office:value="37502.69" calcext:value-type="float">
            <text:p>37502,69</text:p>
          </table:table-cell>
          <table:table-cell table:number-columns-repeated="6" office:value-type="float" office:value="37502.23" calcext:value-type="float">
            <text:p>37502,23</text:p>
          </table:table-cell>
          <table:table-cell table:formula="of:=100*([.H21]-MIN([.F21];[.D21];[.B21]))/MIN([.F21];[.D21];[.B21])" office:value-type="float" office:value="0" calcext:value-type="float">
            <text:p>0,00</text:p>
          </table:table-cell>
          <table:table-cell table:formula="of:=100*([.I21]-MIN([.G21];[.E21];[.C21]))/MIN([.G21];[.E21];[.C21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8</text:p>
          </table:table-cell>
          <table:table-cell office:value-type="float" office:value="26451.65" calcext:value-type="float">
            <text:p>26451,65</text:p>
          </table:table-cell>
          <table:table-cell office:value-type="float" office:value="26466.27" calcext:value-type="float">
            <text:p>26466,27</text:p>
          </table:table-cell>
          <table:table-cell table:number-columns-repeated="3" office:value-type="float" office:value="26451.65" calcext:value-type="float">
            <text:p>26451,65</text:p>
          </table:table-cell>
          <table:table-cell office:value-type="float" office:value="26452.07" calcext:value-type="float">
            <text:p>26452,07</text:p>
          </table:table-cell>
          <table:table-cell table:number-columns-repeated="2" office:value-type="float" office:value="26451.65" calcext:value-type="float">
            <text:p>26451,65</text:p>
          </table:table-cell>
          <table:table-cell table:formula="of:=100*([.H22]-MIN([.F22];[.D22];[.B22]))/MIN([.F22];[.D22];[.B22])" office:value-type="float" office:value="0" calcext:value-type="float">
            <text:p>0,00</text:p>
          </table:table-cell>
          <table:table-cell table:formula="of:=100*([.I22]-MIN([.G22];[.E22];[.C22]))/MIN([.G22];[.E22];[.C22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9</text:p>
          </table:table-cell>
          <table:table-cell office:value-type="float" office:value="31350.39" calcext:value-type="float">
            <text:p>31350,39</text:p>
          </table:table-cell>
          <table:table-cell office:value-type="float" office:value="31625.44" calcext:value-type="float">
            <text:p>31625,44</text:p>
          </table:table-cell>
          <table:table-cell table:number-columns-repeated="3" office:value-type="float" office:value="31350.39" calcext:value-type="float">
            <text:p>31350,39</text:p>
          </table:table-cell>
          <table:table-cell office:value-type="float" office:value="31357.61" calcext:value-type="float">
            <text:p>31357,61</text:p>
          </table:table-cell>
          <table:table-cell table:number-columns-repeated="2" office:value-type="float" office:value="31350.39" calcext:value-type="float">
            <text:p>31350,39</text:p>
          </table:table-cell>
          <table:table-cell table:formula="of:=100*([.H23]-MIN([.F23];[.D23];[.B23]))/MIN([.F23];[.D23];[.B23])" office:value-type="float" office:value="0" calcext:value-type="float">
            <text:p>0,00</text:p>
          </table:table-cell>
          <table:table-cell table:formula="of:=100*([.I23]-MIN([.G23];[.E23];[.C23]))/MIN([.G23];[.E23];[.C23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10</text:p>
          </table:table-cell>
          <table:table-cell office:value-type="float" office:value="29825.7" calcext:value-type="float">
            <text:p>29825,70</text:p>
          </table:table-cell>
          <table:table-cell office:value-type="float" office:value="29863.2" calcext:value-type="float">
            <text:p>29863,20</text:p>
          </table:table-cell>
          <table:table-cell table:number-columns-repeated="6" office:value-type="float" office:value="29825.7" calcext:value-type="float">
            <text:p>29825,70</text:p>
          </table:table-cell>
          <table:table-cell table:formula="of:=100*([.H24]-MIN([.F24];[.D24];[.B24]))/MIN([.F24];[.D24];[.B24])" office:value-type="float" office:value="0" calcext:value-type="float">
            <text:p>0,00</text:p>
          </table:table-cell>
          <table:table-cell table:formula="of:=100*([.I24]-MIN([.G24];[.E24];[.C24]))/MIN([.G24];[.E24];[.C24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15:.B24])" office:value-type="float" office:value="30454.012" calcext:value-type="float">
            <text:p>30454,01</text:p>
          </table:table-cell>
          <table:table-cell table:style-name="ce15" table:formula="of:=AVERAGE([.C15:.C24])" office:value-type="float" office:value="30502.638" calcext:value-type="float">
            <text:p>30502,64</text:p>
          </table:table-cell>
          <table:table-cell table:style-name="ce15" table:formula="of:=AVERAGE([.D15:.D24])" office:value-type="float" office:value="30455.89" calcext:value-type="float">
            <text:p>30455,89</text:p>
          </table:table-cell>
          <table:table-cell table:style-name="ce15" table:formula="of:=AVERAGE([.E15:.E24])" office:value-type="float" office:value="30454.012" calcext:value-type="float">
            <text:p>30454,01</text:p>
          </table:table-cell>
          <table:table-cell table:style-name="ce15" table:formula="of:=AVERAGE([.F15:.F24])" office:value-type="float" office:value="30454.012" calcext:value-type="float">
            <text:p>30454,01</text:p>
          </table:table-cell>
          <table:table-cell table:style-name="ce15" table:formula="of:=AVERAGE([.G15:.G24])" office:value-type="float" office:value="30458.103" calcext:value-type="float">
            <text:p>30458,10</text:p>
          </table:table-cell>
          <table:table-cell table:style-name="ce15" table:formula="of:=AVERAGE([.H15:.H24])" office:value-type="float" office:value="30454.012" calcext:value-type="float">
            <text:p>30454,01</text:p>
          </table:table-cell>
          <table:table-cell table:style-name="ce15" table:formula="of:=AVERAGE([.I15:.I24])" office:value-type="float" office:value="30454.7966" calcext:value-type="float">
            <text:p>30454,80</text:p>
          </table:table-cell>
          <table:table-cell table:style-name="ce15" table:formula="of:=100*([.H25]-MIN([.F25];[.D25];[.B25]))/MIN([.F25];[.D25];[.B25])" office:value-type="float" office:value="0" calcext:value-type="float">
            <text:p>0,00</text:p>
          </table:table-cell>
          <table:table-cell table:style-name="ce15" table:formula="of:=100*([.I25]-MIN([.G25];[.E25];[.C25]))/MIN([.G25];[.E25];[.C25])" office:value-type="float" office:value="0.00257634363575941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Ribeiro (180s timelimit)</text:p>
          </table:table-cell>
          <table:covered-table-cell table:number-columns-repeated="5" table:style-name="ce15"/>
          <table:table-cell table:style-name="ce22" office:value-type="string" calcext:value-type="string" table:number-columns-spanned="2" table:number-rows-spanned="1">
            <text:p>This work (60s timelimit)</text:p>
          </table:table-cell>
          <table:covered-table-cell/>
          <table:table-cell table:number-columns-repeated="6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C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ALN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15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5" office:value-type="string" calcext:value-type="string">
            <text:p>GapAvg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1</text:p>
          </table:table-cell>
          <table:table-cell office:value-type="float" office:value="134885.07" calcext:value-type="float">
            <text:p>134885,07</text:p>
          </table:table-cell>
          <table:table-cell office:value-type="float" office:value="136242.7" calcext:value-type="float">
            <text:p>136242,70</text:p>
          </table:table-cell>
          <table:table-cell office:value-type="float" office:value="134885.07" calcext:value-type="float">
            <text:p>134885,07</text:p>
          </table:table-cell>
          <table:table-cell office:value-type="float" office:value="136528.76" calcext:value-type="float">
            <text:p>136528,76</text:p>
          </table:table-cell>
          <table:table-cell office:value-type="float" office:value="135207.57" calcext:value-type="float">
            <text:p>135207,57</text:p>
          </table:table-cell>
          <table:table-cell office:value-type="float" office:value="138313.56" calcext:value-type="float">
            <text:p>138313,56</text:p>
          </table:table-cell>
          <table:table-cell table:number-columns-repeated="2" office:value-type="float" office:value="134885.07" calcext:value-type="float">
            <text:p>134885,07</text:p>
          </table:table-cell>
          <table:table-cell table:formula="of:=100*([.H30]-MIN([.F30];[.D30];[.B30]))/MIN([.F30];[.D30];[.B30])" office:value-type="float" office:value="0" calcext:value-type="float">
            <text:p>0,00</text:p>
          </table:table-cell>
          <table:table-cell table:formula="of:=100*([.I30]-MIN([.G30];[.E30];[.C30]))/MIN([.G30];[.E30];[.C30])" office:value-type="float" office:value="-0.996479077411123" calcext:value-type="float">
            <text:p>-1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2</text:p>
          </table:table-cell>
          <table:table-cell office:value-type="float" office:value="111949.03" calcext:value-type="float">
            <text:p>111949,03</text:p>
          </table:table-cell>
          <table:table-cell office:value-type="float" office:value="114351.14" calcext:value-type="float">
            <text:p>114351,14</text:p>
          </table:table-cell>
          <table:table-cell office:value-type="float" office:value="111949.03" calcext:value-type="float">
            <text:p>111949,03</text:p>
          </table:table-cell>
          <table:table-cell office:value-type="float" office:value="112936.7" calcext:value-type="float">
            <text:p>112936,70</text:p>
          </table:table-cell>
          <table:table-cell office:value-type="float" office:value="111949.03" calcext:value-type="float">
            <text:p>111949,03</text:p>
          </table:table-cell>
          <table:table-cell office:value-type="float" office:value="113466.74" calcext:value-type="float">
            <text:p>113466,74</text:p>
          </table:table-cell>
          <table:table-cell table:number-columns-repeated="2" office:value-type="float" office:value="111949.03" calcext:value-type="float">
            <text:p>111949,03</text:p>
          </table:table-cell>
          <table:table-cell table:formula="of:=100*([.H31]-MIN([.F31];[.D31];[.B31]))/MIN([.F31];[.D31];[.B31])" office:value-type="float" office:value="0" calcext:value-type="float">
            <text:p>0,00</text:p>
          </table:table-cell>
          <table:table-cell table:formula="of:=100*([.I31]-MIN([.G31];[.E31];[.C31]))/MIN([.G31];[.E31];[.C31])" office:value-type="float" office:value="-0.87453414169176" calcext:value-type="float">
            <text:p>-0,8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3</text:p>
          </table:table-cell>
          <table:table-cell office:value-type="float" office:value="124160.04" calcext:value-type="float">
            <text:p>124160,04</text:p>
          </table:table-cell>
          <table:table-cell office:value-type="float" office:value="125963.1" calcext:value-type="float">
            <text:p>125963,10</text:p>
          </table:table-cell>
          <table:table-cell office:value-type="float" office:value="125019.58" calcext:value-type="float">
            <text:p>125019,58</text:p>
          </table:table-cell>
          <table:table-cell office:value-type="float" office:value="125863.4" calcext:value-type="float">
            <text:p>125863,40</text:p>
          </table:table-cell>
          <table:table-cell office:value-type="float" office:value="124160.04" calcext:value-type="float">
            <text:p>124160,04</text:p>
          </table:table-cell>
          <table:table-cell office:value-type="float" office:value="125579.39" calcext:value-type="float">
            <text:p>125579,39</text:p>
          </table:table-cell>
          <table:table-cell table:number-columns-repeated="2" office:value-type="float" office:value="124160.04" calcext:value-type="float">
            <text:p>124160,04</text:p>
          </table:table-cell>
          <table:table-cell table:formula="of:=100*([.H32]-MIN([.F32];[.D32];[.B32]))/MIN([.F32];[.D32];[.B32])" office:value-type="float" office:value="0" calcext:value-type="float">
            <text:p>0,00</text:p>
          </table:table-cell>
          <table:table-cell table:formula="of:=100*([.I32]-MIN([.G32];[.E32];[.C32]))/MIN([.G32];[.E32];[.C32])" office:value-type="float" office:value="-1.13024119642563" calcext:value-type="float">
            <text:p>-1,1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4</text:p>
          </table:table-cell>
          <table:table-cell office:value-type="float" office:value="122246.77" calcext:value-type="float">
            <text:p>122246,77</text:p>
          </table:table-cell>
          <table:table-cell office:value-type="float" office:value="124633.75" calcext:value-type="float">
            <text:p>124633,75</text:p>
          </table:table-cell>
          <table:table-cell office:value-type="float" office:value="122649.89" calcext:value-type="float">
            <text:p>122649,89</text:p>
          </table:table-cell>
          <table:table-cell office:value-type="float" office:value="123336.68" calcext:value-type="float">
            <text:p>123336,68</text:p>
          </table:table-cell>
          <table:table-cell office:value-type="float" office:value="122246.77" calcext:value-type="float">
            <text:p>122246,77</text:p>
          </table:table-cell>
          <table:table-cell office:value-type="float" office:value="124362.85" calcext:value-type="float">
            <text:p>124362,85</text:p>
          </table:table-cell>
          <table:table-cell table:number-columns-repeated="2" office:value-type="float" office:value="122246.77" calcext:value-type="float">
            <text:p>122246,77</text:p>
          </table:table-cell>
          <table:table-cell table:formula="of:=100*([.H33]-MIN([.F33];[.D33];[.B33]))/MIN([.F33];[.D33];[.B33])" office:value-type="float" office:value="0" calcext:value-type="float">
            <text:p>0,00</text:p>
          </table:table-cell>
          <table:table-cell table:formula="of:=100*([.I33]-MIN([.G33];[.E33];[.C33]))/MIN([.G33];[.E33];[.C33])" office:value-type="float" office:value="-0.883686831849203" calcext:value-type="float">
            <text:p>-0,88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5</text:p>
          </table:table-cell>
          <table:table-cell office:value-type="float" office:value="128874.17" calcext:value-type="float">
            <text:p>128874,17</text:p>
          </table:table-cell>
          <table:table-cell office:value-type="float" office:value="132071.05" calcext:value-type="float">
            <text:p>132071,05</text:p>
          </table:table-cell>
          <table:table-cell office:value-type="float" office:value="129898.97" calcext:value-type="float">
            <text:p>129898,97</text:p>
          </table:table-cell>
          <table:table-cell office:value-type="float" office:value="132429.34" calcext:value-type="float">
            <text:p>132429,34</text:p>
          </table:table-cell>
          <table:table-cell office:value-type="float" office:value="128874.17" calcext:value-type="float">
            <text:p>128874,17</text:p>
          </table:table-cell>
          <table:table-cell office:value-type="float" office:value="130381.58" calcext:value-type="float">
            <text:p>130381,58</text:p>
          </table:table-cell>
          <table:table-cell table:number-columns-repeated="2" office:value-type="float" office:value="128874.17" calcext:value-type="float">
            <text:p>128874,17</text:p>
          </table:table-cell>
          <table:table-cell table:formula="of:=100*([.H34]-MIN([.F34];[.D34];[.B34]))/MIN([.F34];[.D34];[.B34])" office:value-type="float" office:value="0" calcext:value-type="float">
            <text:p>0,00</text:p>
          </table:table-cell>
          <table:table-cell table:formula="of:=100*([.I34]-MIN([.G34];[.E34];[.C34]))/MIN([.G34];[.E34];[.C34])" office:value-type="float" office:value="-1.1561525792217" calcext:value-type="float">
            <text:p>-1,1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6</text:p>
          </table:table-cell>
          <table:table-cell office:value-type="float" office:value="114685.46" calcext:value-type="float">
            <text:p>114685,46</text:p>
          </table:table-cell>
          <table:table-cell office:value-type="float" office:value="116731.17" calcext:value-type="float">
            <text:p>116731,17</text:p>
          </table:table-cell>
          <table:table-cell office:value-type="float" office:value="114685.46" calcext:value-type="float">
            <text:p>114685,46</text:p>
          </table:table-cell>
          <table:table-cell office:value-type="float" office:value="115334.01" calcext:value-type="float">
            <text:p>115334,01</text:p>
          </table:table-cell>
          <table:table-cell office:value-type="float" office:value="114685.46" calcext:value-type="float">
            <text:p>114685,46</text:p>
          </table:table-cell>
          <table:table-cell office:value-type="float" office:value="116038.32" calcext:value-type="float">
            <text:p>116038,32</text:p>
          </table:table-cell>
          <table:table-cell table:number-columns-repeated="2" office:value-type="float" office:value="114685.46" calcext:value-type="float">
            <text:p>114685,46</text:p>
          </table:table-cell>
          <table:table-cell table:formula="of:=100*([.H35]-MIN([.F35];[.D35];[.B35]))/MIN([.F35];[.D35];[.B35])" office:value-type="float" office:value="0" calcext:value-type="float">
            <text:p>0,00</text:p>
          </table:table-cell>
          <table:table-cell table:formula="of:=100*([.I35]-MIN([.G35];[.E35];[.C35]))/MIN([.G35];[.E35];[.C35])" office:value-type="float" office:value="-0.562323290415367" calcext:value-type="float">
            <text:p>-0,5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7</text:p>
          </table:table-cell>
          <table:table-cell office:value-type="float" office:value="134487.48" calcext:value-type="float">
            <text:p>134487,48</text:p>
          </table:table-cell>
          <table:table-cell office:value-type="float" office:value="136728.23" calcext:value-type="float">
            <text:p>136728,23</text:p>
          </table:table-cell>
          <table:table-cell office:value-type="float" office:value="132946.09" calcext:value-type="float">
            <text:p>132946,09</text:p>
          </table:table-cell>
          <table:table-cell office:value-type="float" office:value="134600.91" calcext:value-type="float">
            <text:p>134600,91</text:p>
          </table:table-cell>
          <table:table-cell office:value-type="float" office:value="133027.78" calcext:value-type="float">
            <text:p>133027,78</text:p>
          </table:table-cell>
          <table:table-cell office:value-type="float" office:value="136340.56" calcext:value-type="float">
            <text:p>136340,56</text:p>
          </table:table-cell>
          <table:table-cell table:number-columns-repeated="2" office:value-type="float" office:value="132911.57" calcext:value-type="float">
            <text:p>132911,57</text:p>
          </table:table-cell>
          <table:table-cell table:formula="of:=100*([.H36]-MIN([.F36];[.D36];[.B36]))/MIN([.F36];[.D36];[.B36])" office:value-type="float" office:value="-0.0259654119951851" calcext:value-type="float">
            <text:p>-0,03</text:p>
          </table:table-cell>
          <table:table-cell table:formula="of:=100*([.I36]-MIN([.G36];[.E36];[.C36]))/MIN([.G36];[.E36];[.C36])" office:value-type="float" office:value="-1.25507323836072" calcext:value-type="float">
            <text:p>-1,2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8</text:p>
          </table:table-cell>
          <table:table-cell office:value-type="float" office:value="128938.09" calcext:value-type="float">
            <text:p>128938,09</text:p>
          </table:table-cell>
          <table:table-cell office:value-type="float" office:value="131050.13" calcext:value-type="float">
            <text:p>131050,13</text:p>
          </table:table-cell>
          <table:table-cell office:value-type="float" office:value="128752.08" calcext:value-type="float">
            <text:p>128752,08</text:p>
          </table:table-cell>
          <table:table-cell office:value-type="float" office:value="130539.15" calcext:value-type="float">
            <text:p>130539,15</text:p>
          </table:table-cell>
          <table:table-cell office:value-type="float" office:value="128012.29" calcext:value-type="float">
            <text:p>128012,29</text:p>
          </table:table-cell>
          <table:table-cell office:value-type="float" office:value="128796.9" calcext:value-type="float">
            <text:p>128796,90</text:p>
          </table:table-cell>
          <table:table-cell office:value-type="float" office:value="128012.29" calcext:value-type="float">
            <text:p>128012,29</text:p>
          </table:table-cell>
          <table:table-cell office:value-type="float" office:value="128257.201" calcext:value-type="float">
            <text:p>128257,20</text:p>
          </table:table-cell>
          <table:table-cell table:formula="of:=100*([.H37]-MIN([.F37];[.D37];[.B37]))/MIN([.F37];[.D37];[.B37])" office:value-type="float" office:value="0" calcext:value-type="float">
            <text:p>0,00</text:p>
          </table:table-cell>
          <table:table-cell table:formula="of:=100*([.I37]-MIN([.G37];[.E37];[.C37]))/MIN([.G37];[.E37];[.C37])" office:value-type="float" office:value="-0.419031048107519" calcext:value-type="float">
            <text:p>-0,42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9</text:p>
          </table:table-cell>
          <table:table-cell office:value-type="float" office:value="117343.92" calcext:value-type="float">
            <text:p>117343,92</text:p>
          </table:table-cell>
          <table:table-cell office:value-type="float" office:value="119279.38" calcext:value-type="float">
            <text:p>119279,38</text:p>
          </table:table-cell>
          <table:table-cell office:value-type="float" office:value="117343.92" calcext:value-type="float">
            <text:p>117343,92</text:p>
          </table:table-cell>
          <table:table-cell office:value-type="float" office:value="118445.47" calcext:value-type="float">
            <text:p>118445,47</text:p>
          </table:table-cell>
          <table:table-cell office:value-type="float" office:value="117696.52" calcext:value-type="float">
            <text:p>117696,52</text:p>
          </table:table-cell>
          <table:table-cell office:value-type="float" office:value="118593.59" calcext:value-type="float">
            <text:p>118593,59</text:p>
          </table:table-cell>
          <table:table-cell table:number-columns-repeated="2" office:value-type="float" office:value="117343.92" calcext:value-type="float">
            <text:p>117343,92</text:p>
          </table:table-cell>
          <table:table-cell table:formula="of:=100*([.H38]-MIN([.F38];[.D38];[.B38]))/MIN([.F38];[.D38];[.B38])" office:value-type="float" office:value="0" calcext:value-type="float">
            <text:p>0,00</text:p>
          </table:table-cell>
          <table:table-cell table:formula="of:=100*([.I38]-MIN([.G38];[.E38];[.C38]))/MIN([.G38];[.E38];[.C38])" office:value-type="float" office:value="-0.930006018803423" calcext:value-type="float">
            <text:p>-0,9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 5–10</text:p>
          </table:table-cell>
          <table:table-cell office:value-type="float" office:value="123680.15" calcext:value-type="float">
            <text:p>123680,15</text:p>
          </table:table-cell>
          <table:table-cell office:value-type="float" office:value="124711.7" calcext:value-type="float">
            <text:p>124711,70</text:p>
          </table:table-cell>
          <table:table-cell office:value-type="float" office:value="123364.34" calcext:value-type="float">
            <text:p>123364,34</text:p>
          </table:table-cell>
          <table:table-cell office:value-type="float" office:value="124213.49" calcext:value-type="float">
            <text:p>124213,49</text:p>
          </table:table-cell>
          <table:table-cell office:value-type="float" office:value="123144.66" calcext:value-type="float">
            <text:p>123144,66</text:p>
          </table:table-cell>
          <table:table-cell office:value-type="float" office:value="124140.76" calcext:value-type="float">
            <text:p>124140,76</text:p>
          </table:table-cell>
          <table:table-cell table:number-columns-repeated="2" office:value-type="float" office:value="123144.66" calcext:value-type="float">
            <text:p>123144,66</text:p>
          </table:table-cell>
          <table:table-cell table:formula="of:=100*([.H39]-MIN([.F39];[.D39];[.B39]))/MIN([.F39];[.D39];[.B39])" office:value-type="float" office:value="0" calcext:value-type="float">
            <text:p>0,00</text:p>
          </table:table-cell>
          <table:table-cell table:formula="of:=100*([.I39]-MIN([.G39];[.E39];[.C39]))/MIN([.G39];[.E39];[.C39])" office:value-type="float" office:value="-0.802395603184636" calcext:value-type="float">
            <text:p>-0,8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30:.B39])" office:value-type="float" office:value="124125.018" calcext:value-type="float">
            <text:p>124125,02</text:p>
          </table:table-cell>
          <table:table-cell table:style-name="ce15" table:formula="of:=AVERAGE([.C30:.C39])" office:value-type="float" office:value="126176.235" calcext:value-type="float">
            <text:p>126176,24</text:p>
          </table:table-cell>
          <table:table-cell table:style-name="ce15" table:formula="of:=AVERAGE([.D30:.D39])" office:value-type="float" office:value="124149.443" calcext:value-type="float">
            <text:p>124149,44</text:p>
          </table:table-cell>
          <table:table-cell table:style-name="ce15" table:formula="of:=AVERAGE([.E30:.E39])" office:value-type="float" office:value="125422.791" calcext:value-type="float">
            <text:p>125422,79</text:p>
          </table:table-cell>
          <table:table-cell table:style-name="ce15" table:formula="of:=AVERAGE([.F30:.F39])" office:value-type="float" office:value="123900.429" calcext:value-type="float">
            <text:p>123900,43</text:p>
          </table:table-cell>
          <table:table-cell table:style-name="ce15" table:formula="of:=AVERAGE([.G30:.G39])" office:value-type="float" office:value="125601.425" calcext:value-type="float">
            <text:p>125601,43</text:p>
          </table:table-cell>
          <table:table-cell table:style-name="ce15" table:formula="of:=AVERAGE([.H30:.H39])" office:value-type="float" office:value="123821.298" calcext:value-type="float">
            <text:p>123821,30</text:p>
          </table:table-cell>
          <table:table-cell table:style-name="ce15" table:formula="of:=AVERAGE([.I30:.I39])" office:value-type="float" office:value="123845.7891" calcext:value-type="float">
            <text:p>123845,79</text:p>
          </table:table-cell>
          <table:table-cell table:style-name="ce15" table:formula="of:=100*([.H40]-MIN([.F40];[.D40];[.B40]))/MIN([.F40];[.D40];[.B40])" office:value-type="float" office:value="-0.0638666069509569" calcext:value-type="float">
            <text:p>-0,06</text:p>
          </table:table-cell>
          <table:table-cell table:style-name="ce15" table:formula="of:=100*([.I40]-MIN([.G40];[.E40];[.C40]))/MIN([.G40];[.E40];[.C40])" office:value-type="float" office:value="-1.25734875410323" calcext:value-type="float">
            <text:p>-1,2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1</text:p>
          </table:table-cell>
          <table:table-cell office:value-type="float" office:value="82542.56" calcext:value-type="float">
            <text:p>82542,56</text:p>
          </table:table-cell>
          <table:table-cell office:value-type="float" office:value="83275.84" calcext:value-type="float">
            <text:p>83275,84</text:p>
          </table:table-cell>
          <table:table-cell office:value-type="float" office:value="82542.56" calcext:value-type="float">
            <text:p>82542,56</text:p>
          </table:table-cell>
          <table:table-cell office:value-type="float" office:value="83175.11" calcext:value-type="float">
            <text:p>83175,11</text:p>
          </table:table-cell>
          <table:table-cell office:value-type="float" office:value="82542.56" calcext:value-type="float">
            <text:p>82542,56</text:p>
          </table:table-cell>
          <table:table-cell office:value-type="float" office:value="82562.67" calcext:value-type="float">
            <text:p>82562,67</text:p>
          </table:table-cell>
          <table:table-cell table:number-columns-repeated="2" office:value-type="float" office:value="82542.56" calcext:value-type="float">
            <text:p>82542,56</text:p>
          </table:table-cell>
          <table:table-cell table:formula="of:=100*([.H41]-MIN([.F41];[.D41];[.B41]))/MIN([.F41];[.D41];[.B41])" office:value-type="float" office:value="0" calcext:value-type="float">
            <text:p>0,00</text:p>
          </table:table-cell>
          <table:table-cell table:formula="of:=100*([.I41]-MIN([.G41];[.E41];[.C41]))/MIN([.G41];[.E41];[.C41])" office:value-type="float" office:value="-0.0243572549192033" calcext:value-type="float">
            <text:p>-0,02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2</text:p>
          </table:table-cell>
          <table:table-cell office:value-type="float" office:value="71627.93" calcext:value-type="float">
            <text:p>71627,93</text:p>
          </table:table-cell>
          <table:table-cell office:value-type="float" office:value="72344.86" calcext:value-type="float">
            <text:p>72344,86</text:p>
          </table:table-cell>
          <table:table-cell office:value-type="float" office:value="71129.9" calcext:value-type="float">
            <text:p>71129,90</text:p>
          </table:table-cell>
          <table:table-cell office:value-type="float" office:value="71741.74" calcext:value-type="float">
            <text:p>71741,74</text:p>
          </table:table-cell>
          <table:table-cell office:value-type="float" office:value="71063.02" calcext:value-type="float">
            <text:p>71063,02</text:p>
          </table:table-cell>
          <table:table-cell office:value-type="float" office:value="71343.49" calcext:value-type="float">
            <text:p>71343,49</text:p>
          </table:table-cell>
          <table:table-cell table:number-columns-repeated="2" office:value-type="float" office:value="71063.02" calcext:value-type="float">
            <text:p>71063,02</text:p>
          </table:table-cell>
          <table:table-cell table:formula="of:=100*([.H42]-MIN([.F42];[.D42];[.B42]))/MIN([.F42];[.D42];[.B42])" office:value-type="float" office:value="0" calcext:value-type="float">
            <text:p>0,00</text:p>
          </table:table-cell>
          <table:table-cell table:formula="of:=100*([.I42]-MIN([.G42];[.E42];[.C42]))/MIN([.G42];[.E42];[.C42])" office:value-type="float" office:value="-0.393126268423371" calcext:value-type="float">
            <text:p>-0,3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3</text:p>
          </table:table-cell>
          <table:table-cell office:value-type="float" office:value="76160.31" calcext:value-type="float">
            <text:p>76160,31</text:p>
          </table:table-cell>
          <table:table-cell office:value-type="float" office:value="76865.16" calcext:value-type="float">
            <text:p>76865,16</text:p>
          </table:table-cell>
          <table:table-cell office:value-type="float" office:value="75538.5" calcext:value-type="float">
            <text:p>75538,50</text:p>
          </table:table-cell>
          <table:table-cell office:value-type="float" office:value="75730.28" calcext:value-type="float">
            <text:p>75730,28</text:p>
          </table:table-cell>
          <table:table-cell office:value-type="float" office:value="75227.52" calcext:value-type="float">
            <text:p>75227,52</text:p>
          </table:table-cell>
          <table:table-cell office:value-type="float" office:value="75484.83" calcext:value-type="float">
            <text:p>75484,83</text:p>
          </table:table-cell>
          <table:table-cell table:number-columns-repeated="2" office:value-type="float" office:value="75227.52" calcext:value-type="float">
            <text:p>75227,52</text:p>
          </table:table-cell>
          <table:table-cell table:formula="of:=100*([.H43]-MIN([.F43];[.D43];[.B43]))/MIN([.F43];[.D43];[.B43])" office:value-type="float" office:value="0" calcext:value-type="float">
            <text:p>0,00</text:p>
          </table:table-cell>
          <table:table-cell table:formula="of:=100*([.I43]-MIN([.G43];[.E43];[.C43]))/MIN([.G43];[.E43];[.C43])" office:value-type="float" office:value="-0.340876438351915" calcext:value-type="float">
            <text:p>-0,3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4</text:p>
          </table:table-cell>
          <table:table-cell office:value-type="float" office:value="70925.8" calcext:value-type="float">
            <text:p>70925,80</text:p>
          </table:table-cell>
          <table:table-cell office:value-type="float" office:value="71512.5" calcext:value-type="float">
            <text:p>71512,50</text:p>
          </table:table-cell>
          <table:table-cell office:value-type="float" office:value="71024.66" calcext:value-type="float">
            <text:p>71024,66</text:p>
          </table:table-cell>
          <table:table-cell office:value-type="float" office:value="71457.54" calcext:value-type="float">
            <text:p>71457,54</text:p>
          </table:table-cell>
          <table:table-cell office:value-type="float" office:value="70839.08" calcext:value-type="float">
            <text:p>70839,08</text:p>
          </table:table-cell>
          <table:table-cell office:value-type="float" office:value="71144.69" calcext:value-type="float">
            <text:p>71144,69</text:p>
          </table:table-cell>
          <table:table-cell table:number-columns-repeated="2" office:value-type="float" office:value="70815.95" calcext:value-type="float">
            <text:p>70815,95</text:p>
          </table:table-cell>
          <table:table-cell table:formula="of:=100*([.H44]-MIN([.F44];[.D44];[.B44]))/MIN([.F44];[.D44];[.B44])" office:value-type="float" office:value="-0.0326514686526204" calcext:value-type="float">
            <text:p>-0,03</text:p>
          </table:table-cell>
          <table:table-cell table:formula="of:=100*([.I44]-MIN([.G44];[.E44];[.C44]))/MIN([.G44];[.E44];[.C44])" office:value-type="float" office:value="-0.462072432953191" calcext:value-type="float">
            <text:p>-0,4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5</text:p>
          </table:table-cell>
          <table:table-cell office:value-type="float" office:value="77635.44" calcext:value-type="float">
            <text:p>77635,44</text:p>
          </table:table-cell>
          <table:table-cell office:value-type="float" office:value="78430.26" calcext:value-type="float">
            <text:p>78430,26</text:p>
          </table:table-cell>
          <table:table-cell office:value-type="float" office:value="77547.66" calcext:value-type="float">
            <text:p>77547,66</text:p>
          </table:table-cell>
          <table:table-cell office:value-type="float" office:value="78470.64" calcext:value-type="float">
            <text:p>78470,64</text:p>
          </table:table-cell>
          <table:table-cell office:value-type="float" office:value="77547.66" calcext:value-type="float">
            <text:p>77547,66</text:p>
          </table:table-cell>
          <table:table-cell office:value-type="float" office:value="78200.59" calcext:value-type="float">
            <text:p>78200,59</text:p>
          </table:table-cell>
          <table:table-cell table:number-columns-repeated="2" office:value-type="float" office:value="77547.66" calcext:value-type="float">
            <text:p>77547,66</text:p>
          </table:table-cell>
          <table:table-cell table:formula="of:=100*([.H45]-MIN([.F45];[.D45];[.B45]))/MIN([.F45];[.D45];[.B45])" office:value-type="float" office:value="0" calcext:value-type="float">
            <text:p>0,00</text:p>
          </table:table-cell>
          <table:table-cell table:formula="of:=100*([.I45]-MIN([.G45];[.E45];[.C45]))/MIN([.G45];[.E45];[.C45])" office:value-type="float" office:value="-0.834942549666176" calcext:value-type="float">
            <text:p>-0,8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6</text:p>
          </table:table-cell>
          <table:table-cell office:value-type="float" office:value="70647.29" calcext:value-type="float">
            <text:p>70647,29</text:p>
          </table:table-cell>
          <table:table-cell office:value-type="float" office:value="70914.72" calcext:value-type="float">
            <text:p>70914,72</text:p>
          </table:table-cell>
          <table:table-cell office:value-type="float" office:value="70330.98" calcext:value-type="float">
            <text:p>70330,98</text:p>
          </table:table-cell>
          <table:table-cell office:value-type="float" office:value="70768.57" calcext:value-type="float">
            <text:p>70768,57</text:p>
          </table:table-cell>
          <table:table-cell office:value-type="float" office:value="70330.98" calcext:value-type="float">
            <text:p>70330,98</text:p>
          </table:table-cell>
          <table:table-cell office:value-type="float" office:value="70433.05" calcext:value-type="float">
            <text:p>70433,05</text:p>
          </table:table-cell>
          <table:table-cell table:number-columns-repeated="2" office:value-type="float" office:value="70330.98" calcext:value-type="float">
            <text:p>70330,98</text:p>
          </table:table-cell>
          <table:table-cell table:formula="of:=100*([.H46]-MIN([.F46];[.D46];[.B46]))/MIN([.F46];[.D46];[.B46])" office:value-type="float" office:value="0" calcext:value-type="float">
            <text:p>0,00</text:p>
          </table:table-cell>
          <table:table-cell table:formula="of:=100*([.I46]-MIN([.G46];[.E46];[.C46]))/MIN([.G46];[.E46];[.C46])" office:value-type="float" office:value="-0.144917762328917" calcext:value-type="float">
            <text:p>-0,1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7</text:p>
          </table:table-cell>
          <table:table-cell office:value-type="float" office:value="82487.4" calcext:value-type="float">
            <text:p>82487,40</text:p>
          </table:table-cell>
          <table:table-cell office:value-type="float" office:value="83233.91" calcext:value-type="float">
            <text:p>83233,91</text:p>
          </table:table-cell>
          <table:table-cell office:value-type="float" office:value="82261.81" calcext:value-type="float">
            <text:p>82261,81</text:p>
          </table:table-cell>
          <table:table-cell office:value-type="float" office:value="82618.31" calcext:value-type="float">
            <text:p>82618,31</text:p>
          </table:table-cell>
          <table:table-cell office:value-type="float" office:value="82261.81" calcext:value-type="float">
            <text:p>82261,81</text:p>
          </table:table-cell>
          <table:table-cell office:value-type="float" office:value="82284.38" calcext:value-type="float">
            <text:p>82284,38</text:p>
          </table:table-cell>
          <table:table-cell table:number-columns-repeated="2" office:value-type="float" office:value="82261.81" calcext:value-type="float">
            <text:p>82261,81</text:p>
          </table:table-cell>
          <table:table-cell table:formula="of:=100*([.H47]-MIN([.F47];[.D47];[.B47]))/MIN([.F47];[.D47];[.B47])" office:value-type="float" office:value="0" calcext:value-type="float">
            <text:p>0,00</text:p>
          </table:table-cell>
          <table:table-cell table:formula="of:=100*([.I47]-MIN([.G47];[.E47];[.C47]))/MIN([.G47];[.E47];[.C47])" office:value-type="float" office:value="-0.0274292642175915" calcext:value-type="float">
            <text:p>-0,0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8</text:p>
          </table:table-cell>
          <table:table-cell office:value-type="float" office:value="76728.96" calcext:value-type="float">
            <text:p>76728,96</text:p>
          </table:table-cell>
          <table:table-cell office:value-type="float" office:value="77354.84" calcext:value-type="float">
            <text:p>77354,84</text:p>
          </table:table-cell>
          <table:table-cell office:value-type="float" office:value="76927.81" calcext:value-type="float">
            <text:p>76927,81</text:p>
          </table:table-cell>
          <table:table-cell office:value-type="float" office:value="77468.5" calcext:value-type="float">
            <text:p>77468,50</text:p>
          </table:table-cell>
          <table:table-cell office:value-type="float" office:value="76642.32" calcext:value-type="float">
            <text:p>76642,32</text:p>
          </table:table-cell>
          <table:table-cell office:value-type="float" office:value="76819.63" calcext:value-type="float">
            <text:p>76819,63</text:p>
          </table:table-cell>
          <table:table-cell table:number-columns-repeated="2" office:value-type="float" office:value="76642.32" calcext:value-type="float">
            <text:p>76642,32</text:p>
          </table:table-cell>
          <table:table-cell table:formula="of:=100*([.H48]-MIN([.F48];[.D48];[.B48]))/MIN([.F48];[.D48];[.B48])" office:value-type="float" office:value="0" calcext:value-type="float">
            <text:p>0,00</text:p>
          </table:table-cell>
          <table:table-cell table:formula="of:=100*([.I48]-MIN([.G48];[.E48];[.C48]))/MIN([.G48];[.E48];[.C48])" office:value-type="float" office:value="-0.230813400168678" calcext:value-type="float">
            <text:p>-0,2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9</text:p>
          </table:table-cell>
          <table:table-cell office:value-type="float" office:value="72515.97" calcext:value-type="float">
            <text:p>72515,97</text:p>
          </table:table-cell>
          <table:table-cell office:value-type="float" office:value="73263.71" calcext:value-type="float">
            <text:p>73263,71</text:p>
          </table:table-cell>
          <table:table-cell office:value-type="float" office:value="72488.83" calcext:value-type="float">
            <text:p>72488,83</text:p>
          </table:table-cell>
          <table:table-cell office:value-type="float" office:value="72877.33" calcext:value-type="float">
            <text:p>72877,33</text:p>
          </table:table-cell>
          <table:table-cell office:value-type="float" office:value="72433.4" calcext:value-type="float">
            <text:p>72433,40</text:p>
          </table:table-cell>
          <table:table-cell office:value-type="float" office:value="72788.33" calcext:value-type="float">
            <text:p>72788,33</text:p>
          </table:table-cell>
          <table:table-cell table:number-columns-repeated="2" office:value-type="float" office:value="72433.4" calcext:value-type="float">
            <text:p>72433,40</text:p>
          </table:table-cell>
          <table:table-cell table:formula="of:=100*([.H49]-MIN([.F49];[.D49];[.B49]))/MIN([.F49];[.D49];[.B49])" office:value-type="float" office:value="0" calcext:value-type="float">
            <text:p>0,00</text:p>
          </table:table-cell>
          <table:table-cell table:formula="of:=100*([.I49]-MIN([.G49];[.E49];[.C49]))/MIN([.G49];[.E49];[.C49])" office:value-type="float" office:value="-0.487619375248763" calcext:value-type="float">
            <text:p>-0,4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10</text:p>
          </table:table-cell>
          <table:table-cell office:value-type="float" office:value="75105.01" calcext:value-type="float">
            <text:p>75105,01</text:p>
          </table:table-cell>
          <table:table-cell office:value-type="float" office:value="75864.19" calcext:value-type="float">
            <text:p>75864,19</text:p>
          </table:table-cell>
          <table:table-cell office:value-type="float" office:value="74891.56" calcext:value-type="float">
            <text:p>74891,56</text:p>
          </table:table-cell>
          <table:table-cell office:value-type="float" office:value="75252.3" calcext:value-type="float">
            <text:p>75252,30</text:p>
          </table:table-cell>
          <table:table-cell office:value-type="float" office:value="74868.8" calcext:value-type="float">
            <text:p>74868,80</text:p>
          </table:table-cell>
          <table:table-cell office:value-type="float" office:value="74910.36" calcext:value-type="float">
            <text:p>74910,36</text:p>
          </table:table-cell>
          <table:table-cell table:number-columns-repeated="2" office:value-type="float" office:value="74868.8" calcext:value-type="float">
            <text:p>74868,80</text:p>
          </table:table-cell>
          <table:table-cell table:formula="of:=100*([.H50]-MIN([.F50];[.D50];[.B50]))/MIN([.F50];[.D50];[.B50])" office:value-type="float" office:value="0" calcext:value-type="float">
            <text:p>0,00</text:p>
          </table:table-cell>
          <table:table-cell table:formula="of:=100*([.I50]-MIN([.G50];[.E50];[.C50]))/MIN([.G50];[.E50];[.C50])" office:value-type="float" office:value="-0.0554796426021683" calcext:value-type="float">
            <text:p>-0,0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41:.B50])" office:value-type="float" office:value="75637.667" calcext:value-type="float">
            <text:p>75637,67</text:p>
          </table:table-cell>
          <table:table-cell table:style-name="ce15" table:formula="of:=AVERAGE([.C41:.C50])" office:value-type="float" office:value="76305.999" calcext:value-type="float">
            <text:p>76306,00</text:p>
          </table:table-cell>
          <table:table-cell table:style-name="ce15" table:formula="of:=AVERAGE([.D41:.D50])" office:value-type="float" office:value="75468.427" calcext:value-type="float">
            <text:p>75468,43</text:p>
          </table:table-cell>
          <table:table-cell table:style-name="ce15" table:formula="of:=AVERAGE([.E41:.E50])" office:value-type="float" office:value="75956.032" calcext:value-type="float">
            <text:p>75956,03</text:p>
          </table:table-cell>
          <table:table-cell table:style-name="ce15" table:formula="of:=AVERAGE([.F41:.F50])" office:value-type="float" office:value="75375.715" calcext:value-type="float">
            <text:p>75375,72</text:p>
          </table:table-cell>
          <table:table-cell table:style-name="ce15" table:formula="of:=AVERAGE([.G41:.G50])" office:value-type="float" office:value="75597.202" calcext:value-type="float">
            <text:p>75597,20</text:p>
          </table:table-cell>
          <table:table-cell table:style-name="ce15" table:formula="of:=AVERAGE([.H41:.H50])" office:value-type="float" office:value="75373.402" calcext:value-type="float">
            <text:p>75373,40</text:p>
          </table:table-cell>
          <table:table-cell table:style-name="ce15" table:formula="of:=AVERAGE([.I41:.I50])" office:value-type="float" office:value="75373.402" calcext:value-type="float">
            <text:p>75373,40</text:p>
          </table:table-cell>
          <table:table-cell table:style-name="ce15" table:formula="of:=100*([.H51]-MIN([.F51];[.D51];[.B51]))/MIN([.F51];[.D51];[.B51])" office:value-type="float" office:value="-0.00306862760772378" calcext:value-type="float">
            <text:p>0,00</text:p>
          </table:table-cell>
          <table:table-cell table:style-name="ce15" table:formula="of:=100*([.I51]-MIN([.G51];[.E51];[.C51]))/MIN([.G51];[.E51];[.C51])" office:value-type="float" office:value="-0.296042702744459" calcext:value-type="float">
            <text:p>-0,3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5" office:value-type="string" calcext:value-type="string">
            <text:p>Ribeiro (7200s timelimit)</text:p>
          </table:table-cell>
          <table:table-cell table:style-name="ce15" table:number-columns-repeated="5"/>
          <table:table-cell table:style-name="ce22" office:value-type="string" calcext:value-type="string" table:number-columns-spanned="2" table:number-rows-spanned="1">
            <text:p>This work (1800s timelimit)</text:p>
          </table:table-cell>
          <table:covered-table-cell/>
          <table:table-cell table:number-columns-repeated="6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C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ALN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15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5" office:value-type="string" calcext:value-type="string">
            <text:p>GapAvg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1</text:p>
          </table:table-cell>
          <table:table-cell office:value-type="float" office:value="1788318.75" calcext:value-type="float">
            <text:p>1788318,75</text:p>
          </table:table-cell>
          <table:table-cell office:value-type="float" office:value="1807569.37" calcext:value-type="float">
            <text:p>1807569,37</text:p>
          </table:table-cell>
          <table:table-cell office:value-type="float" office:value="1746744.06" calcext:value-type="float">
            <text:p>1746744,06</text:p>
          </table:table-cell>
          <table:table-cell office:value-type="float" office:value="1771806.34" calcext:value-type="float">
            <text:p>1771806,34</text:p>
          </table:table-cell>
          <table:table-cell office:value-type="float" office:value="1717773.25" calcext:value-type="float">
            <text:p>1717773,25</text:p>
          </table:table-cell>
          <table:table-cell office:value-type="float" office:value="1738287.16" calcext:value-type="float">
            <text:p>1738287,16</text:p>
          </table:table-cell>
          <table:table-cell office:value-type="float" office:value="1707261.67" calcext:value-type="float">
            <text:p>1707261,67</text:p>
          </table:table-cell>
          <table:table-cell office:value-type="float" office:value="1716674.956" calcext:value-type="float">
            <text:p>1716674,96</text:p>
          </table:table-cell>
          <table:table-cell table:formula="of:=100*([.H55]-MIN([.F55];[.D55];[.B55]))/MIN([.F55];[.D55];[.B55])" office:value-type="float" office:value="-0.611930590955475" calcext:value-type="float">
            <text:p>-0,61</text:p>
          </table:table-cell>
          <table:table-cell table:formula="of:=100*([.I55]-MIN([.G55];[.E55];[.C55]))/MIN([.G55];[.E55];[.C55])" office:value-type="float" office:value="-1.24330458725818" calcext:value-type="float">
            <text:p>-1,2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2</text:p>
          </table:table-cell>
          <table:table-cell office:value-type="float" office:value="1736967.3" calcext:value-type="float">
            <text:p>1736967,30</text:p>
          </table:table-cell>
          <table:table-cell office:value-type="float" office:value="1771071.92" calcext:value-type="float">
            <text:p>1771071,92</text:p>
          </table:table-cell>
          <table:table-cell office:value-type="float" office:value="1692270.48" calcext:value-type="float">
            <text:p>1692270,48</text:p>
          </table:table-cell>
          <table:table-cell office:value-type="float" office:value="1709409.86" calcext:value-type="float">
            <text:p>1709409,86</text:p>
          </table:table-cell>
          <table:table-cell office:value-type="float" office:value="1679938.72" calcext:value-type="float">
            <text:p>1679938,72</text:p>
          </table:table-cell>
          <table:table-cell office:value-type="float" office:value="1698992.17" calcext:value-type="float">
            <text:p>1698992,17</text:p>
          </table:table-cell>
          <table:table-cell office:value-type="float" office:value="1651598.97" calcext:value-type="float">
            <text:p>1651598,97</text:p>
          </table:table-cell>
          <table:table-cell office:value-type="float" office:value="1671354.982" calcext:value-type="float">
            <text:p>1671354,98</text:p>
          </table:table-cell>
          <table:table-cell table:formula="of:=100*([.H56]-MIN([.F56];[.D56];[.B56]))/MIN([.F56];[.D56];[.B56])" office:value-type="float" office:value="-1.6869514145135" calcext:value-type="float">
            <text:p>-1,69</text:p>
          </table:table-cell>
          <table:table-cell table:formula="of:=100*([.I56]-MIN([.G56];[.E56];[.C56]))/MIN([.G56];[.E56];[.C56])" office:value-type="float" office:value="-1.62668130483496" calcext:value-type="float">
            <text:p>-1,6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3</text:p>
          </table:table-cell>
          <table:table-cell office:value-type="float" office:value="1774514.14" calcext:value-type="float">
            <text:p>1774514,14</text:p>
          </table:table-cell>
          <table:table-cell office:value-type="float" office:value="1785148.47" calcext:value-type="float">
            <text:p>1785148,47</text:p>
          </table:table-cell>
          <table:table-cell office:value-type="float" office:value="1739351.73" calcext:value-type="float">
            <text:p>1739351,73</text:p>
          </table:table-cell>
          <table:table-cell office:value-type="float" office:value="1757175.22" calcext:value-type="float">
            <text:p>1757175,22</text:p>
          </table:table-cell>
          <table:table-cell office:value-type="float" office:value="1717592.06" calcext:value-type="float">
            <text:p>1717592,06</text:p>
          </table:table-cell>
          <table:table-cell office:value-type="float" office:value="1737060.87" calcext:value-type="float">
            <text:p>1737060,87</text:p>
          </table:table-cell>
          <table:table-cell office:value-type="float" office:value="1693290.77" calcext:value-type="float">
            <text:p>1693290,77</text:p>
          </table:table-cell>
          <table:table-cell office:value-type="float" office:value="1711870.593" calcext:value-type="float">
            <text:p>1711870,59</text:p>
          </table:table-cell>
          <table:table-cell table:formula="of:=100*([.H57]-MIN([.F57];[.D57];[.B57]))/MIN([.F57];[.D57];[.B57])" office:value-type="float" office:value="-1.41484643332597" calcext:value-type="float">
            <text:p>-1,41</text:p>
          </table:table-cell>
          <table:table-cell table:formula="of:=100*([.I57]-MIN([.G57];[.E57];[.C57]))/MIN([.G57];[.E57];[.C57])" office:value-type="float" office:value="-1.45016662542171" calcext:value-type="float">
            <text:p>-1,45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4</text:p>
          </table:table-cell>
          <table:table-cell office:value-type="float" office:value="1827894.08" calcext:value-type="float">
            <text:p>1827894,08</text:p>
          </table:table-cell>
          <table:table-cell office:value-type="float" office:value="1847832.75" calcext:value-type="float">
            <text:p>1847832,75</text:p>
          </table:table-cell>
          <table:table-cell office:value-type="float" office:value="1772737.75" calcext:value-type="float">
            <text:p>1772737,75</text:p>
          </table:table-cell>
          <table:table-cell office:value-type="float" office:value="1793148.99" calcext:value-type="float">
            <text:p>1793148,99</text:p>
          </table:table-cell>
          <table:table-cell office:value-type="float" office:value="1762963.29" calcext:value-type="float">
            <text:p>1762963,29</text:p>
          </table:table-cell>
          <table:table-cell office:value-type="float" office:value="1781777.39" calcext:value-type="float">
            <text:p>1781777,39</text:p>
          </table:table-cell>
          <table:table-cell office:value-type="float" office:value="1739679.56" calcext:value-type="float">
            <text:p>1739679,56</text:p>
          </table:table-cell>
          <table:table-cell office:value-type="float" office:value="1758108.432" calcext:value-type="float">
            <text:p>1758108,43</text:p>
          </table:table-cell>
          <table:table-cell table:formula="of:=100*([.H58]-MIN([.F58];[.D58];[.B58]))/MIN([.F58];[.D58];[.B58])" office:value-type="float" office:value="-1.32071553231264" calcext:value-type="float">
            <text:p>-1,32</text:p>
          </table:table-cell>
          <table:table-cell table:formula="of:=100*([.I58]-MIN([.G58];[.E58];[.C58]))/MIN([.G58];[.E58];[.C58])" office:value-type="float" office:value="-1.32839029908219" calcext:value-type="float">
            <text:p>-1,3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5</text:p>
          </table:table-cell>
          <table:table-cell office:value-type="float" office:value="1803351.12" calcext:value-type="float">
            <text:p>1803351,12</text:p>
          </table:table-cell>
          <table:table-cell office:value-type="float" office:value="1823863.35" calcext:value-type="float">
            <text:p>1823863,35</text:p>
          </table:table-cell>
          <table:table-cell office:value-type="float" office:value="1769305.26" calcext:value-type="float">
            <text:p>1769305,26</text:p>
          </table:table-cell>
          <table:table-cell office:value-type="float" office:value="1791690.15" calcext:value-type="float">
            <text:p>1791690,15</text:p>
          </table:table-cell>
          <table:table-cell office:value-type="float" office:value="1738829.49" calcext:value-type="float">
            <text:p>1738829,49</text:p>
          </table:table-cell>
          <table:table-cell office:value-type="float" office:value="1757013.68" calcext:value-type="float">
            <text:p>1757013,68</text:p>
          </table:table-cell>
          <table:table-cell office:value-type="float" office:value="1726879.26" calcext:value-type="float">
            <text:p>1726879,26</text:p>
          </table:table-cell>
          <table:table-cell office:value-type="float" office:value="1737718.854" calcext:value-type="float">
            <text:p>1737718,85</text:p>
          </table:table-cell>
          <table:table-cell table:formula="of:=100*([.H59]-MIN([.F59];[.D59];[.B59]))/MIN([.F59];[.D59];[.B59])" office:value-type="float" office:value="-0.687257150210857" calcext:value-type="float">
            <text:p>-0,69</text:p>
          </table:table-cell>
          <table:table-cell table:formula="of:=100*([.I59]-MIN([.G59];[.E59];[.C59]))/MIN([.G59];[.E59];[.C59])" office:value-type="float" office:value="-1.09816026019785" calcext:value-type="float">
            <text:p>-1,1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6</text:p>
          </table:table-cell>
          <table:table-cell office:value-type="float" office:value="1708505.61" calcext:value-type="float">
            <text:p>1708505,61</text:p>
          </table:table-cell>
          <table:table-cell office:value-type="float" office:value="1723329.31" calcext:value-type="float">
            <text:p>1723329,31</text:p>
          </table:table-cell>
          <table:table-cell office:value-type="float" office:value="1685117.91" calcext:value-type="float">
            <text:p>1685117,91</text:p>
          </table:table-cell>
          <table:table-cell office:value-type="float" office:value="1696332.21" calcext:value-type="float">
            <text:p>1696332,21</text:p>
          </table:table-cell>
          <table:table-cell office:value-type="float" office:value="1655005.5" calcext:value-type="float">
            <text:p>1655005,50</text:p>
          </table:table-cell>
          <table:table-cell office:value-type="float" office:value="1674112.35" calcext:value-type="float">
            <text:p>1674112,35</text:p>
          </table:table-cell>
          <table:table-cell office:value-type="float" office:value="1642637.76" calcext:value-type="float">
            <text:p>1642637,76</text:p>
          </table:table-cell>
          <table:table-cell office:value-type="float" office:value="1661716.232" calcext:value-type="float">
            <text:p>1661716,23</text:p>
          </table:table-cell>
          <table:table-cell table:formula="of:=100*([.H60]-MIN([.F60];[.D60];[.B60]))/MIN([.F60];[.D60];[.B60])" office:value-type="float" office:value="-0.747292984826938" calcext:value-type="float">
            <text:p>-0,75</text:p>
          </table:table-cell>
          <table:table-cell table:formula="of:=100*([.I60]-MIN([.G60];[.E60];[.C60]))/MIN([.G60];[.E60];[.C60])" office:value-type="float" office:value="-0.740459145409208" calcext:value-type="float">
            <text:p>-0,7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7</text:p>
          </table:table-cell>
          <table:table-cell office:value-type="float" office:value="1777556.59" calcext:value-type="float">
            <text:p>1777556,59</text:p>
          </table:table-cell>
          <table:table-cell office:value-type="float" office:value="1803114.91" calcext:value-type="float">
            <text:p>1803114,91</text:p>
          </table:table-cell>
          <table:table-cell office:value-type="float" office:value="1759921.91" calcext:value-type="float">
            <text:p>1759921,91</text:p>
          </table:table-cell>
          <table:table-cell office:value-type="float" office:value="1768316.12" calcext:value-type="float">
            <text:p>1768316,12</text:p>
          </table:table-cell>
          <table:table-cell office:value-type="float" office:value="1725762.73" calcext:value-type="float">
            <text:p>1725762,73</text:p>
          </table:table-cell>
          <table:table-cell office:value-type="float" office:value="1740087.02" calcext:value-type="float">
            <text:p>1740087,02</text:p>
          </table:table-cell>
          <table:table-cell office:value-type="float" office:value="1700598.63" calcext:value-type="float">
            <text:p>1700598,63</text:p>
          </table:table-cell>
          <table:table-cell office:value-type="float" office:value="1719708.774" calcext:value-type="float">
            <text:p>1719708,77</text:p>
          </table:table-cell>
          <table:table-cell table:formula="of:=100*([.H61]-MIN([.F61];[.D61];[.B61]))/MIN([.F61];[.D61];[.B61])" office:value-type="float" office:value="-1.45814366961095" calcext:value-type="float">
            <text:p>-1,46</text:p>
          </table:table-cell>
          <table:table-cell table:formula="of:=100*([.I61]-MIN([.G61];[.E61];[.C61]))/MIN([.G61];[.E61];[.C61])" office:value-type="float" office:value="-1.17110499450769" calcext:value-type="float">
            <text:p>-1,1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8</text:p>
          </table:table-cell>
          <table:table-cell office:value-type="float" office:value="1756629.76" calcext:value-type="float">
            <text:p>1756629,76</text:p>
          </table:table-cell>
          <table:table-cell office:value-type="float" office:value="1792085.55" calcext:value-type="float">
            <text:p>1792085,55</text:p>
          </table:table-cell>
          <table:table-cell office:value-type="float" office:value="1722318.81" calcext:value-type="float">
            <text:p>1722318,81</text:p>
          </table:table-cell>
          <table:table-cell office:value-type="float" office:value="1736616.89" calcext:value-type="float">
            <text:p>1736616,89</text:p>
          </table:table-cell>
          <table:table-cell office:value-type="float" office:value="1719784.75" calcext:value-type="float">
            <text:p>1719784,75</text:p>
          </table:table-cell>
          <table:table-cell office:value-type="float" office:value="1730489.35" calcext:value-type="float">
            <text:p>1730489,35</text:p>
          </table:table-cell>
          <table:table-cell office:value-type="float" office:value="1692662.38" calcext:value-type="float">
            <text:p>1692662,38</text:p>
          </table:table-cell>
          <table:table-cell office:value-type="float" office:value="1701685.073" calcext:value-type="float">
            <text:p>1701685,07</text:p>
          </table:table-cell>
          <table:table-cell table:formula="of:=100*([.H62]-MIN([.F62];[.D62];[.B62]))/MIN([.F62];[.D62];[.B62])" office:value-type="float" office:value="-1.57707934088845" calcext:value-type="float">
            <text:p>-1,58</text:p>
          </table:table-cell>
          <table:table-cell table:formula="of:=100*([.I62]-MIN([.G62];[.E62];[.C62]))/MIN([.G62];[.E62];[.C62])" office:value-type="float" office:value="-1.66451628263416" calcext:value-type="float">
            <text:p>-1,6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9</text:p>
          </table:table-cell>
          <table:table-cell office:value-type="float" office:value="1788994.97" calcext:value-type="float">
            <text:p>1788994,97</text:p>
          </table:table-cell>
          <table:table-cell office:value-type="float" office:value="1812745.86" calcext:value-type="float">
            <text:p>1812745,86</text:p>
          </table:table-cell>
          <table:table-cell office:value-type="float" office:value="1775926.03" calcext:value-type="float">
            <text:p>1775926,03</text:p>
          </table:table-cell>
          <table:table-cell office:value-type="float" office:value="1787367.08" calcext:value-type="float">
            <text:p>1787367,08</text:p>
          </table:table-cell>
          <table:table-cell office:value-type="float" office:value="1732897.88" calcext:value-type="float">
            <text:p>1732897,88</text:p>
          </table:table-cell>
          <table:table-cell office:value-type="float" office:value="1776473.37" calcext:value-type="float">
            <text:p>1776473,37</text:p>
          </table:table-cell>
          <table:table-cell office:value-type="float" office:value="1718295.89" calcext:value-type="float">
            <text:p>1718295,89</text:p>
          </table:table-cell>
          <table:table-cell office:value-type="float" office:value="1732199.273" calcext:value-type="float">
            <text:p>1732199,27</text:p>
          </table:table-cell>
          <table:table-cell table:formula="of:=100*([.H63]-MIN([.F63];[.D63];[.B63]))/MIN([.F63];[.D63];[.B63])" office:value-type="float" office:value="-0.842634189153719" calcext:value-type="float">
            <text:p>-0,84</text:p>
          </table:table-cell>
          <table:table-cell table:formula="of:=100*([.I63]-MIN([.G63];[.E63];[.C63]))/MIN([.G63];[.E63];[.C63])" office:value-type="float" office:value="-2.4922465907834" calcext:value-type="float">
            <text:p>-2,4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10</text:p>
          </table:table-cell>
          <table:table-cell office:value-type="float" office:value="1795375.84" calcext:value-type="float">
            <text:p>1795375,84</text:p>
          </table:table-cell>
          <table:table-cell office:value-type="float" office:value="1826407.18" calcext:value-type="float">
            <text:p>1826407,18</text:p>
          </table:table-cell>
          <table:table-cell office:value-type="float" office:value="1775089.29" calcext:value-type="float">
            <text:p>1775089,29</text:p>
          </table:table-cell>
          <table:table-cell office:value-type="float" office:value="1797188.28" calcext:value-type="float">
            <text:p>1797188,28</text:p>
          </table:table-cell>
          <table:table-cell office:value-type="float" office:value="1761643.26" calcext:value-type="float">
            <text:p>1761643,26</text:p>
          </table:table-cell>
          <table:table-cell office:value-type="float" office:value="1785499.36" calcext:value-type="float">
            <text:p>1785499,36</text:p>
          </table:table-cell>
          <table:table-cell office:value-type="float" office:value="1740304.58" calcext:value-type="float">
            <text:p>1740304,58</text:p>
          </table:table-cell>
          <table:table-cell office:value-type="float" office:value="1757036.041" calcext:value-type="float">
            <text:p>1757036,04</text:p>
          </table:table-cell>
          <table:table-cell table:formula="of:=100*([.H64]-MIN([.F64];[.D64];[.B64]))/MIN([.F64];[.D64];[.B64])" office:value-type="float" office:value="-1.21129405053325" calcext:value-type="float">
            <text:p>-1,21</text:p>
          </table:table-cell>
          <table:table-cell table:formula="of:=100*([.I64]-MIN([.G64];[.E64];[.C64]))/MIN([.G64];[.E64];[.C64])" office:value-type="float" office:value="-1.59413773186679" calcext:value-type="float">
            <text:p>-1,5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55:.B64])" office:value-type="float" office:value="1775810.816" calcext:value-type="float">
            <text:p>1775810,82</text:p>
          </table:table-cell>
          <table:table-cell table:style-name="ce15" table:formula="of:=AVERAGE([.C55:.C64])" office:value-type="float" office:value="1799316.867" calcext:value-type="float">
            <text:p>1799316,87</text:p>
          </table:table-cell>
          <table:table-cell table:style-name="ce15" table:formula="of:=AVERAGE([.D55:.D64])" office:value-type="float" office:value="1743878.323" calcext:value-type="float">
            <text:p>1743878,32</text:p>
          </table:table-cell>
          <table:table-cell table:style-name="ce15" table:formula="of:=AVERAGE([.E55:.E64])" office:value-type="float" office:value="1760905.114" calcext:value-type="float">
            <text:p>1760905,11</text:p>
          </table:table-cell>
          <table:table-cell table:style-name="ce15" table:formula="of:=AVERAGE([.F55:.F64])" office:value-type="float" office:value="1721219.093" calcext:value-type="float">
            <text:p>1721219,09</text:p>
          </table:table-cell>
          <table:table-cell table:style-name="ce15" table:formula="of:=AVERAGE([.G55:.G64])" office:value-type="float" office:value="1741979.272" calcext:value-type="float">
            <text:p>1741979,27</text:p>
          </table:table-cell>
          <table:table-cell table:style-name="ce15" table:formula="of:=AVERAGE([.H55:.H64])" office:value-type="float" office:value="1701320.947" calcext:value-type="float">
            <text:p>1701320,95</text:p>
          </table:table-cell>
          <table:table-cell table:style-name="ce15" table:formula="of:=AVERAGE([.I55:.I64])" office:value-type="float" office:value="1716807.321" calcext:value-type="float">
            <text:p>1716807,32</text:p>
          </table:table-cell>
          <table:table-cell table:style-name="ce15" table:formula="of:=100*([.H65]-MIN([.F65];[.D65];[.B65]))/MIN([.F65];[.D65];[.B65])" office:value-type="float" office:value="-1.15604957445124" calcext:value-type="float">
            <text:p>-1,16</text:p>
          </table:table-cell>
          <table:table-cell table:style-name="ce15" table:formula="of:=100*([.I65]-MIN([.G65];[.E65];[.C65]))/MIN([.G65];[.E65];[.C65])" office:value-type="float" office:value="-1.44502012191566" calcext:value-type="float">
            <text:p>-1,45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10–1</text:p>
          </table:table-cell>
          <table:table-cell office:value-type="float" office:value="922408.83" calcext:value-type="float">
            <text:p>922408,83</text:p>
          </table:table-cell>
          <table:table-cell office:value-type="float" office:value="933890.85" calcext:value-type="float">
            <text:p>933890,85</text:p>
          </table:table-cell>
          <table:table-cell office:value-type="float" office:value="926963.87" calcext:value-type="float">
            <text:p>926963,87</text:p>
          </table:table-cell>
          <table:table-cell office:value-type="float" office:value="931956.86" calcext:value-type="float">
            <text:p>931956,86</text:p>
          </table:table-cell>
          <table:table-cell office:value-type="float" office:value="903293.37" calcext:value-type="float">
            <text:p>903293,37</text:p>
          </table:table-cell>
          <table:table-cell office:value-type="float" office:value="913586.75" calcext:value-type="float">
            <text:p>913586,75</text:p>
          </table:table-cell>
          <table:table-cell office:value-type="float" office:value="887937.21" calcext:value-type="float">
            <text:p>887937,21</text:p>
          </table:table-cell>
          <table:table-cell office:value-type="float" office:value="891461.613" calcext:value-type="float">
            <text:p>891461,61</text:p>
          </table:table-cell>
          <table:table-cell table:formula="of:=100*([.H66]-MIN([.F66];[.D66];[.B66]))/MIN([.F66];[.D66];[.B66])" office:value-type="float" office:value="-1.70001912003406" calcext:value-type="float">
            <text:p>-1,70</text:p>
          </table:table-cell>
          <table:table-cell table:formula="of:=100*([.I66]-MIN([.G66];[.E66];[.C66]))/MIN([.G66];[.E66];[.C66])" office:value-type="float" office:value="-2.4217882976083" calcext:value-type="float">
            <text:p>-2,42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10–2</text:p>
          </table:table-cell>
          <table:table-cell office:value-type="float" office:value="909522.44" calcext:value-type="float">
            <text:p>909522,44</text:p>
          </table:table-cell>
          <table:table-cell office:value-type="float" office:value="922052.04" calcext:value-type="float">
            <text:p>922052,04</text:p>
          </table:table-cell>
          <table:table-cell office:value-type="float" office:value="897149.86" calcext:value-type="float">
            <text:p>897149,86</text:p>
          </table:table-cell>
          <table:table-cell office:value-type="float" office:value="909834.01" calcext:value-type="float">
            <text:p>909834,01</text:p>
          </table:table-cell>
          <table:table-cell office:value-type="float" office:value="889432.38" calcext:value-type="float">
            <text:p>889432,38</text:p>
          </table:table-cell>
          <table:table-cell office:value-type="float" office:value="895175.82" calcext:value-type="float">
            <text:p>895175,82</text:p>
          </table:table-cell>
          <table:table-cell office:value-type="float" office:value="870096.3" calcext:value-type="float">
            <text:p>870096,30</text:p>
          </table:table-cell>
          <table:table-cell office:value-type="float" office:value="873226.164" calcext:value-type="float">
            <text:p>873226,16</text:p>
          </table:table-cell>
          <table:table-cell table:formula="of:=100*([.H67]-MIN([.F67];[.D67];[.B67]))/MIN([.F67];[.D67];[.B67])" office:value-type="float" office:value="-2.17397976898479" calcext:value-type="float">
            <text:p>-2,17</text:p>
          </table:table-cell>
          <table:table-cell table:formula="of:=100*([.I67]-MIN([.G67];[.E67];[.C67]))/MIN([.G67];[.E67];[.C67])" office:value-type="float" office:value="-2.45199384406964" calcext:value-type="float">
            <text:p>-2,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3</text:p>
          </table:table-cell>
          <table:table-cell office:value-type="float" office:value="910636.72" calcext:value-type="float">
            <text:p>910636,72</text:p>
          </table:table-cell>
          <table:table-cell office:value-type="float" office:value="926394.04" calcext:value-type="float">
            <text:p>926394,04</text:p>
          </table:table-cell>
          <table:table-cell office:value-type="float" office:value="913846.94" calcext:value-type="float">
            <text:p>913846,94</text:p>
          </table:table-cell>
          <table:table-cell office:value-type="float" office:value="917410.79" calcext:value-type="float">
            <text:p>917410,79</text:p>
          </table:table-cell>
          <table:table-cell office:value-type="float" office:value="903713.77" calcext:value-type="float">
            <text:p>903713,77</text:p>
          </table:table-cell>
          <table:table-cell office:value-type="float" office:value="916647.23" calcext:value-type="float">
            <text:p>916647,23</text:p>
          </table:table-cell>
          <table:table-cell office:value-type="float" office:value="877939.81" calcext:value-type="float">
            <text:p>877939,81</text:p>
          </table:table-cell>
          <table:table-cell office:value-type="float" office:value="879436.703" calcext:value-type="float">
            <text:p>879436,70</text:p>
          </table:table-cell>
          <table:table-cell table:formula="of:=100*([.H68]-MIN([.F68];[.D68];[.B68]))/MIN([.F68];[.D68];[.B68])" office:value-type="float" office:value="-2.85200478908272" calcext:value-type="float">
            <text:p>-2,85</text:p>
          </table:table-cell>
          <table:table-cell table:formula="of:=100*([.I68]-MIN([.G68];[.E68];[.C68]))/MIN([.G68];[.E68];[.C68])" office:value-type="float" office:value="-4.05941629256874" calcext:value-type="float">
            <text:p>-4,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4</text:p>
          </table:table-cell>
          <table:table-cell office:value-type="float" office:value="948053.29" calcext:value-type="float">
            <text:p>948053,29</text:p>
          </table:table-cell>
          <table:table-cell office:value-type="float" office:value="961203.31" calcext:value-type="float">
            <text:p>961203,31</text:p>
          </table:table-cell>
          <table:table-cell office:value-type="float" office:value="934619.14" calcext:value-type="float">
            <text:p>934619,14</text:p>
          </table:table-cell>
          <table:table-cell office:value-type="float" office:value="943525.87" calcext:value-type="float">
            <text:p>943525,87</text:p>
          </table:table-cell>
          <table:table-cell office:value-type="float" office:value="920881.61" calcext:value-type="float">
            <text:p>920881,61</text:p>
          </table:table-cell>
          <table:table-cell office:value-type="float" office:value="945185.83" calcext:value-type="float">
            <text:p>945185,83</text:p>
          </table:table-cell>
          <table:table-cell office:value-type="float" office:value="899592.81" calcext:value-type="float">
            <text:p>899592,81</text:p>
          </table:table-cell>
          <table:table-cell office:value-type="float" office:value="901555.479" calcext:value-type="float">
            <text:p>901555,48</text:p>
          </table:table-cell>
          <table:table-cell table:formula="of:=100*([.H69]-MIN([.F69];[.D69];[.B69]))/MIN([.F69];[.D69];[.B69])" office:value-type="float" office:value="-2.31178468207221" calcext:value-type="float">
            <text:p>-2,31</text:p>
          </table:table-cell>
          <table:table-cell table:formula="of:=100*([.I69]-MIN([.G69];[.E69];[.C69]))/MIN([.G69];[.E69];[.C69])" office:value-type="float" office:value="-4.44825015767718" calcext:value-type="float">
            <text:p>-4,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5</text:p>
          </table:table-cell>
          <table:table-cell office:value-type="float" office:value="939733.89" calcext:value-type="float">
            <text:p>939733,89</text:p>
          </table:table-cell>
          <table:table-cell office:value-type="float" office:value="953965.48" calcext:value-type="float">
            <text:p>953965,48</text:p>
          </table:table-cell>
          <table:table-cell office:value-type="float" office:value="933400.38" calcext:value-type="float">
            <text:p>933400,38</text:p>
          </table:table-cell>
          <table:table-cell office:value-type="float" office:value="937338.92" calcext:value-type="float">
            <text:p>937338,92</text:p>
          </table:table-cell>
          <table:table-cell office:value-type="float" office:value="921325.42" calcext:value-type="float">
            <text:p>921325,42</text:p>
          </table:table-cell>
          <table:table-cell office:value-type="float" office:value="928800.59" calcext:value-type="float">
            <text:p>928800,59</text:p>
          </table:table-cell>
          <table:table-cell office:value-type="float" office:value="905051.74" calcext:value-type="float">
            <text:p>905051,74</text:p>
          </table:table-cell>
          <table:table-cell office:value-type="float" office:value="906673.589" calcext:value-type="float">
            <text:p>906673,59</text:p>
          </table:table-cell>
          <table:table-cell table:formula="of:=100*([.H70]-MIN([.F70];[.D70];[.B70]))/MIN([.F70];[.D70];[.B70])" office:value-type="float" office:value="-1.76633355020206" calcext:value-type="float">
            <text:p>-1,77</text:p>
          </table:table-cell>
          <table:table-cell table:formula="of:=100*([.I70]-MIN([.G70];[.E70];[.C70]))/MIN([.G70];[.E70];[.C70])" office:value-type="float" office:value="-2.38231986911205" calcext:value-type="float">
            <text:p>-2,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6</text:p>
          </table:table-cell>
          <table:table-cell office:value-type="float" office:value="904980.72" calcext:value-type="float">
            <text:p>904980,72</text:p>
          </table:table-cell>
          <table:table-cell office:value-type="float" office:value="911738.88" calcext:value-type="float">
            <text:p>911738,88</text:p>
          </table:table-cell>
          <table:table-cell office:value-type="float" office:value="895408.82" calcext:value-type="float">
            <text:p>895408,82</text:p>
          </table:table-cell>
          <table:table-cell office:value-type="float" office:value="902480.11" calcext:value-type="float">
            <text:p>902480,11</text:p>
          </table:table-cell>
          <table:table-cell office:value-type="float" office:value="875207.53" calcext:value-type="float">
            <text:p>875207,53</text:p>
          </table:table-cell>
          <table:table-cell office:value-type="float" office:value="889892.63" calcext:value-type="float">
            <text:p>889892,63</text:p>
          </table:table-cell>
          <table:table-cell office:value-type="float" office:value="861577.38" calcext:value-type="float">
            <text:p>861577,38</text:p>
          </table:table-cell>
          <table:table-cell office:value-type="float" office:value="864134.928" calcext:value-type="float">
            <text:p>864134,93</text:p>
          </table:table-cell>
          <table:table-cell table:formula="of:=100*([.H71]-MIN([.F71];[.D71];[.B71]))/MIN([.F71];[.D71];[.B71])" office:value-type="float" office:value="-1.55736205788815" calcext:value-type="float">
            <text:p>-1,56</text:p>
          </table:table-cell>
          <table:table-cell table:formula="of:=100*([.I71]-MIN([.G71];[.E71];[.C71]))/MIN([.G71];[.E71];[.C71])" office:value-type="float" office:value="-2.89447301074963" calcext:value-type="float">
            <text:p>-2,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7</text:p>
          </table:table-cell>
          <table:table-cell office:value-type="float" office:value="923907.42" calcext:value-type="float">
            <text:p>923907,42</text:p>
          </table:table-cell>
          <table:table-cell office:value-type="float" office:value="929228.41" calcext:value-type="float">
            <text:p>929228,41</text:p>
          </table:table-cell>
          <table:table-cell office:value-type="float" office:value="918879.11" calcext:value-type="float">
            <text:p>918879,11</text:p>
          </table:table-cell>
          <table:table-cell office:value-type="float" office:value="924944.85" calcext:value-type="float">
            <text:p>924944,85</text:p>
          </table:table-cell>
          <table:table-cell office:value-type="float" office:value="895856.03" calcext:value-type="float">
            <text:p>895856,03</text:p>
          </table:table-cell>
          <table:table-cell office:value-type="float" office:value="908202.17" calcext:value-type="float">
            <text:p>908202,17</text:p>
          </table:table-cell>
          <table:table-cell office:value-type="float" office:value="882193.69" calcext:value-type="float">
            <text:p>882193,69</text:p>
          </table:table-cell>
          <table:table-cell office:value-type="float" office:value="884781.604" calcext:value-type="float">
            <text:p>884781,60</text:p>
          </table:table-cell>
          <table:table-cell table:formula="of:=100*([.H72]-MIN([.F72];[.D72];[.B72]))/MIN([.F72];[.D72];[.B72])" office:value-type="float" office:value="-1.52505977997381" calcext:value-type="float">
            <text:p>-1,53</text:p>
          </table:table-cell>
          <table:table-cell table:formula="of:=100*([.I72]-MIN([.G72];[.E72];[.C72]))/MIN([.G72];[.E72];[.C72])" office:value-type="float" office:value="-2.57878331209008" calcext:value-type="float">
            <text:p>-2,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8</text:p>
          </table:table-cell>
          <table:table-cell office:value-type="float" office:value="905134.93" calcext:value-type="float">
            <text:p>905134,93</text:p>
          </table:table-cell>
          <table:table-cell office:value-type="float" office:value="920646.78" calcext:value-type="float">
            <text:p>920646,78</text:p>
          </table:table-cell>
          <table:table-cell office:value-type="float" office:value="920384.37" calcext:value-type="float">
            <text:p>920384,37</text:p>
          </table:table-cell>
          <table:table-cell office:value-type="float" office:value="928185.15" calcext:value-type="float">
            <text:p>928185,15</text:p>
          </table:table-cell>
          <table:table-cell office:value-type="float" office:value="901208.41" calcext:value-type="float">
            <text:p>901208,41</text:p>
          </table:table-cell>
          <table:table-cell office:value-type="float" office:value="918745.82" calcext:value-type="float">
            <text:p>918745,82</text:p>
          </table:table-cell>
          <table:table-cell office:value-type="float" office:value="882844.61" calcext:value-type="float">
            <text:p>882844,61</text:p>
          </table:table-cell>
          <table:table-cell office:value-type="float" office:value="884503.376" calcext:value-type="float">
            <text:p>884503,38</text:p>
          </table:table-cell>
          <table:table-cell table:formula="of:=100*([.H73]-MIN([.F73];[.D73];[.B73]))/MIN([.F73];[.D73];[.B73])" office:value-type="float" office:value="-2.03768626615458" calcext:value-type="float">
            <text:p>-2,04</text:p>
          </table:table-cell>
          <table:table-cell table:formula="of:=100*([.I73]-MIN([.G73];[.E73];[.C73]))/MIN([.G73];[.E73];[.C73])" office:value-type="float" office:value="-3.72708569166605" calcext:value-type="float">
            <text:p>-3,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9</text:p>
          </table:table-cell>
          <table:table-cell office:value-type="float" office:value="933735.17" calcext:value-type="float">
            <text:p>933735,17</text:p>
          </table:table-cell>
          <table:table-cell office:value-type="float" office:value="941773.84" calcext:value-type="float">
            <text:p>941773,84</text:p>
          </table:table-cell>
          <table:table-cell office:value-type="float" office:value="929631.9" calcext:value-type="float">
            <text:p>929631,90</text:p>
          </table:table-cell>
          <table:table-cell office:value-type="float" office:value="937514.66" calcext:value-type="float">
            <text:p>937514,66</text:p>
          </table:table-cell>
          <table:table-cell office:value-type="float" office:value="902533.41" calcext:value-type="float">
            <text:p>902533,41</text:p>
          </table:table-cell>
          <table:table-cell office:value-type="float" office:value="911338.19" calcext:value-type="float">
            <text:p>911338,19</text:p>
          </table:table-cell>
          <table:table-cell office:value-type="float" office:value="894768.8" calcext:value-type="float">
            <text:p>894768,80</text:p>
          </table:table-cell>
          <table:table-cell office:value-type="float" office:value="898287.028" calcext:value-type="float">
            <text:p>898287,03</text:p>
          </table:table-cell>
          <table:table-cell table:formula="of:=100*([.H74]-MIN([.F74];[.D74];[.B74]))/MIN([.F74];[.D74];[.B74])" office:value-type="float" office:value="-0.860312750084231" calcext:value-type="float">
            <text:p>-0,86</text:p>
          </table:table-cell>
          <table:table-cell table:formula="of:=100*([.I74]-MIN([.G74];[.E74];[.C74]))/MIN([.G74];[.E74];[.C74])" office:value-type="float" office:value="-1.43208768635054" calcext:value-type="float">
            <text:p>-1,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10</text:p>
          </table:table-cell>
          <table:table-cell office:value-type="float" office:value="950785.92" calcext:value-type="float">
            <text:p>950785,92</text:p>
          </table:table-cell>
          <table:table-cell office:value-type="float" office:value="961521.34" calcext:value-type="float">
            <text:p>961521,34</text:p>
          </table:table-cell>
          <table:table-cell office:value-type="float" office:value="949599.27" calcext:value-type="float">
            <text:p>949599,27</text:p>
          </table:table-cell>
          <table:table-cell office:value-type="float" office:value="955040.1" calcext:value-type="float">
            <text:p>955040,10</text:p>
          </table:table-cell>
          <table:table-cell office:value-type="float" office:value="935174.94" calcext:value-type="float">
            <text:p>935174,94</text:p>
          </table:table-cell>
          <table:table-cell office:value-type="float" office:value="953597.53" calcext:value-type="float">
            <text:p>953597,53</text:p>
          </table:table-cell>
          <table:table-cell office:value-type="float" office:value="916591.12" calcext:value-type="float">
            <text:p>916591,12</text:p>
          </table:table-cell>
          <table:table-cell office:value-type="float" office:value="918867.84" calcext:value-type="float">
            <text:p>918867,84</text:p>
          </table:table-cell>
          <table:table-cell table:formula="of:=100*([.H75]-MIN([.F75];[.D75];[.B75]))/MIN([.F75];[.D75];[.B75])" office:value-type="float" office:value="-1.98720252277076" calcext:value-type="float">
            <text:p>-1,99</text:p>
          </table:table-cell>
          <table:table-cell table:formula="of:=100*([.I75]-MIN([.G75];[.E75];[.C75]))/MIN([.G75];[.E75];[.C75])" office:value-type="float" office:value="-3.64196518000629" calcext:value-type="float">
            <text:p>-3,64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66:.B75])" office:value-type="float" office:value="924889.933" calcext:value-type="float">
            <text:p>924889,93</text:p>
          </table:table-cell>
          <table:table-cell table:style-name="ce15" table:formula="of:=AVERAGE([.C66:.C75])" office:value-type="float" office:value="936241.497" calcext:value-type="float">
            <text:p>936241,50</text:p>
          </table:table-cell>
          <table:table-cell table:style-name="ce15" table:formula="of:=AVERAGE([.D66:.D75])" office:value-type="float" office:value="921988.366" calcext:value-type="float">
            <text:p>921988,37</text:p>
          </table:table-cell>
          <table:table-cell table:style-name="ce15" table:formula="of:=AVERAGE([.E66:.E75])" office:value-type="float" office:value="928823.132" calcext:value-type="float">
            <text:p>928823,13</text:p>
          </table:table-cell>
          <table:table-cell table:style-name="ce15" table:formula="of:=AVERAGE([.F66:.F75])" office:value-type="float" office:value="904862.687" calcext:value-type="float">
            <text:p>904862,69</text:p>
          </table:table-cell>
          <table:table-cell table:style-name="ce15" table:formula="of:=AVERAGE([.G66:.G75])" office:value-type="float" office:value="918117.256" calcext:value-type="float">
            <text:p>918117,26</text:p>
          </table:table-cell>
          <table:table-cell table:style-name="ce15" table:formula="of:=AVERAGE([.H66:.H75])" office:value-type="float" office:value="887859.347" calcext:value-type="float">
            <text:p>887859,35</text:p>
          </table:table-cell>
          <table:table-cell table:style-name="ce15" table:formula="of:=AVERAGE([.I66:.I75])" office:value-type="float" office:value="890292.8324" calcext:value-type="float">
            <text:p>890292,83</text:p>
          </table:table-cell>
          <table:table-cell table:style-name="ce15" table:formula="of:=100*([.H76]-MIN([.F76];[.D76];[.B76]))/MIN([.F76];[.D76];[.B76])" office:value-type="float" office:value="-1.87910721088225" calcext:value-type="float">
            <text:p>-1,88</text:p>
          </table:table-cell>
          <table:table-cell table:style-name="ce15" table:formula="of:=100*([.I76]-MIN([.G76];[.E76];[.C76]))/MIN([.G76];[.E76];[.C76])" office:value-type="float" office:value="-3.03059586541523" calcext:value-type="float">
            <text:p>-3,03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Overall AVG</text:p>
          </table:table-cell>
          <table:table-cell table:style-name="ce15" table:formula="of:=AVERAGE([.B76];[.B65];[.B51];[.B40];[.B25];[.B14])" office:value-type="float" office:value="495711.2735" calcext:value-type="float">
            <text:p>495711,27</text:p>
          </table:table-cell>
          <table:table-cell table:style-name="ce15" table:formula="of:=AVERAGE([.C76];[.C65];[.C51];[.C40];[.C25];[.C14])" office:value-type="float" office:value="502006.661666667" calcext:value-type="float">
            <text:p>502006,66</text:p>
          </table:table-cell>
          <table:table-cell table:style-name="ce15" table:formula="of:=AVERAGE([.D76];[.D65];[.D51];[.D40];[.D25];[.D14])" office:value-type="float" office:value="489881.774" calcext:value-type="float">
            <text:p>489881,77</text:p>
          </table:table-cell>
          <table:table-cell table:style-name="ce15" table:formula="of:=AVERAGE([.E76];[.E65];[.E51];[.E40];[.E25];[.E14])" office:value-type="float" office:value="494151.879333333" calcext:value-type="float">
            <text:p>494151,88</text:p>
          </table:table-cell>
          <table:table-cell table:style-name="ce15" table:formula="of:=AVERAGE([.F76];[.F65];[.F51];[.F40];[.F25];[.F14])" office:value-type="float" office:value="483193.6885" calcext:value-type="float">
            <text:p>483193,69</text:p>
          </table:table-cell>
          <table:table-cell table:style-name="ce15" table:formula="of:=AVERAGE([.G76];[.G65];[.G51];[.G40];[.G25];[.G14])" office:value-type="float" office:value="489210.993833333" calcext:value-type="float">
            <text:p>489210,99</text:p>
          </table:table-cell>
          <table:table-cell table:style-name="ce15" table:formula="of:=AVERAGE([.H76];[.H65];[.H51];[.H40];[.H25];[.H14])" office:value-type="float" office:value="477029.866833333" calcext:value-type="float">
            <text:p>477029,87</text:p>
          </table:table-cell>
          <table:table-cell table:style-name="ce15" table:formula="of:=AVERAGE([.I76];[.I65];[.I51];[.I40];[.I25];[.I14])" office:value-type="float" office:value="480020.722683333" calcext:value-type="float">
            <text:p>480020,72</text:p>
          </table:table-cell>
          <table:table-cell table:style-name="ce15" table:formula="of:=100*([.H80]-MIN([.F80];[.D80];[.B80]))/MIN([.F80];[.D80];[.B80])" office:value-type="float" office:value="-1.27564200720445" calcext:value-type="float">
            <text:p>-1,28</text:p>
          </table:table-cell>
          <table:table-cell table:style-name="ce15" table:formula="of:=100*([.I80]-MIN([.G80];[.E80];[.C80]))/MIN([.G80];[.E80];[.C80])" office:value-type="float" office:value="-1.87859047851466" calcext:value-type="float">
            <text:p>-1,88</text:p>
          </table:table-cell>
          <table:table-cell table:style-name="ce11" table:number-columns-repeated="4"/>
          <table:table-cell table:style-name="ce15" table:number-columns-repeated="2"/>
          <table:table-cell table:style-name="ce11" table:number-columns-repeated="100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rig 50 B&amp;C'.A1:'rig 50 B&amp;C'.Q23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number:number-style style:name="N124">
      <number:number number:decimal-places="19" loext:min-decimal-places="19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0:23:46.9263022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24:28.307481366</meta:creation-date>
    <dc:date>2019-04-09T10:34:01.359102291</dc:date>
    <meta:editing-duration>PT6H59M15S</meta:editing-duration>
    <meta:editing-cycles>194</meta:editing-cycles>
    <meta:generator>LibreOffice/6.2.2.2$Linux_X86_64 LibreOffice_project/20$Build-2</meta:generator>
    <meta:document-statistic meta:table-count="6" meta:cell-count="2492" meta:object-count="0"/>
  </office:meta>
</office:document-meta>
</file>